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008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2.2764in"/>
    </style:style>
    <style:style style:name="co4" style:family="table-column">
      <style:table-column-properties fo:break-before="auto" style:column-width="1.7075in"/>
    </style:style>
    <style:style style:name="co5" style:family="table-column">
      <style:table-column-properties fo:break-before="auto" style:column-width="1.65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yer_stats_03_16_202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<text:s/>Shots or Saves</text:p>
          </table:table-cell>
          <table:table-cell office:value-type="string" calcext:value-type="string">
            <text:p><text:s/>Shots or Saves Against Opponent</text:p>
          </table:table-cell>
          <table:table-cell office:value-type="string" calcext:value-type="string">
            <text:p><text:s/>Shots or Saves in March</text:p>
          </table:table-cell>
          <table:table-cell office:value-type="string" calcext:value-type="string">
            <text:p><text:s/>Shots or Saves at Roa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P Line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Joel Hofer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AVERAGE([.B2];[.C2];[.D2];[.E2])" office:value-type="float" office:value="11" calcext:value-type="float">
            <text:p>11</text:p>
          </table:table-cell>
          <table:table-cell office:value-type="float" office:value="28.5" calcext:value-type="float">
            <text:p>28.5</text:p>
          </table:table-cell>
          <table:table-cell table:formula="of:=[.G2]-[.F2]" office:value-type="float" office:value="17.5" calcext:value-type="float">
            <text:p>17.5</text:p>
          </table:table-cell>
        </table:table-row>
        <table:table-row table:style-name="ro1">
          <table:table-cell office:value-type="string" calcext:value-type="string">
            <text:p>Ilya Samsonov</text:p>
          </table:table-cell>
          <table:table-cell office:value-type="float" office:value="24.1626016260163" calcext:value-type="float">
            <text:p>24.1626016260163</text:p>
          </table:table-cell>
          <table:table-cell office:value-type="float" office:value="22.6333333333333" calcext:value-type="float">
            <text:p>22.6333333333333</text:p>
          </table:table-cell>
          <table:table-cell office:value-type="float" office:value="22.6" calcext:value-type="float">
            <text:p>22.6</text:p>
          </table:table-cell>
          <table:table-cell office:value-type="float" office:value="23.6875" calcext:value-type="float">
            <text:p>23.6875</text:p>
          </table:table-cell>
          <table:table-cell table:formula="of:=AVERAGE([.B3];[.C3];[.D3];[.E3])" office:value-type="float" office:value="23.2708587398374" calcext:value-type="float">
            <text:p>23.2708587398374</text:p>
          </table:table-cell>
          <table:table-cell office:value-type="float" office:value="28.5" calcext:value-type="float">
            <text:p>28.5</text:p>
          </table:table-cell>
          <table:table-cell table:formula="of:=[.G3]-[.F3]" office:value-type="float" office:value="5.2291412601626" calcext:value-type="float">
            <text:p>5.2291412601626</text:p>
          </table:table-cell>
        </table:table-row>
        <table:table-row table:style-name="ro1">
          <table:table-cell office:value-type="string" calcext:value-type="string">
            <text:p>Lukas Dostal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office:value-type="float" office:value="34.8" calcext:value-type="float">
            <text:p>34.8</text:p>
          </table:table-cell>
          <table:table-cell office:value-type="float" office:value="30.6" calcext:value-type="float">
            <text:p>30.6</text:p>
          </table:table-cell>
          <table:table-cell table:formula="of:=AVERAGE([.B4];[.C4];[.D4];[.E4])" office:value-type="float" office:value="22.725" calcext:value-type="float">
            <text:p>22.725</text:p>
          </table:table-cell>
          <table:table-cell office:value-type="float" office:value="26.5" calcext:value-type="float">
            <text:p>26.5</text:p>
          </table:table-cell>
          <table:table-cell table:formula="of:=[.G4]-[.F4]" office:value-type="float" office:value="3.775" calcext:value-type="float">
            <text:p>3.775</text:p>
          </table:table-cell>
        </table:table-row>
        <table:table-row table:style-name="ro1">
          <table:table-cell office:value-type="string" calcext:value-type="string">
            <text:p>Michael Hutchinson</text:p>
          </table:table-cell>
          <table:table-cell office:value-type="float" office:value="24.2051282051282" calcext:value-type="float">
            <text:p>24.2051282051282</text:p>
          </table:table-cell>
          <table:table-cell office:value-type="float" office:value="28.6666666666667" calcext:value-type="float">
            <text:p>28.6666666666667</text:p>
          </table:table-cell>
          <table:table-cell office:value-type="float" office:value="20.8148148148148" calcext:value-type="float">
            <text:p>20.8148148148148</text:p>
          </table:table-cell>
          <table:table-cell office:value-type="float" office:value="23.6142857142857" calcext:value-type="float">
            <text:p>23.6142857142857</text:p>
          </table:table-cell>
          <table:table-cell table:formula="of:=AVERAGE([.B5];[.C5];[.D5];[.E5])" office:value-type="float" office:value="24.3252238502239" calcext:value-type="float">
            <text:p>24.3252238502239</text:p>
          </table:table-cell>
          <table:table-cell office:value-type="float" office:value="26.5" calcext:value-type="float">
            <text:p>26.5</text:p>
          </table:table-cell>
          <table:table-cell table:formula="of:=[.G5]-[.F5]" office:value-type="float" office:value="2.17477614977615" calcext:value-type="float">
            <text:p>2.17477614977615</text:p>
          </table:table-cell>
        </table:table-row>
        <table:table-row table:style-name="ro1">
          <table:table-cell office:value-type="string" calcext:value-type="string">
            <text:p>Carter Hart</text:p>
          </table:table-cell>
          <table:table-cell office:value-type="float" office:value="27.4594594594595" calcext:value-type="float">
            <text:p>27.4594594594595</text:p>
          </table:table-cell>
          <table:table-cell office:value-type="float" office:value="26.5515463917526" calcext:value-type="float">
            <text:p>26.5515463917526</text:p>
          </table:table-cell>
          <table:table-cell office:value-type="float" office:value="27.3529411764706" calcext:value-type="float">
            <text:p>27.3529411764706</text:p>
          </table:table-cell>
          <table:table-cell office:value-type="float" office:value="20.7142857142857" calcext:value-type="float">
            <text:p>20.7142857142857</text:p>
          </table:table-cell>
          <table:table-cell table:formula="of:=AVERAGE([.B6];[.C6];[.D6];[.E6])" office:value-type="float" office:value="25.5195581854921" calcext:value-type="float">
            <text:p>25.5195581854921</text:p>
          </table:table-cell>
          <table:table-cell office:value-type="float" office:value="27.5" calcext:value-type="float">
            <text:p>27.5</text:p>
          </table:table-cell>
          <table:table-cell table:formula="of:=[.G6]-[.F6]" office:value-type="float" office:value="1.98044181450792" calcext:value-type="float">
            <text:p>1.98044181450792</text:p>
          </table:table-cell>
        </table:table-row>
        <table:table-row table:style-name="ro1">
          <table:table-cell office:value-type="string" calcext:value-type="string">
            <text:p>Tage Thompson</text:p>
          </table:table-cell>
          <table:table-cell office:value-type="float" office:value="2.15384615384615" calcext:value-type="float">
            <text:p>2.15384615384615</text:p>
          </table:table-cell>
          <table:table-cell office:value-type="float" office:value="2.64827586206897" calcext:value-type="float">
            <text:p>2.64827586206897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2.42857142857143" calcext:value-type="float">
            <text:p>2.42857142857143</text:p>
          </table:table-cell>
          <table:table-cell table:formula="of:=AVERAGE([.B7];[.C7];[.D7];[.E7])" office:value-type="float" office:value="2.35312790657618" calcext:value-type="float">
            <text:p>2.35312790657618</text:p>
          </table:table-cell>
          <table:table-cell office:value-type="float" office:value="3.5" calcext:value-type="float">
            <text:p>3.5</text:p>
          </table:table-cell>
          <table:table-cell table:formula="of:=[.G7]-[.F7]" office:value-type="float" office:value="1.14687209342382" calcext:value-type="float">
            <text:p>1.14687209342382</text:p>
          </table:table-cell>
        </table:table-row>
        <table:table-row table:style-name="ro1">
          <table:table-cell office:value-type="string" calcext:value-type="string">
            <text:p>Boone Jenner</text:p>
          </table:table-cell>
          <table:table-cell office:value-type="float" office:value="1.85714285714286" calcext:value-type="float">
            <text:p>1.85714285714286</text:p>
          </table:table-cell>
          <table:table-cell office:value-type="float" office:value="2.49068322981366" calcext:value-type="float">
            <text:p>2.49068322981366</text:p>
          </table:table-cell>
          <table:table-cell office:value-type="float" office:value="2.1743119266055" calcext:value-type="float">
            <text:p>2.1743119266055</text:p>
          </table:table-cell>
          <table:table-cell office:value-type="float" office:value="2.38924050632911" calcext:value-type="float">
            <text:p>2.38924050632911</text:p>
          </table:table-cell>
          <table:table-cell table:formula="of:=AVERAGE([.B8];[.C8];[.D8];[.E8])" office:value-type="float" office:value="2.22784462997279" calcext:value-type="float">
            <text:p>2.22784462997279</text:p>
          </table:table-cell>
          <table:table-cell office:value-type="float" office:value="3" calcext:value-type="float">
            <text:p>3</text:p>
          </table:table-cell>
          <table:table-cell table:formula="of:=[.G8]-[.F8]" office:value-type="float" office:value="0.772155370027215" calcext:value-type="float">
            <text:p>0.772155370027215</text:p>
          </table:table-cell>
        </table:table-row>
        <table:table-row table:style-name="ro1">
          <table:table-cell office:value-type="string" calcext:value-type="string">
            <text:p>Alex Tuch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2.5" calcext:value-type="float">
            <text:p>2.5</text:p>
          </table:table-cell>
          <table:table-cell office:value-type="float" office:value="2.51612903225806" calcext:value-type="float">
            <text:p>2.51612903225806</text:p>
          </table:table-cell>
          <table:table-cell office:value-type="float" office:value="2.54644808743169" calcext:value-type="float">
            <text:p>2.54644808743169</text:p>
          </table:table-cell>
          <table:table-cell table:formula="of:=AVERAGE([.B9];[.C9];[.D9];[.E9])" office:value-type="float" office:value="2.2477871370653" calcext:value-type="float">
            <text:p>2.2477871370653</text:p>
          </table:table-cell>
          <table:table-cell office:value-type="float" office:value="3" calcext:value-type="float">
            <text:p>3</text:p>
          </table:table-cell>
          <table:table-cell table:formula="of:=[.G9]-[.F9]" office:value-type="float" office:value="0.752212862934703" calcext:value-type="float">
            <text:p>0.752212862934703</text:p>
          </table:table-cell>
        </table:table-row>
        <table:table-row table:style-name="ro1">
          <table:table-cell office:value-type="string" calcext:value-type="string">
            <text:p>Owen Tippett</text:p>
          </table:table-cell>
          <table:table-cell office:value-type="float" office:value="3.12" calcext:value-type="float">
            <text:p>3.12</text:p>
          </table:table-cell>
          <table:table-cell office:value-type="float" office:value="2.30508474576271" calcext:value-type="float">
            <text:p>2.30508474576271</text:p>
          </table:table-cell>
          <table:table-cell office:value-type="float" office:value="3.5" calcext:value-type="float">
            <text:p>3.5</text:p>
          </table:table-cell>
          <table:table-cell office:value-type="float" office:value="2.10344827586207" calcext:value-type="float">
            <text:p>2.10344827586207</text:p>
          </table:table-cell>
          <table:table-cell table:formula="of:=AVERAGE([.B10];[.C10];[.D10];[.E10])" office:value-type="float" office:value="2.7571332554062" calcext:value-type="float">
            <text:p>2.7571332554062</text:p>
          </table:table-cell>
          <table:table-cell office:value-type="float" office:value="3.5" calcext:value-type="float">
            <text:p>3.5</text:p>
          </table:table-cell>
          <table:table-cell table:formula="of:=[.G10]-[.F10]" office:value-type="float" office:value="0.742866744593805" calcext:value-type="float">
            <text:p>0.742866744593805</text:p>
          </table:table-cell>
        </table:table-row>
        <table:table-row table:style-name="ro1">
          <table:table-cell office:value-type="string" calcext:value-type="string">
            <text:p>Morgan Frost</text:p>
          </table:table-cell>
          <table:table-cell office:value-type="float" office:value="1.65734265734266" calcext:value-type="float">
            <text:p>1.65734265734266</text:p>
          </table:table-cell>
          <table:table-cell office:value-type="float" office:value="1.73913043478261" calcext:value-type="float">
            <text:p>1.73913043478261</text:p>
          </table:table-cell>
          <table:table-cell office:value-type="float" office:value="1" calcext:value-type="float">
            <text:p>1</text:p>
          </table:table-cell>
          <table:table-cell office:value-type="float" office:value="1.375" calcext:value-type="float">
            <text:p>1.375</text:p>
          </table:table-cell>
          <table:table-cell table:formula="of:=AVERAGE([.B11];[.C11];[.D11];[.E11])" office:value-type="float" office:value="1.44286827303132" calcext:value-type="float">
            <text:p>1.44286827303132</text:p>
          </table:table-cell>
          <table:table-cell office:value-type="float" office:value="2" calcext:value-type="float">
            <text:p>2</text:p>
          </table:table-cell>
          <table:table-cell table:formula="of:=[.G11]-[.F11]" office:value-type="float" office:value="0.557131726968684" calcext:value-type="float">
            <text:p>0.557131726968684</text:p>
          </table:table-cell>
        </table:table-row>
        <table:table-row table:style-name="ro1">
          <table:table-cell office:value-type="string" calcext:value-type="string">
            <text:p>Tom Wilson</text:p>
          </table:table-cell>
          <table:table-cell office:value-type="float" office:value="1.52023988005997" calcext:value-type="float">
            <text:p>1.52023988005997</text:p>
          </table:table-cell>
          <table:table-cell office:value-type="float" office:value="1.43333333333333" calcext:value-type="float">
            <text:p>1.43333333333333</text:p>
          </table:table-cell>
          <table:table-cell office:value-type="float" office:value="1.51671732522796" calcext:value-type="float">
            <text:p>1.51671732522796</text:p>
          </table:table-cell>
          <table:table-cell office:value-type="float" office:value="1.66666666666667" calcext:value-type="float">
            <text:p>1.66666666666667</text:p>
          </table:table-cell>
          <table:table-cell table:formula="of:=AVERAGE([.B12];[.C12];[.D12];[.E12])" office:value-type="float" office:value="1.53423930132198" calcext:value-type="float">
            <text:p>1.53423930132198</text:p>
          </table:table-cell>
          <table:table-cell office:value-type="float" office:value="2" calcext:value-type="float">
            <text:p>2</text:p>
          </table:table-cell>
          <table:table-cell table:formula="of:=[.G12]-[.F12]" office:value-type="float" office:value="0.465760698678017" calcext:value-type="float">
            <text:p>0.465760698678017</text:p>
          </table:table-cell>
        </table:table-row>
        <table:table-row table:style-name="ro1">
          <table:table-cell office:value-type="string" calcext:value-type="string">
            <text:p>Kevin Hayes</text:p>
          </table:table-cell>
          <table:table-cell office:value-type="float" office:value="2.17647058823529" calcext:value-type="float">
            <text:p>2.17647058823529</text:p>
          </table:table-cell>
          <table:table-cell office:value-type="float" office:value="1.91304347826087" calcext:value-type="float">
            <text:p>1.91304347826087</text:p>
          </table:table-cell>
          <table:table-cell office:value-type="float" office:value="2.13570274636511" calcext:value-type="float">
            <text:p>2.13570274636511</text:p>
          </table:table-cell>
          <table:table-cell office:value-type="float" office:value="2.15384615384615" calcext:value-type="float">
            <text:p>2.15384615384615</text:p>
          </table:table-cell>
          <table:table-cell table:formula="of:=AVERAGE([.B13];[.C13];[.D13];[.E13])" office:value-type="float" office:value="2.09476574167686" calcext:value-type="float">
            <text:p>2.09476574167686</text:p>
          </table:table-cell>
          <table:table-cell office:value-type="float" office:value="2.5" calcext:value-type="float">
            <text:p>2.5</text:p>
          </table:table-cell>
          <table:table-cell table:formula="of:=[.G13]-[.F13]" office:value-type="float" office:value="0.405234258323144" calcext:value-type="float">
            <text:p>0.405234258323144</text:p>
          </table:table-cell>
        </table:table-row>
        <table:table-row table:style-name="ro1">
          <table:table-cell office:value-type="string" calcext:value-type="string">
            <text:p>Scott Laughton</text:p>
          </table:table-cell>
          <table:table-cell office:value-type="float" office:value="1.64383561643836" calcext:value-type="float">
            <text:p>1.64383561643836</text:p>
          </table:table-cell>
          <table:table-cell office:value-type="float" office:value="1.59920634920635" calcext:value-type="float">
            <text:p>1.59920634920635</text:p>
          </table:table-cell>
          <table:table-cell office:value-type="float" office:value="1.53571428571429" calcext:value-type="float">
            <text:p>1.53571428571429</text:p>
          </table:table-cell>
          <table:table-cell office:value-type="float" office:value="1.77272727272727" calcext:value-type="float">
            <text:p>1.77272727272727</text:p>
          </table:table-cell>
          <table:table-cell table:formula="of:=AVERAGE([.B14];[.C14];[.D14];[.E14])" office:value-type="float" office:value="1.63787088102157" calcext:value-type="float">
            <text:p>1.63787088102157</text:p>
          </table:table-cell>
          <table:table-cell office:value-type="float" office:value="2" calcext:value-type="float">
            <text:p>2</text:p>
          </table:table-cell>
          <table:table-cell table:formula="of:=[.G14]-[.F14]" office:value-type="float" office:value="0.362129118978434" calcext:value-type="float">
            <text:p>0.362129118978434</text:p>
          </table:table-cell>
        </table:table-row>
        <table:table-row table:style-name="ro1">
          <table:table-cell office:value-type="string" calcext:value-type="string">
            <text:p>Jordan Kyrou</text:p>
          </table:table-cell>
          <table:table-cell office:value-type="float" office:value="2.39130434782609" calcext:value-type="float">
            <text:p>2.39130434782609</text:p>
          </table:table-cell>
          <table:table-cell office:value-type="float" office:value="2.39662447257384" calcext:value-type="float">
            <text:p>2.39662447257384</text:p>
          </table:table-cell>
          <table:table-cell office:value-type="float" office:value="3.75" calcext:value-type="float">
            <text:p>3.75</text:p>
          </table:table-cell>
          <table:table-cell office:value-type="float" office:value="2.13888888888889" calcext:value-type="float">
            <text:p>2.13888888888889</text:p>
          </table:table-cell>
          <table:table-cell table:formula="of:=AVERAGE([.B15];[.C15];[.D15];[.E15])" office:value-type="float" office:value="2.6692044273222" calcext:value-type="float">
            <text:p>2.6692044273222</text:p>
          </table:table-cell>
          <table:table-cell office:value-type="float" office:value="3" calcext:value-type="float">
            <text:p>3</text:p>
          </table:table-cell>
          <table:table-cell table:formula="of:=[.G15]-[.F15]" office:value-type="float" office:value="0.330795572677796" calcext:value-type="float">
            <text:p>0.330795572677796</text:p>
          </table:table-cell>
        </table:table-row>
        <table:table-row table:style-name="ro1">
          <table:table-cell office:value-type="string" calcext:value-type="string">
            <text:p>Martin Necas</text:p>
          </table:table-cell>
          <table:table-cell office:value-type="float" office:value="2.06666666666667" calcext:value-type="float">
            <text:p>2.06666666666667</text:p>
          </table:table-cell>
          <table:table-cell office:value-type="float" office:value="2.10780669144981" calcext:value-type="float">
            <text:p>2.10780669144981</text:p>
          </table:table-cell>
          <table:table-cell office:value-type="float" office:value="2.5" calcext:value-type="float">
            <text:p>2.5</text:p>
          </table:table-cell>
          <table:table-cell office:value-type="float" office:value="2.16666666666667" calcext:value-type="float">
            <text:p>2.16666666666667</text:p>
          </table:table-cell>
          <table:table-cell table:formula="of:=AVERAGE([.B16];[.C16];[.D16];[.E16])" office:value-type="float" office:value="2.21028500619579" calcext:value-type="float">
            <text:p>2.21028500619579</text:p>
          </table:table-cell>
          <table:table-cell office:value-type="float" office:value="2.5" calcext:value-type="float">
            <text:p>2.5</text:p>
          </table:table-cell>
          <table:table-cell table:formula="of:=[.G16]-[.F16]" office:value-type="float" office:value="0.289714993804213" calcext:value-type="float">
            <text:p>0.289714993804213</text:p>
          </table:table-cell>
        </table:table-row>
        <table:table-row table:style-name="ro1">
          <table:table-cell office:value-type="string" calcext:value-type="string">
            <text:p>Auston Matthews</text:p>
          </table:table-cell>
          <table:table-cell office:value-type="float" office:value="2.91666666666667" calcext:value-type="float">
            <text:p>2.91666666666667</text:p>
          </table:table-cell>
          <table:table-cell office:value-type="float" office:value="3.92077087794433" calcext:value-type="float">
            <text:p>3.92077087794433</text:p>
          </table:table-cell>
          <table:table-cell office:value-type="float" office:value="4.18571428571429" calcext:value-type="float">
            <text:p>4.18571428571429</text:p>
          </table:table-cell>
          <table:table-cell office:value-type="float" office:value="4.00431034482759" calcext:value-type="float">
            <text:p>4.00431034482759</text:p>
          </table:table-cell>
          <table:table-cell table:formula="of:=AVERAGE([.B17];[.C17];[.D17];[.E17])" office:value-type="float" office:value="3.75686554378822" calcext:value-type="float">
            <text:p>3.75686554378822</text:p>
          </table:table-cell>
          <table:table-cell office:value-type="float" office:value="4" calcext:value-type="float">
            <text:p>4</text:p>
          </table:table-cell>
          <table:table-cell table:formula="of:=[.G17]-[.F17]" office:value-type="float" office:value="0.243134456211784" calcext:value-type="float">
            <text:p>0.243134456211784</text:p>
          </table:table-cell>
        </table:table-row>
        <table:table-row table:style-name="ro1">
          <table:table-cell office:value-type="string" calcext:value-type="string">
            <text:p>Mason McTavish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1.96052631578947" calcext:value-type="float">
            <text:p>1.96052631578947</text:p>
          </table:table-cell>
          <table:table-cell office:value-type="float" office:value="2.18918918918919" calcext:value-type="float">
            <text:p>2.18918918918919</text:p>
          </table:table-cell>
          <table:table-cell office:value-type="string" calcext:value-type="string">
            <text:p><text:s/>'NULL'</text:p>
          </table:table-cell>
          <table:table-cell table:formula="of:=AVERAGE([.B18];[.C18];[.D18];[.E18])" office:value-type="float" office:value="1.76419088261194" calcext:value-type="float">
            <text:p>1.76419088261194</text:p>
          </table:table-cell>
          <table:table-cell office:value-type="float" office:value="2" calcext:value-type="float">
            <text:p>2</text:p>
          </table:table-cell>
          <table:table-cell table:formula="of:=[.G18]-[.F18]" office:value-type="float" office:value="0.235809117388065" calcext:value-type="float">
            <text:p>0.235809117388065</text:p>
          </table:table-cell>
        </table:table-row>
        <table:table-row table:style-name="ro1">
          <table:table-cell office:value-type="string" calcext:value-type="string">
            <text:p>Patrik Laine</text:p>
          </table:table-cell>
          <table:table-cell office:value-type="float" office:value="2.91048034934498" calcext:value-type="float">
            <text:p>2.91048034934498</text:p>
          </table:table-cell>
          <table:table-cell office:value-type="float" office:value="2.54545454545455" calcext:value-type="float">
            <text:p>2.54545454545455</text:p>
          </table:table-cell>
          <table:table-cell office:value-type="float" office:value="2.80088495575221" calcext:value-type="float">
            <text:p>2.80088495575221</text:p>
          </table:table-cell>
          <table:table-cell office:value-type="float" office:value="2.80246913580247" calcext:value-type="float">
            <text:p>2.80246913580247</text:p>
          </table:table-cell>
          <table:table-cell table:formula="of:=AVERAGE([.B19];[.C19];[.D19];[.E19])" office:value-type="float" office:value="2.76482224658855" calcext:value-type="float">
            <text:p>2.76482224658855</text:p>
          </table:table-cell>
          <table:table-cell office:value-type="float" office:value="3" calcext:value-type="float">
            <text:p>3</text:p>
          </table:table-cell>
          <table:table-cell table:formula="of:=[.G19]-[.F19]" office:value-type="float" office:value="0.235177753411449" calcext:value-type="float">
            <text:p>0.235177753411449</text:p>
          </table:table-cell>
        </table:table-row>
        <table:table-row table:style-name="ro1">
          <table:table-cell office:value-type="string" calcext:value-type="string">
            <text:p>William Nylander</text:p>
          </table:table-cell>
          <table:table-cell office:value-type="float" office:value="2.8203125" calcext:value-type="float">
            <text:p>2.8203125</text:p>
          </table:table-cell>
          <table:table-cell office:value-type="float" office:value="2.74308300395257" calcext:value-type="float">
            <text:p>2.74308300395257</text:p>
          </table:table-cell>
          <table:table-cell office:value-type="float" office:value="2.78571428571429" calcext:value-type="float">
            <text:p>2.78571428571429</text:p>
          </table:table-cell>
          <table:table-cell office:value-type="float" office:value="2.73958333333333" calcext:value-type="float">
            <text:p>2.73958333333333</text:p>
          </table:table-cell>
          <table:table-cell table:formula="of:=AVERAGE([.B20];[.C20];[.D20];[.E20])" office:value-type="float" office:value="2.77217328075005" calcext:value-type="float">
            <text:p>2.77217328075005</text:p>
          </table:table-cell>
          <table:table-cell office:value-type="float" office:value="3" calcext:value-type="float">
            <text:p>3</text:p>
          </table:table-cell>
          <table:table-cell table:formula="of:=[.G20]-[.F20]" office:value-type="float" office:value="0.227826719249953" calcext:value-type="float">
            <text:p>0.227826719249953</text:p>
          </table:table-cell>
        </table:table-row>
        <table:table-row table:style-name="ro1">
          <table:table-cell office:value-type="string" calcext:value-type="string">
            <text:p>Seth Jarvis</text:p>
          </table:table-cell>
          <table:table-cell office:value-type="float" office:value="1.91791044776119" calcext:value-type="float">
            <text:p>1.91791044776119</text:p>
          </table:table-cell>
          <table:table-cell office:value-type="float" office:value="2" calcext:value-type="float">
            <text:p>2</text:p>
          </table:table-cell>
          <table:table-cell office:value-type="float" office:value="1.90909090909091" calcext:value-type="float">
            <text:p>1.90909090909091</text:p>
          </table:table-cell>
          <table:table-cell office:value-type="float" office:value="1.55" calcext:value-type="float">
            <text:p>1.55</text:p>
          </table:table-cell>
          <table:table-cell table:formula="of:=AVERAGE([.B21];[.C21];[.D21];[.E21])" office:value-type="float" office:value="1.84425033921303" calcext:value-type="float">
            <text:p>1.84425033921303</text:p>
          </table:table-cell>
          <table:table-cell office:value-type="float" office:value="2" calcext:value-type="float">
            <text:p>2</text:p>
          </table:table-cell>
          <table:table-cell table:formula="of:=[.G21]-[.F21]" office:value-type="float" office:value="0.155749660786974" calcext:value-type="float">
            <text:p>0.155749660786974</text:p>
          </table:table-cell>
        </table:table-row>
        <table:table-row table:style-name="ro1">
          <table:table-cell office:value-type="string" calcext:value-type="string">
            <text:p>Trevor Zegras</text:p>
          </table:table-cell>
          <table:table-cell office:value-type="float" office:value="2.5" calcext:value-type="float">
            <text:p>2.5</text:p>
          </table:table-cell>
          <table:table-cell office:value-type="float" office:value="2.35329341317365" calcext:value-type="float">
            <text:p>2.35329341317365</text:p>
          </table:table-cell>
          <table:table-cell office:value-type="float" office:value="2" calcext:value-type="float">
            <text:p>2</text:p>
          </table:table-cell>
          <table:table-cell office:value-type="float" office:value="2.55" calcext:value-type="float">
            <text:p>2.55</text:p>
          </table:table-cell>
          <table:table-cell table:formula="of:=AVERAGE([.B22];[.C22];[.D22];[.E22])" office:value-type="float" office:value="2.35082335329341" calcext:value-type="float">
            <text:p>2.35082335329341</text:p>
          </table:table-cell>
          <table:table-cell office:value-type="float" office:value="2.5" calcext:value-type="float">
            <text:p>2.5</text:p>
          </table:table-cell>
          <table:table-cell table:formula="of:=[.G22]-[.F22]" office:value-type="float" office:value="0.149176646706587" calcext:value-type="float">
            <text:p>0.149176646706587</text:p>
          </table:table-cell>
        </table:table-row>
        <table:table-row table:style-name="ro1">
          <table:table-cell office:value-type="string" calcext:value-type="string">
            <text:p>Rasmus Dahlin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2.12647058823529" calcext:value-type="float">
            <text:p>2.12647058823529</text:p>
          </table:table-cell>
          <table:table-cell office:value-type="float" office:value="2.17751479289941" calcext:value-type="float">
            <text:p>2.17751479289941</text:p>
          </table:table-cell>
          <table:table-cell office:value-type="float" office:value="1.87719298245614" calcext:value-type="float">
            <text:p>1.87719298245614</text:p>
          </table:table-cell>
          <table:table-cell table:formula="of:=AVERAGE([.B23];[.C23];[.D23];[.E23])" office:value-type="float" office:value="1.95705929678006" calcext:value-type="float">
            <text:p>1.95705929678006</text:p>
          </table:table-cell>
          <table:table-cell office:value-type="float" office:value="2" calcext:value-type="float">
            <text:p>2</text:p>
          </table:table-cell>
          <table:table-cell table:formula="of:=[.G23]-[.F23]" office:value-type="float" office:value="0.0429407032199363" calcext:value-type="float">
            <text:p>0.0429407032199363</text:p>
          </table:table-cell>
        </table:table-row>
        <table:table-row table:style-name="ro1">
          <table:table-cell office:value-type="string" calcext:value-type="string">
            <text:p>Brady Skjei</text:p>
          </table:table-cell>
          <table:table-cell office:value-type="float" office:value="1.85375494071146" calcext:value-type="float">
            <text:p>1.85375494071146</text:p>
          </table:table-cell>
          <table:table-cell office:value-type="float" office:value="1.91617933723197" calcext:value-type="float">
            <text:p>1.91617933723197</text:p>
          </table:table-cell>
          <table:table-cell office:value-type="float" office:value="2.25" calcext:value-type="float">
            <text:p>2.25</text:p>
          </table:table-cell>
          <table:table-cell office:value-type="float" office:value="1.94318181818182" calcext:value-type="float">
            <text:p>1.94318181818182</text:p>
          </table:table-cell>
          <table:table-cell table:formula="of:=AVERAGE([.B24];[.C24];[.D24];[.E24])" office:value-type="float" office:value="1.99077902403131" calcext:value-type="float">
            <text:p>1.99077902403131</text:p>
          </table:table-cell>
          <table:table-cell office:value-type="float" office:value="2" calcext:value-type="float">
            <text:p>2</text:p>
          </table:table-cell>
          <table:table-cell table:formula="of:=[.G24]-[.F24]" office:value-type="float" office:value="0.00922097596868765" calcext:value-type="float">
            <text:p>0.00922097596868765</text:p>
          </table:table-cell>
        </table:table-row>
        <table:table-row table:style-name="ro1">
          <table:table-cell office:value-type="string" calcext:value-type="string">
            <text:p>Jakub Vrana</text:p>
          </table:table-cell>
          <table:table-cell office:value-type="float" office:value="1.94366197183099" calcext:value-type="float">
            <text:p>1.94366197183099</text:p>
          </table:table-cell>
          <table:table-cell office:value-type="float" office:value="2.12688821752266" calcext:value-type="float">
            <text:p>2.12688821752266</text:p>
          </table:table-cell>
          <table:table-cell office:value-type="float" office:value="2" calcext:value-type="float">
            <text:p>2</text:p>
          </table:table-cell>
          <table:table-cell office:value-type="float" office:value="1.98214285714286" calcext:value-type="float">
            <text:p>1.98214285714286</text:p>
          </table:table-cell>
          <table:table-cell table:formula="of:=AVERAGE([.B25];[.C25];[.D25];[.E25])" office:value-type="float" office:value="2.01317326162413" calcext:value-type="float">
            <text:p>2.01317326162413</text:p>
          </table:table-cell>
          <table:table-cell office:value-type="float" office:value="2" calcext:value-type="float">
            <text:p>2</text:p>
          </table:table-cell>
          <table:table-cell table:formula="of:=[.G25]-[.F25]" office:value-type="float" office:value="-0.0131732616241256" calcext:value-type="float">
            <text:p>-0.0131732616241256</text:p>
          </table:table-cell>
        </table:table-row>
        <table:table-row table:style-name="ro1">
          <table:table-cell office:value-type="string" calcext:value-type="string">
            <text:p>Frank Vatrano</text:p>
          </table:table-cell>
          <table:table-cell office:value-type="float" office:value="2.56666666666667" calcext:value-type="float">
            <text:p>2.56666666666667</text:p>
          </table:table-cell>
          <table:table-cell office:value-type="float" office:value="2.4818763326226" calcext:value-type="float">
            <text:p>2.4818763326226</text:p>
          </table:table-cell>
          <table:table-cell office:value-type="float" office:value="2.6" calcext:value-type="float">
            <text:p>2.6</text:p>
          </table:table-cell>
          <table:table-cell office:value-type="float" office:value="2.46511627906977" calcext:value-type="float">
            <text:p>2.46511627906977</text:p>
          </table:table-cell>
          <table:table-cell table:formula="of:=AVERAGE([.B26];[.C26];[.D26];[.E26])" office:value-type="float" office:value="2.52841481958976" calcext:value-type="float">
            <text:p>2.52841481958976</text:p>
          </table:table-cell>
          <table:table-cell office:value-type="float" office:value="2.5" calcext:value-type="float">
            <text:p>2.5</text:p>
          </table:table-cell>
          <table:table-cell table:formula="of:=[.G26]-[.F26]" office:value-type="float" office:value="-0.0284148195897589" calcext:value-type="float">
            <text:p>-0.0284148195897589</text:p>
          </table:table-cell>
        </table:table-row>
        <table:table-row table:style-name="ro1">
          <table:table-cell office:value-type="string" calcext:value-type="string">
            <text:p>Mitchell Marner</text:p>
          </table:table-cell>
          <table:table-cell office:value-type="float" office:value="2.46825396825397" calcext:value-type="float">
            <text:p>2.46825396825397</text:p>
          </table:table-cell>
          <table:table-cell office:value-type="float" office:value="2.63157894736842" calcext:value-type="float">
            <text:p>2.63157894736842</text:p>
          </table:table-cell>
          <table:table-cell office:value-type="float" office:value="2.42857142857143" calcext:value-type="float">
            <text:p>2.42857142857143</text:p>
          </table:table-cell>
          <table:table-cell office:value-type="float" office:value="2.7625" calcext:value-type="float">
            <text:p>2.7625</text:p>
          </table:table-cell>
          <table:table-cell table:formula="of:=AVERAGE([.B27];[.C27];[.D27];[.E27])" office:value-type="float" office:value="2.57272608604845" calcext:value-type="float">
            <text:p>2.57272608604845</text:p>
          </table:table-cell>
          <table:table-cell office:value-type="float" office:value="2.5" calcext:value-type="float">
            <text:p>2.5</text:p>
          </table:table-cell>
          <table:table-cell table:formula="of:=[.G27]-[.F27]" office:value-type="float" office:value="-0.0727260860484544" calcext:value-type="float">
            <text:p>-0.0727260860484544</text:p>
          </table:table-cell>
        </table:table-row>
        <table:table-row table:style-name="ro1">
          <table:table-cell office:value-type="string" calcext:value-type="string">
            <text:p>Troy Terry</text:p>
          </table:table-cell>
          <table:table-cell office:value-type="float" office:value="1.99622641509434" calcext:value-type="float">
            <text:p>1.99622641509434</text:p>
          </table:table-cell>
          <table:table-cell office:value-type="float" office:value="1.8968253968254" calcext:value-type="float">
            <text:p>1.8968253968254</text:p>
          </table:table-cell>
          <table:table-cell office:value-type="float" office:value="4.75" calcext:value-type="float">
            <text:p>4.75</text:p>
          </table:table-cell>
          <table:table-cell office:value-type="float" office:value="1.6530612244898" calcext:value-type="float">
            <text:p>1.6530612244898</text:p>
          </table:table-cell>
          <table:table-cell table:formula="of:=AVERAGE([.B28];[.C28];[.D28];[.E28])" office:value-type="float" office:value="2.57402825910238" calcext:value-type="float">
            <text:p>2.57402825910238</text:p>
          </table:table-cell>
          <table:table-cell office:value-type="float" office:value="2.5" calcext:value-type="float">
            <text:p>2.5</text:p>
          </table:table-cell>
          <table:table-cell table:formula="of:=[.G28]-[.F28]" office:value-type="float" office:value="-0.0740282591023833" calcext:value-type="float">
            <text:p>-0.0740282591023833</text:p>
          </table:table-cell>
        </table:table-row>
        <table:table-row table:style-name="ro1">
          <table:table-cell office:value-type="string" calcext:value-type="string">
            <text:p>Pavel Buchnevich</text:p>
          </table:table-cell>
          <table:table-cell office:value-type="float" office:value="2.08695652173913" calcext:value-type="float">
            <text:p>2.08695652173913</text:p>
          </table:table-cell>
          <table:table-cell office:value-type="float" office:value="1.95652173913043" calcext:value-type="float">
            <text:p>1.95652173913043</text:p>
          </table:table-cell>
          <table:table-cell office:value-type="float" office:value="2.07511737089202" calcext:value-type="float">
            <text:p>2.07511737089202</text:p>
          </table:table-cell>
          <table:table-cell office:value-type="float" office:value="2.23456790123457" calcext:value-type="float">
            <text:p>2.23456790123457</text:p>
          </table:table-cell>
          <table:table-cell table:formula="of:=AVERAGE([.B29];[.C29];[.D29];[.E29])" office:value-type="float" office:value="2.08829088324904" calcext:value-type="float">
            <text:p>2.08829088324904</text:p>
          </table:table-cell>
          <table:table-cell office:value-type="float" office:value="2" calcext:value-type="float">
            <text:p>2</text:p>
          </table:table-cell>
          <table:table-cell table:formula="of:=[.G29]-[.F29]" office:value-type="float" office:value="-0.0882908832490381" calcext:value-type="float">
            <text:p>-0.0882908832490381</text:p>
          </table:table-cell>
        </table:table-row>
        <table:table-row table:style-name="ro1">
          <table:table-cell office:value-type="string" calcext:value-type="string">
            <text:p>John Tavares</text:p>
          </table:table-cell>
          <table:table-cell office:value-type="float" office:value="3.04651162790698" calcext:value-type="float">
            <text:p>3.04651162790698</text:p>
          </table:table-cell>
          <table:table-cell office:value-type="float" office:value="3.17733990147783" calcext:value-type="float">
            <text:p>3.17733990147783</text:p>
          </table:table-cell>
          <table:table-cell office:value-type="float" office:value="3.05294117647059" calcext:value-type="float">
            <text:p>3.05294117647059</text:p>
          </table:table-cell>
          <table:table-cell office:value-type="float" office:value="3.15882352941176" calcext:value-type="float">
            <text:p>3.15882352941176</text:p>
          </table:table-cell>
          <table:table-cell table:formula="of:=AVERAGE([.B30];[.C30];[.D30];[.E30])" office:value-type="float" office:value="3.10890405881679" calcext:value-type="float">
            <text:p>3.10890405881679</text:p>
          </table:table-cell>
          <table:table-cell office:value-type="float" office:value="3" calcext:value-type="float">
            <text:p>3</text:p>
          </table:table-cell>
          <table:table-cell table:formula="of:=[.G30]-[.F30]" office:value-type="float" office:value="-0.10890405881679" calcext:value-type="float">
            <text:p>-0.10890405881679</text:p>
          </table:table-cell>
        </table:table-row>
        <table:table-row table:style-name="ro1">
          <table:table-cell office:value-type="string" calcext:value-type="string">
            <text:p>Sebastian Aho</text:p>
          </table:table-cell>
          <table:table-cell office:value-type="float" office:value="2.83730158730159" calcext:value-type="float">
            <text:p>2.83730158730159</text:p>
          </table:table-cell>
          <table:table-cell office:value-type="float" office:value="2.80555555555556" calcext:value-type="float">
            <text:p>2.80555555555556</text:p>
          </table:table-cell>
          <table:table-cell office:value-type="float" office:value="2.33333333333333" calcext:value-type="float">
            <text:p>2.33333333333333</text:p>
          </table:table-cell>
          <table:table-cell office:value-type="float" office:value="2.64835164835165" calcext:value-type="float">
            <text:p>2.64835164835165</text:p>
          </table:table-cell>
          <table:table-cell table:formula="of:=AVERAGE([.B31];[.C31];[.D31];[.E31])" office:value-type="float" office:value="2.65613553113553" calcext:value-type="float">
            <text:p>2.65613553113553</text:p>
          </table:table-cell>
          <table:table-cell office:value-type="float" office:value="2.5" calcext:value-type="float">
            <text:p>2.5</text:p>
          </table:table-cell>
          <table:table-cell table:formula="of:=[.G31]-[.F31]" office:value-type="float" office:value="-0.156135531135531" calcext:value-type="float">
            <text:p>-0.156135531135531</text:p>
          </table:table-cell>
        </table:table-row>
        <table:table-row table:style-name="ro1">
          <table:table-cell office:value-type="string" calcext:value-type="string">
            <text:p>Johnny Gaudreau</text:p>
          </table:table-cell>
          <table:table-cell office:value-type="float" office:value="2.61818181818182" calcext:value-type="float">
            <text:p>2.61818181818182</text:p>
          </table:table-cell>
          <table:table-cell office:value-type="float" office:value="2.68318318318318" calcext:value-type="float">
            <text:p>2.68318318318318</text:p>
          </table:table-cell>
          <table:table-cell office:value-type="float" office:value="2.9" calcext:value-type="float">
            <text:p>2.9</text:p>
          </table:table-cell>
          <table:table-cell office:value-type="float" office:value="2.66969696969697" calcext:value-type="float">
            <text:p>2.66969696969697</text:p>
          </table:table-cell>
          <table:table-cell table:formula="of:=AVERAGE([.B32];[.C32];[.D32];[.E32])" office:value-type="float" office:value="2.71776549276549" calcext:value-type="float">
            <text:p>2.71776549276549</text:p>
          </table:table-cell>
          <table:table-cell office:value-type="float" office:value="2.5" calcext:value-type="float">
            <text:p>2.5</text:p>
          </table:table-cell>
          <table:table-cell table:formula="of:=[.G32]-[.F32]" office:value-type="float" office:value="-0.217765492765493" calcext:value-type="float">
            <text:p>-0.217765492765493</text:p>
          </table:table-cell>
        </table:table-row>
        <table:table-row table:style-name="ro1">
          <table:table-cell office:value-type="string" calcext:value-type="string">
            <text:p>T.J. Oshie</text:p>
          </table:table-cell>
          <table:table-cell office:value-type="float" office:value="2.125" calcext:value-type="float">
            <text:p>2.125</text:p>
          </table:table-cell>
          <table:table-cell office:value-type="float" office:value="2.05678233438486" calcext:value-type="float">
            <text:p>2.05678233438486</text:p>
          </table:table-cell>
          <table:table-cell office:value-type="float" office:value="2.66666666666667" calcext:value-type="float">
            <text:p>2.66666666666667</text:p>
          </table:table-cell>
          <table:table-cell office:value-type="float" office:value="2.12419700214133" calcext:value-type="float">
            <text:p>2.12419700214133</text:p>
          </table:table-cell>
          <table:table-cell table:formula="of:=AVERAGE([.B33];[.C33];[.D33];[.E33])" office:value-type="float" office:value="2.24316150079821" calcext:value-type="float">
            <text:p>2.24316150079821</text:p>
          </table:table-cell>
          <table:table-cell office:value-type="float" office:value="2" calcext:value-type="float">
            <text:p>2</text:p>
          </table:table-cell>
          <table:table-cell table:formula="of:=[.G33]-[.F33]" office:value-type="float" office:value="-0.243161500798213" calcext:value-type="float">
            <text:p>-0.243161500798213</text:p>
          </table:table-cell>
        </table:table-row>
        <table:table-row table:style-name="ro1">
          <table:table-cell office:value-type="string" calcext:value-type="string">
            <text:p>Evgeny Kuznetsov</text:p>
          </table:table-cell>
          <table:table-cell office:value-type="float" office:value="2.15126050420168" calcext:value-type="float">
            <text:p>2.15126050420168</text:p>
          </table:table-cell>
          <table:table-cell office:value-type="float" office:value="2.18890554722639" calcext:value-type="float">
            <text:p>2.18890554722639</text:p>
          </table:table-cell>
          <table:table-cell office:value-type="float" office:value="2.57142857142857" calcext:value-type="float">
            <text:p>2.57142857142857</text:p>
          </table:table-cell>
          <table:table-cell office:value-type="float" office:value="2.28528528528529" calcext:value-type="float">
            <text:p>2.28528528528529</text:p>
          </table:table-cell>
          <table:table-cell table:formula="of:=AVERAGE([.B34];[.C34];[.D34];[.E34])" office:value-type="float" office:value="2.29921997703548" calcext:value-type="float">
            <text:p>2.29921997703548</text:p>
          </table:table-cell>
          <table:table-cell office:value-type="float" office:value="2" calcext:value-type="float">
            <text:p>2</text:p>
          </table:table-cell>
          <table:table-cell table:formula="of:=[.G34]-[.F34]" office:value-type="float" office:value="-0.299219977035481" calcext:value-type="float">
            <text:p>-0.299219977035481</text:p>
          </table:table-cell>
        </table:table-row>
        <table:table-row table:style-name="ro1">
          <table:table-cell office:value-type="string" calcext:value-type="string">
            <text:p>Brent Burns</text:p>
          </table:table-cell>
          <table:table-cell office:value-type="float" office:value="2.6840490797546" calcext:value-type="float">
            <text:p>2.6840490797546</text:p>
          </table:table-cell>
          <table:table-cell office:value-type="float" office:value="2.76233864844343" calcext:value-type="float">
            <text:p>2.76233864844343</text:p>
          </table:table-cell>
          <table:table-cell office:value-type="float" office:value="3.30434782608696" calcext:value-type="float">
            <text:p>3.30434782608696</text:p>
          </table:table-cell>
          <table:table-cell office:value-type="float" office:value="2.57261410788382" calcext:value-type="float">
            <text:p>2.57261410788382</text:p>
          </table:table-cell>
          <table:table-cell table:formula="of:=AVERAGE([.B35];[.C35];[.D35];[.E35])" office:value-type="float" office:value="2.8308374155422" calcext:value-type="float">
            <text:p>2.8308374155422</text:p>
          </table:table-cell>
          <table:table-cell office:value-type="float" office:value="2.5" calcext:value-type="float">
            <text:p>2.5</text:p>
          </table:table-cell>
          <table:table-cell table:formula="of:=[.G35]-[.F35]" office:value-type="float" office:value="-0.330837415542202" calcext:value-type="float">
            <text:p>-0.330837415542202</text:p>
          </table:table-cell>
        </table:table-row>
        <table:table-row table:style-name="ro1">
          <table:table-cell office:value-type="string" calcext:value-type="string">
            <text:p>Darcy Kuemper</text:p>
          </table:table-cell>
          <table:table-cell office:value-type="float" office:value="24.9375" calcext:value-type="float">
            <text:p>24.9375</text:p>
          </table:table-cell>
          <table:table-cell office:value-type="float" office:value="25.6280487804878" calcext:value-type="float">
            <text:p>25.6280487804878</text:p>
          </table:table-cell>
          <table:table-cell office:value-type="float" office:value="26.1329479768786" calcext:value-type="float">
            <text:p>26.1329479768786</text:p>
          </table:table-cell>
          <table:table-cell office:value-type="float" office:value="26.7540983606557" calcext:value-type="float">
            <text:p>26.7540983606557</text:p>
          </table:table-cell>
          <table:table-cell table:formula="of:=AVERAGE([.B36];[.C36];[.D36];[.E36])" office:value-type="float" office:value="25.8631487795055" calcext:value-type="float">
            <text:p>25.8631487795055</text:p>
          </table:table-cell>
          <table:table-cell office:value-type="float" office:value="25.5" calcext:value-type="float">
            <text:p>25.5</text:p>
          </table:table-cell>
          <table:table-cell table:formula="of:=[.G36]-[.F36]" office:value-type="float" office:value="-0.36314877950554" calcext:value-type="float">
            <text:p>-0.36314877950554</text:p>
          </table:table-cell>
        </table:table-row>
        <table:table-row table:style-name="ro1">
          <table:table-cell office:value-type="string" calcext:value-type="string">
            <text:p>Justin Faulk</text:p>
          </table:table-cell>
          <table:table-cell office:value-type="float" office:value="2.42079806529625" calcext:value-type="float">
            <text:p>2.42079806529625</text:p>
          </table:table-cell>
          <table:table-cell office:value-type="float" office:value="2.61111111111111" calcext:value-type="float">
            <text:p>2.61111111111111</text:p>
          </table:table-cell>
          <table:table-cell office:value-type="float" office:value="2.33333333333333" calcext:value-type="float">
            <text:p>2.33333333333333</text:p>
          </table:table-cell>
          <table:table-cell office:value-type="float" office:value="2.12857142857143" calcext:value-type="float">
            <text:p>2.12857142857143</text:p>
          </table:table-cell>
          <table:table-cell table:formula="of:=AVERAGE([.B37];[.C37];[.D37];[.E37])" office:value-type="float" office:value="2.37345348457803" calcext:value-type="float">
            <text:p>2.37345348457803</text:p>
          </table:table-cell>
          <table:table-cell office:value-type="float" office:value="2" calcext:value-type="float">
            <text:p>2</text:p>
          </table:table-cell>
          <table:table-cell table:formula="of:=[.G37]-[.F37]" office:value-type="float" office:value="-0.373453484578031" calcext:value-type="float">
            <text:p>-0.373453484578031</text:p>
          </table:table-cell>
        </table:table-row>
        <table:table-row table:style-name="ro1" table:visibility="filter">
          <table:table-cell office:value-type="string" calcext:value-type="string">
            <text:p>Gabriel Carlsson</text:p>
          </table:table-cell>
          <table:table-cell office:value-type="float" office:value="0.756410256410256" calcext:value-type="float">
            <text:p>0.756410256410256</text:p>
          </table:table-cell>
          <table:table-cell office:value-type="float" office:value="0" calcext:value-type="float">
            <text:p>0</text:p>
          </table:table-cell>
          <table:table-cell office:value-type="float" office:value="0.545454545454545" calcext:value-type="float">
            <text:p>0.545454545454545</text:p>
          </table:table-cell>
          <table:table-cell office:value-type="float" office:value="0.590909090909091" calcext:value-type="float">
            <text:p>0.590909090909091</text:p>
          </table:table-cell>
          <table:table-cell table:formula="of:=AVERAGE([.B38];[.C38];[.D38];[.E38])" office:value-type="float" office:value="0.473193473193473" calcext:value-type="float">
            <text:p>0.473193473193473</text:p>
          </table:table-cell>
          <table:table-cell/>
          <table:table-cell table:formula="of:=[.G38]-[.F38]" office:value-type="float" office:value="-0.473193473193473" calcext:value-type="float">
            <text:p>-0.473193473193473</text:p>
          </table:table-cell>
        </table:table-row>
        <table:table-row table:style-name="ro1">
          <table:table-cell office:value-type="string" calcext:value-type="string">
            <text:p>Kirill Marchenk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39];[.C39];[.D39];[.E39])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formula="of:=[.G39]-[.F39]" office:value-type="float" office:value="-0.5" calcext:value-type="float">
            <text:p>-0.5</text:p>
          </table:table-cell>
        </table:table-row>
        <table:table-row table:style-name="ro1" table:visibility="filter">
          <table:table-cell office:value-type="string" calcext:value-type="string">
            <text:p>Max Jones</text:p>
          </table:table-cell>
          <table:table-cell office:value-type="float" office:value="0.518867924528302" calcext:value-type="float">
            <text:p>0.518867924528302</text:p>
          </table:table-cell>
          <table:table-cell office:value-type="float" office:value="0.7" calcext:value-type="float">
            <text:p>0.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576923076923077" calcext:value-type="float">
            <text:p>0.576923076923077</text:p>
          </table:table-cell>
          <table:table-cell table:formula="of:=AVERAGE([.B40];[.C40];[.D40];[.E40])" office:value-type="float" office:value="0.532281083696178" calcext:value-type="float">
            <text:p>0.532281083696178</text:p>
          </table:table-cell>
          <table:table-cell/>
          <table:table-cell table:formula="of:=[.G40]-[.F40]" office:value-type="float" office:value="-0.532281083696178" calcext:value-type="float">
            <text:p>-0.532281083696178</text:p>
          </table:table-cell>
        </table:table-row>
        <table:table-row table:style-name="ro1">
          <table:table-cell office:value-type="string" calcext:value-type="string">
            <text:p>Jeff Skinner</text:p>
          </table:table-cell>
          <table:table-cell office:value-type="float" office:value="3.33898305084746" calcext:value-type="float">
            <text:p>3.33898305084746</text:p>
          </table:table-cell>
          <table:table-cell office:value-type="float" office:value="2.82978723404255" calcext:value-type="float">
            <text:p>2.82978723404255</text:p>
          </table:table-cell>
          <table:table-cell office:value-type="float" office:value="3.18320610687023" calcext:value-type="float">
            <text:p>3.18320610687023</text:p>
          </table:table-cell>
          <table:table-cell office:value-type="float" office:value="3.08971553610503" calcext:value-type="float">
            <text:p>3.08971553610503</text:p>
          </table:table-cell>
          <table:table-cell table:formula="of:=AVERAGE([.B41];[.C41];[.D41];[.E41])" office:value-type="float" office:value="3.11042298196632" calcext:value-type="float">
            <text:p>3.11042298196632</text:p>
          </table:table-cell>
          <table:table-cell office:value-type="float" office:value="2.5" calcext:value-type="float">
            <text:p>2.5</text:p>
          </table:table-cell>
          <table:table-cell table:formula="of:=[.G41]-[.F41]" office:value-type="float" office:value="-0.610422981966318" calcext:value-type="float">
            <text:p>-0.610422981966318</text:p>
          </table:table-cell>
        </table:table-row>
        <table:table-row table:style-name="ro1" table:visibility="filter">
          <table:table-cell office:value-type="string" calcext:value-type="string">
            <text:p>Nikita Alexandro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7142857142857" calcext:value-type="float">
            <text:p>0.857142857142857</text:p>
          </table:table-cell>
          <table:table-cell/>
          <table:table-cell table:formula="of:=AVERAGE([.B42];[.C42];[.D42];[.E42])" office:value-type="float" office:value="0.619047619047619" calcext:value-type="float">
            <text:p>0.619047619047619</text:p>
          </table:table-cell>
          <table:table-cell/>
          <table:table-cell table:formula="of:=[.G42]-[.F42]" office:value-type="float" office:value="-0.619047619047619" calcext:value-type="float">
            <text:p>-0.619047619047619</text:p>
          </table:table-cell>
        </table:table-row>
        <table:table-row table:style-name="ro1" table:visibility="filter">
          <table:table-cell office:value-type="string" calcext:value-type="string">
            <text:p>Ilya Lyubushkin</text:p>
          </table:table-cell>
          <table:table-cell office:value-type="float" office:value="0.715909090909091" calcext:value-type="float">
            <text:p>0.715909090909091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729323308270677" calcext:value-type="float">
            <text:p>0.729323308270677</text:p>
          </table:table-cell>
          <table:table-cell office:value-type="float" office:value="0.763157894736842" calcext:value-type="float">
            <text:p>0.763157894736842</text:p>
          </table:table-cell>
          <table:table-cell table:formula="of:=AVERAGE([.B43];[.C43];[.D43];[.E43])" office:value-type="float" office:value="0.623526144907724" calcext:value-type="float">
            <text:p>0.623526144907724</text:p>
          </table:table-cell>
          <table:table-cell/>
          <table:table-cell table:formula="of:=[.G43]-[.F43]" office:value-type="float" office:value="-0.623526144907724" calcext:value-type="float">
            <text:p>-0.623526144907724</text:p>
          </table:table-cell>
        </table:table-row>
        <table:table-row table:style-name="ro1" table:visibility="filter">
          <table:table-cell office:value-type="string" calcext:value-type="string">
            <text:p>Mattias Samuelsson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.16666666666667" calcext:value-type="float">
            <text:p>1.16666666666667</text:p>
          </table:table-cell>
          <table:table-cell office:value-type="string" calcext:value-type="string">
            <text:p><text:s/>'NULL'</text:p>
          </table:table-cell>
          <table:table-cell table:formula="of:=AVERAGE([.B44];[.C44];[.D44];[.E44])" office:value-type="float" office:value="0.626984126984127" calcext:value-type="float">
            <text:p>0.626984126984127</text:p>
          </table:table-cell>
          <table:table-cell/>
          <table:table-cell table:formula="of:=[.G44]-[.F44]" office:value-type="float" office:value="-0.626984126984127" calcext:value-type="float">
            <text:p>-0.626984126984127</text:p>
          </table:table-cell>
        </table:table-row>
        <table:table-row table:style-name="ro1">
          <table:table-cell office:value-type="string" calcext:value-type="string">
            <text:p>Alex Ovechkin</text:p>
          </table:table-cell>
          <table:table-cell office:value-type="float" office:value="4.64978902953587" calcext:value-type="float">
            <text:p>4.64978902953587</text:p>
          </table:table-cell>
          <table:table-cell office:value-type="float" office:value="4.72999252056844" calcext:value-type="float">
            <text:p>4.72999252056844</text:p>
          </table:table-cell>
          <table:table-cell office:value-type="float" office:value="4.43478260869565" calcext:value-type="float">
            <text:p>4.43478260869565</text:p>
          </table:table-cell>
          <table:table-cell office:value-type="float" office:value="4.70180722891566" calcext:value-type="float">
            <text:p>4.70180722891566</text:p>
          </table:table-cell>
          <table:table-cell table:formula="of:=AVERAGE([.B45];[.C45];[.D45];[.E45])" office:value-type="float" office:value="4.6290928469289" calcext:value-type="float">
            <text:p>4.6290928469289</text:p>
          </table:table-cell>
          <table:table-cell office:value-type="float" office:value="4" calcext:value-type="float">
            <text:p>4</text:p>
          </table:table-cell>
          <table:table-cell table:formula="of:=[.G45]-[.F45]" office:value-type="float" office:value="-0.629092846928904" calcext:value-type="float">
            <text:p>-0.629092846928904</text:p>
          </table:table-cell>
        </table:table-row>
        <table:table-row table:style-name="ro1" table:visibility="filter">
          <table:table-cell office:value-type="string" calcext:value-type="string">
            <text:p>Tyler Tucker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VERAGE([.B46];[.C46];[.D46];[.E46])" office:value-type="float" office:value="0.645833333333333" calcext:value-type="float">
            <text:p>0.645833333333333</text:p>
          </table:table-cell>
          <table:table-cell/>
          <table:table-cell table:formula="of:=[.G46]-[.F46]" office:value-type="float" office:value="-0.645833333333333" calcext:value-type="float">
            <text:p>-0.645833333333333</text:p>
          </table:table-cell>
        </table:table-row>
        <table:table-row table:style-name="ro1" table:visibility="filter">
          <table:table-cell office:value-type="string" calcext:value-type="string">
            <text:p>Jacob Bryson</text:p>
          </table:table-cell>
          <table:table-cell office:value-type="float" office:value="0.56441717791411" calcext:value-type="float">
            <text:p>0.56441717791411</text:p>
          </table:table-cell>
          <table:table-cell office:value-type="float" office:value="0.875" calcext:value-type="float">
            <text:p>0.87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30120481927711" calcext:value-type="float">
            <text:p>0.530120481927711</text:p>
          </table:table-cell>
          <table:table-cell table:formula="of:=AVERAGE([.B47];[.C47];[.D47];[.E47])" office:value-type="float" office:value="0.659051081627122" calcext:value-type="float">
            <text:p>0.659051081627122</text:p>
          </table:table-cell>
          <table:table-cell/>
          <table:table-cell table:formula="of:=[.G47]-[.F47]" office:value-type="float" office:value="-0.659051081627122" calcext:value-type="float">
            <text:p>-0.659051081627122</text:p>
          </table:table-cell>
        </table:table-row>
        <table:table-row table:style-name="ro1" table:visibility="filter">
          <table:table-cell office:value-type="string" calcext:value-type="string">
            <text:p>Scott Perunovich</text:p>
          </table:table-cell>
          <table:table-cell office:value-type="float" office:value="0.736842105263158" calcext:value-type="float">
            <text:p>0.736842105263158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<text:s/>'NULL'</text:p>
          </table:table-cell>
          <table:table-cell/>
          <table:table-cell table:formula="of:=AVERAGE([.B48];[.C48];[.D48];[.E48])" office:value-type="float" office:value="0.680921052631579" calcext:value-type="float">
            <text:p>0.680921052631579</text:p>
          </table:table-cell>
          <table:table-cell/>
          <table:table-cell table:formula="of:=[.G48]-[.F48]" office:value-type="float" office:value="-0.680921052631579" calcext:value-type="float">
            <text:p>-0.680921052631579</text:p>
          </table:table-cell>
        </table:table-row>
        <table:table-row table:style-name="ro1" table:visibility="filter">
          <table:table-cell office:value-type="string" calcext:value-type="string">
            <text:p>Scott Harrington</text:p>
          </table:table-cell>
          <table:table-cell office:value-type="float" office:value="0.783673469387755" calcext:value-type="float">
            <text:p>0.783673469387755</text:p>
          </table:table-cell>
          <table:table-cell office:value-type="float" office:value="0.5" calcext:value-type="float">
            <text:p>0.5</text:p>
          </table:table-cell>
          <table:table-cell office:value-type="float" office:value="0.836065573770492" calcext:value-type="float">
            <text:p>0.836065573770492</text:p>
          </table:table-cell>
          <table:table-cell office:value-type="float" office:value="0.653846153846154" calcext:value-type="float">
            <text:p>0.653846153846154</text:p>
          </table:table-cell>
          <table:table-cell table:formula="of:=AVERAGE([.B49];[.C49];[.D49];[.E49])" office:value-type="float" office:value="0.6933962992511" calcext:value-type="float">
            <text:p>0.6933962992511</text:p>
          </table:table-cell>
          <table:table-cell/>
          <table:table-cell table:formula="of:=[.G49]-[.F49]" office:value-type="float" office:value="-0.6933962992511" calcext:value-type="float">
            <text:p>-0.6933962992511</text:p>
          </table:table-cell>
        </table:table-row>
        <table:table-row table:style-name="ro1" table:visibility="filter">
          <table:table-cell office:value-type="string" calcext:value-type="string">
            <text:p>Conor Timmins</text:p>
          </table:table-cell>
          <table:table-cell office:value-type="float" office:value="0.873015873015873" calcext:value-type="float">
            <text:p>0.873015873015873</text:p>
          </table:table-cell>
          <table:table-cell office:value-type="float" office:value="0.5" calcext:value-type="float">
            <text:p>0.5</text:p>
          </table:table-cell>
          <table:table-cell office:value-type="float" office:value="0.821428571428571" calcext:value-type="float">
            <text:p>0.821428571428571</text:p>
          </table:table-cell>
          <table:table-cell office:value-type="string" calcext:value-type="string">
            <text:p><text:s/>'NULL'</text:p>
          </table:table-cell>
          <table:table-cell table:formula="of:=AVERAGE([.B50];[.C50];[.D50];[.E50])" office:value-type="float" office:value="0.731481481481482" calcext:value-type="float">
            <text:p>0.731481481481482</text:p>
          </table:table-cell>
          <table:table-cell/>
          <table:table-cell table:formula="of:=[.G50]-[.F50]" office:value-type="float" office:value="-0.731481481481482" calcext:value-type="float">
            <text:p>-0.731481481481482</text:p>
          </table:table-cell>
        </table:table-row>
        <table:table-row table:style-name="ro1" table:visibility="filter">
          <table:table-cell office:value-type="string" calcext:value-type="string">
            <text:p>Brett Leason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.04651162790698" calcext:value-type="float">
            <text:p>1.04651162790698</text:p>
          </table:table-cell>
          <table:table-cell office:value-type="float" office:value="0.75" calcext:value-type="float">
            <text:p>0.75</text:p>
          </table:table-cell>
          <table:table-cell office:value-type="float" office:value="1.02222222222222" calcext:value-type="float">
            <text:p>1.02222222222222</text:p>
          </table:table-cell>
          <table:table-cell table:formula="of:=AVERAGE([.B51];[.C51];[.D51];[.E51])" office:value-type="float" office:value="0.788016795865633" calcext:value-type="float">
            <text:p>0.788016795865633</text:p>
          </table:table-cell>
          <table:table-cell/>
          <table:table-cell table:formula="of:=[.G51]-[.F51]" office:value-type="float" office:value="-0.788016795865633" calcext:value-type="float">
            <text:p>-0.788016795865633</text:p>
          </table:table-cell>
        </table:table-row>
        <table:table-row table:style-name="ro1" table:visibility="filter">
          <table:table-cell office:value-type="string" calcext:value-type="string">
            <text:p>Kale Clague</text:p>
          </table:table-cell>
          <table:table-cell office:value-type="float" office:value="0.839080459770115" calcext:value-type="float">
            <text:p>0.839080459770115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785714285714286" calcext:value-type="float">
            <text:p>0.785714285714286</text:p>
          </table:table-cell>
          <table:table-cell table:formula="of:=AVERAGE([.B52];[.C52];[.D52];[.E52])" office:value-type="float" office:value="0.7936986863711" calcext:value-type="float">
            <text:p>0.7936986863711</text:p>
          </table:table-cell>
          <table:table-cell/>
          <table:table-cell table:formula="of:=[.G52]-[.F52]" office:value-type="float" office:value="-0.7936986863711" calcext:value-type="float">
            <text:p>-0.7936986863711</text:p>
          </table:table-cell>
        </table:table-row>
        <table:table-row table:style-name="ro1" table:visibility="filter">
          <table:table-cell office:value-type="string" calcext:value-type="string">
            <text:p>Justin Holl</text:p>
          </table:table-cell>
          <table:table-cell office:value-type="float" office:value="0.981549815498155" calcext:value-type="float">
            <text:p>0.981549815498155</text:p>
          </table:table-cell>
          <table:table-cell office:value-type="float" office:value="0.91304347826087" calcext:value-type="float">
            <text:p>0.9130434782608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947368421052632" calcext:value-type="float">
            <text:p>0.947368421052632</text:p>
          </table:table-cell>
          <table:table-cell table:formula="of:=AVERAGE([.B53];[.C53];[.D53];[.E53])" office:value-type="float" office:value="0.793823762036247" calcext:value-type="float">
            <text:p>0.793823762036247</text:p>
          </table:table-cell>
          <table:table-cell/>
          <table:table-cell table:formula="of:=[.G53]-[.F53]" office:value-type="float" office:value="-0.793823762036247" calcext:value-type="float">
            <text:p>-0.793823762036247</text:p>
          </table:table-cell>
        </table:table-row>
        <table:table-row table:style-name="ro1" table:visibility="filter">
          <table:table-cell office:value-type="string" calcext:value-type="string">
            <text:p>Daniil Tarasov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'NULL'</text:p>
          </table:table-cell>
          <table:table-cell/>
          <table:table-cell table:formula="of:=AVERAGE([.B54];[.C54];[.D54];[.E54])" office:value-type="float" office:value="0.833333333333333" calcext:value-type="float">
            <text:p>0.833333333333333</text:p>
          </table:table-cell>
          <table:table-cell/>
          <table:table-cell table:formula="of:=[.G54]-[.F54]" office:value-type="float" office:value="-0.833333333333333" calcext:value-type="float">
            <text:p>-0.833333333333333</text:p>
          </table:table-cell>
        </table:table-row>
        <table:table-row table:style-name="ro1" table:visibility="filter">
          <table:table-cell office:value-type="string" calcext:value-type="string">
            <text:p>Lane Pederson</text:p>
          </table:table-cell>
          <table:table-cell office:value-type="float" office:value="0.936507936507937" calcext:value-type="float">
            <text:p>0.936507936507937</text:p>
          </table:table-cell>
          <table:table-cell office:value-type="float" office:value="1" calcext:value-type="float">
            <text:p>1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741935483870968" calcext:value-type="float">
            <text:p>0.741935483870968</text:p>
          </table:table-cell>
          <table:table-cell table:formula="of:=AVERAGE([.B55];[.C55];[.D55];[.E55])" office:value-type="float" office:value="0.848182283666155" calcext:value-type="float">
            <text:p>0.848182283666155</text:p>
          </table:table-cell>
          <table:table-cell/>
          <table:table-cell table:formula="of:=[.G55]-[.F55]" office:value-type="float" office:value="-0.848182283666155" calcext:value-type="float">
            <text:p>-0.848182283666155</text:p>
          </table:table-cell>
        </table:table-row>
        <table:table-row table:style-name="ro1" table:visibility="filter">
          <table:table-cell office:value-type="string" calcext:value-type="string">
            <text:p>Alexander Alexeyev</text:p>
          </table:table-cell>
          <table:table-cell office:value-type="float" office:value="0.85" calcext:value-type="float">
            <text:p>0.85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0.285714285714286" calcext:value-type="float">
            <text:p>0.285714285714286</text:p>
          </table:table-cell>
          <table:table-cell office:value-type="string" calcext:value-type="string">
            <text:p><text:s/>'NULL'</text:p>
          </table:table-cell>
          <table:table-cell table:formula="of:=AVERAGE([.B56];[.C56];[.D56];[.E56])" office:value-type="float" office:value="0.854761904761905" calcext:value-type="float">
            <text:p>0.854761904761905</text:p>
          </table:table-cell>
          <table:table-cell/>
          <table:table-cell table:formula="of:=[.G56]-[.F56]" office:value-type="float" office:value="-0.854761904761905" calcext:value-type="float">
            <text:p>-0.854761904761905</text:p>
          </table:table-cell>
        </table:table-row>
        <table:table-row table:style-name="ro1" table:visibility="filter">
          <table:table-cell office:value-type="string" calcext:value-type="string">
            <text:p>Timothy Liljegren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.140625" calcext:value-type="float">
            <text:p>1.140625</text:p>
          </table:table-cell>
          <table:table-cell office:value-type="float" office:value="1.07575757575758" calcext:value-type="float">
            <text:p>1.07575757575758</text:p>
          </table:table-cell>
          <table:table-cell office:value-type="float" office:value="0.947368421052632" calcext:value-type="float">
            <text:p>0.947368421052632</text:p>
          </table:table-cell>
          <table:table-cell table:formula="of:=AVERAGE([.B57];[.C57];[.D57];[.E57])" office:value-type="float" office:value="0.874271082535885" calcext:value-type="float">
            <text:p>0.874271082535885</text:p>
          </table:table-cell>
          <table:table-cell/>
          <table:table-cell table:formula="of:=[.G57]-[.F57]" office:value-type="float" office:value="-0.874271082535885" calcext:value-type="float">
            <text:p>-0.874271082535885</text:p>
          </table:table-cell>
        </table:table-row>
        <table:table-row table:style-name="ro1" table:visibility="filter">
          <table:table-cell office:value-type="string" calcext:value-type="string">
            <text:p>John Gibson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.05263157894737" calcext:value-type="float">
            <text:p>1.05263157894737</text:p>
          </table:table-cell>
          <table:table-cell office:value-type="string" calcext:value-type="string">
            <text:p><text:s/>'NULL'</text:p>
          </table:table-cell>
          <table:table-cell table:formula="of:=AVERAGE([.B58];[.C58];[.D58];[.E58])" office:value-type="float" office:value="0.892543859649123" calcext:value-type="float">
            <text:p>0.892543859649123</text:p>
          </table:table-cell>
          <table:table-cell/>
          <table:table-cell table:formula="of:=[.G58]-[.F58]" office:value-type="float" office:value="-0.892543859649123" calcext:value-type="float">
            <text:p>-0.892543859649123</text:p>
          </table:table-cell>
        </table:table-row>
        <table:table-row table:style-name="ro1" table:visibility="filter">
          <table:table-cell office:value-type="string" calcext:value-type="string">
            <text:p>Logan Brown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636363636363636" calcext:value-type="float">
            <text:p>0.636363636363636</text:p>
          </table:table-cell>
          <table:table-cell table:formula="of:=AVERAGE([.B59];[.C59];[.D59];[.E59])" office:value-type="float" office:value="0.897186147186147" calcext:value-type="float">
            <text:p>0.897186147186147</text:p>
          </table:table-cell>
          <table:table-cell/>
          <table:table-cell table:formula="of:=[.G59]-[.F59]" office:value-type="float" office:value="-0.897186147186147" calcext:value-type="float">
            <text:p>-0.897186147186147</text:p>
          </table:table-cell>
        </table:table-row>
        <table:table-row table:style-name="ro1" table:visibility="filter">
          <table:table-cell office:value-type="string" calcext:value-type="string">
            <text:p>Tanner Laczynski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933333333333333" calcext:value-type="float">
            <text:p>0.933333333333333</text:p>
          </table:table-cell>
          <table:table-cell/>
          <table:table-cell table:formula="of:=AVERAGE([.B60];[.C60];[.D60];[.E60])" office:value-type="float" office:value="0.911111111111111" calcext:value-type="float">
            <text:p>0.911111111111111</text:p>
          </table:table-cell>
          <table:table-cell/>
          <table:table-cell table:formula="of:=[.G60]-[.F60]" office:value-type="float" office:value="-0.911111111111111" calcext:value-type="float">
            <text:p>-0.911111111111111</text:p>
          </table:table-cell>
        </table:table-row>
        <table:table-row table:style-name="ro1" table:visibility="filter">
          <table:table-cell office:value-type="string" calcext:value-type="string">
            <text:p>Calle Rosen</text:p>
          </table:table-cell>
          <table:table-cell office:value-type="float" office:value="0.5" calcext:value-type="float">
            <text:p>0.5</text:p>
          </table:table-cell>
          <table:table-cell office:value-type="float" office:value="1.18181818181818" calcext:value-type="float">
            <text:p>1.18181818181818</text:p>
          </table:table-cell>
          <table:table-cell office:value-type="float" office:value="0.8" calcext:value-type="float">
            <text:p>0.8</text:p>
          </table:table-cell>
          <table:table-cell office:value-type="float" office:value="1.19444444444444" calcext:value-type="float">
            <text:p>1.19444444444444</text:p>
          </table:table-cell>
          <table:table-cell table:formula="of:=AVERAGE([.B61];[.C61];[.D61];[.E61])" office:value-type="float" office:value="0.919065656565657" calcext:value-type="float">
            <text:p>0.919065656565657</text:p>
          </table:table-cell>
          <table:table-cell/>
          <table:table-cell table:formula="of:=[.G61]-[.F61]" office:value-type="float" office:value="-0.919065656565657" calcext:value-type="float">
            <text:p>-0.919065656565657</text:p>
          </table:table-cell>
        </table:table-row>
        <table:table-row table:style-name="ro1" table:visibility="filter">
          <table:table-cell office:value-type="string" calcext:value-type="string">
            <text:p>Victor Mete</text:p>
          </table:table-cell>
          <table:table-cell office:value-type="float" office:value="0.88663967611336" calcext:value-type="float">
            <text:p>0.88663967611336</text:p>
          </table:table-cell>
          <table:table-cell office:value-type="float" office:value="0.875" calcext:value-type="float">
            <text:p>0.875</text:p>
          </table:table-cell>
          <table:table-cell office:value-type="float" office:value="0.91304347826087" calcext:value-type="float">
            <text:p>0.91304347826087</text:p>
          </table:table-cell>
          <table:table-cell office:value-type="float" office:value="1.016" calcext:value-type="float">
            <text:p>1.016</text:p>
          </table:table-cell>
          <table:table-cell table:formula="of:=AVERAGE([.B62];[.C62];[.D62];[.E62])" office:value-type="float" office:value="0.922670788593557" calcext:value-type="float">
            <text:p>0.922670788593557</text:p>
          </table:table-cell>
          <table:table-cell/>
          <table:table-cell table:formula="of:=[.G62]-[.F62]" office:value-type="float" office:value="-0.922670788593557" calcext:value-type="float">
            <text:p>-0.922670788593557</text:p>
          </table:table-cell>
        </table:table-row>
        <table:table-row table:style-name="ro1" table:visibility="filter">
          <table:table-cell office:value-type="string" calcext:value-type="string">
            <text:p>Sammy Blais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.02116402116402" calcext:value-type="float">
            <text:p>1.02116402116402</text:p>
          </table:table-cell>
          <table:table-cell office:value-type="float" office:value="1.04081632653061" calcext:value-type="float">
            <text:p>1.04081632653061</text:p>
          </table:table-cell>
          <table:table-cell office:value-type="float" office:value="1" calcext:value-type="float">
            <text:p>1</text:p>
          </table:table-cell>
          <table:table-cell table:formula="of:=AVERAGE([.B63];[.C63];[.D63];[.E63])" office:value-type="float" office:value="0.932161753590325" calcext:value-type="float">
            <text:p>0.932161753590325</text:p>
          </table:table-cell>
          <table:table-cell/>
          <table:table-cell table:formula="of:=[.G63]-[.F63]" office:value-type="float" office:value="-0.932161753590325" calcext:value-type="float">
            <text:p>-0.932161753590325</text:p>
          </table:table-cell>
        </table:table-row>
        <table:table-row table:style-name="ro1" table:visibility="filter">
          <table:table-cell office:value-type="string" calcext:value-type="string">
            <text:p>Jesper Fast</text:p>
          </table:table-cell>
          <table:table-cell office:value-type="float" office:value="0.8" calcext:value-type="float">
            <text:p>0.8</text:p>
          </table:table-cell>
          <table:table-cell office:value-type="float" office:value="1.02768729641694" calcext:value-type="float">
            <text:p>1.02768729641694</text:p>
          </table:table-cell>
          <table:table-cell office:value-type="float" office:value="0.967637540453075" calcext:value-type="float">
            <text:p>0.967637540453075</text:p>
          </table:table-cell>
          <table:table-cell office:value-type="float" office:value="0.952380952380952" calcext:value-type="float">
            <text:p>0.952380952380952</text:p>
          </table:table-cell>
          <table:table-cell table:formula="of:=AVERAGE([.B64];[.C64];[.D64];[.E64])" office:value-type="float" office:value="0.936926447312741" calcext:value-type="float">
            <text:p>0.936926447312741</text:p>
          </table:table-cell>
          <table:table-cell/>
          <table:table-cell table:formula="of:=[.G64]-[.F64]" office:value-type="float" office:value="-0.936926447312741" calcext:value-type="float">
            <text:p>-0.936926447312741</text:p>
          </table:table-cell>
        </table:table-row>
        <table:table-row table:style-name="ro1" table:visibility="filter">
          <table:table-cell office:value-type="string" calcext:value-type="string">
            <text:p>Robert Bortuzzo</text:p>
          </table:table-cell>
          <table:table-cell office:value-type="float" office:value="0.94876660341556" calcext:value-type="float">
            <text:p>0.94876660341556</text:p>
          </table:table-cell>
          <table:table-cell office:value-type="float" office:value="1.05555555555556" calcext:value-type="float">
            <text:p>1.05555555555556</text:p>
          </table:table-cell>
          <table:table-cell office:value-type="float" office:value="0.940594059405941" calcext:value-type="float">
            <text:p>0.940594059405941</text:p>
          </table:table-cell>
          <table:table-cell office:value-type="float" office:value="0.816546762589928" calcext:value-type="float">
            <text:p>0.816546762589928</text:p>
          </table:table-cell>
          <table:table-cell table:formula="of:=AVERAGE([.B65];[.C65];[.D65];[.E65])" office:value-type="float" office:value="0.940365745241746" calcext:value-type="float">
            <text:p>0.940365745241746</text:p>
          </table:table-cell>
          <table:table-cell/>
          <table:table-cell table:formula="of:=[.G65]-[.F65]" office:value-type="float" office:value="-0.940365745241746" calcext:value-type="float">
            <text:p>-0.940365745241746</text:p>
          </table:table-cell>
        </table:table-row>
        <table:table-row table:style-name="ro1" table:visibility="filter">
          <table:table-cell office:value-type="string" calcext:value-type="string">
            <text:p>Jake McCabe</text:p>
          </table:table-cell>
          <table:table-cell office:value-type="float" office:value="0.4375" calcext:value-type="float">
            <text:p>0.4375</text:p>
          </table:table-cell>
          <table:table-cell office:value-type="float" office:value="1.03673469387755" calcext:value-type="float">
            <text:p>1.03673469387755</text:p>
          </table:table-cell>
          <table:table-cell office:value-type="float" office:value="1.07661290322581" calcext:value-type="float">
            <text:p>1.07661290322581</text:p>
          </table:table-cell>
          <table:table-cell office:value-type="float" office:value="1.2280701754386" calcext:value-type="float">
            <text:p>1.2280701754386</text:p>
          </table:table-cell>
          <table:table-cell table:formula="of:=AVERAGE([.B66];[.C66];[.D66];[.E66])" office:value-type="float" office:value="0.944729443135489" calcext:value-type="float">
            <text:p>0.944729443135489</text:p>
          </table:table-cell>
          <table:table-cell/>
          <table:table-cell table:formula="of:=[.G66]-[.F66]" office:value-type="float" office:value="-0.944729443135489" calcext:value-type="float">
            <text:p>-0.944729443135489</text:p>
          </table:table-cell>
        </table:table-row>
        <table:table-row table:style-name="ro1" table:visibility="filter">
          <table:table-cell office:value-type="string" calcext:value-type="string">
            <text:p>Riley Stillman</text:p>
          </table:table-cell>
          <table:table-cell office:value-type="float" office:value="0.6" calcext:value-type="float">
            <text:p>0.6</text:p>
          </table:table-cell>
          <table:table-cell office:value-type="float" office:value="1.01369863013699" calcext:value-type="float">
            <text:p>1.01369863013699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" calcext:value-type="float">
            <text:p>1</text:p>
          </table:table-cell>
          <table:table-cell table:formula="of:=AVERAGE([.B67];[.C67];[.D67];[.E67])" office:value-type="float" office:value="0.945091324200913" calcext:value-type="float">
            <text:p>0.945091324200913</text:p>
          </table:table-cell>
          <table:table-cell/>
          <table:table-cell table:formula="of:=[.G67]-[.F67]" office:value-type="float" office:value="-0.945091324200913" calcext:value-type="float">
            <text:p>-0.945091324200913</text:p>
          </table:table-cell>
        </table:table-row>
        <table:table-row table:style-name="ro1" table:visibility="filter">
          <table:table-cell office:value-type="string" calcext:value-type="string">
            <text:p>Gavin Bayreuther</text:p>
          </table:table-cell>
          <table:table-cell office:value-type="float" office:value="0.4" calcext:value-type="float">
            <text:p>0.4</text:p>
          </table:table-cell>
          <table:table-cell office:value-type="float" office:value="1.17924528301887" calcext:value-type="float">
            <text:p>1.17924528301887</text:p>
          </table:table-cell>
          <table:table-cell office:value-type="float" office:value="1.27272727272727" calcext:value-type="float">
            <text:p>1.27272727272727</text:p>
          </table:table-cell>
          <table:table-cell office:value-type="float" office:value="1" calcext:value-type="float">
            <text:p>1</text:p>
          </table:table-cell>
          <table:table-cell table:formula="of:=AVERAGE([.B68];[.C68];[.D68];[.E68])" office:value-type="float" office:value="0.962993138936535" calcext:value-type="float">
            <text:p>0.962993138936535</text:p>
          </table:table-cell>
          <table:table-cell/>
          <table:table-cell table:formula="of:=[.G68]-[.F68]" office:value-type="float" office:value="-0.962993138936535" calcext:value-type="float">
            <text:p>-0.962993138936535</text:p>
          </table:table-cell>
        </table:table-row>
        <table:table-row table:style-name="ro1" table:visibility="filter">
          <table:table-cell office:value-type="string" calcext:value-type="string">
            <text:p>Sam Carrick</text:p>
          </table:table-cell>
          <table:table-cell office:value-type="float" office:value="0.6" calcext:value-type="float">
            <text:p>0.6</text:p>
          </table:table-cell>
          <table:table-cell office:value-type="float" office:value="1.20382165605096" calcext:value-type="float">
            <text:p>1.20382165605096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.13698630136986" calcext:value-type="float">
            <text:p>1.13698630136986</text:p>
          </table:table-cell>
          <table:table-cell table:formula="of:=AVERAGE([.B69];[.C69];[.D69];[.E69])" office:value-type="float" office:value="0.964368656021871" calcext:value-type="float">
            <text:p>0.964368656021871</text:p>
          </table:table-cell>
          <table:table-cell/>
          <table:table-cell table:formula="of:=[.G69]-[.F69]" office:value-type="float" office:value="-0.964368656021871" calcext:value-type="float">
            <text:p>-0.964368656021871</text:p>
          </table:table-cell>
        </table:table-row>
        <table:table-row table:style-name="ro1" table:visibility="filter">
          <table:table-cell office:value-type="string" calcext:value-type="string">
            <text:p>Erik Gustafsson</text:p>
          </table:table-cell>
          <table:table-cell office:value-type="float" office:value="0.945054945054945" calcext:value-type="float">
            <text:p>0.945054945054945</text:p>
          </table:table-cell>
          <table:table-cell office:value-type="float" office:value="1" calcext:value-type="float">
            <text:p>1</text:p>
          </table:table-cell>
          <table:table-cell office:value-type="float" office:value="0.761904761904762" calcext:value-type="float">
            <text:p>0.761904761904762</text:p>
          </table:table-cell>
          <table:table-cell office:value-type="float" office:value="1.22448979591837" calcext:value-type="float">
            <text:p>1.22448979591837</text:p>
          </table:table-cell>
          <table:table-cell table:formula="of:=AVERAGE([.B70];[.C70];[.D70];[.E70])" office:value-type="float" office:value="0.982862375719519" calcext:value-type="float">
            <text:p>0.982862375719519</text:p>
          </table:table-cell>
          <table:table-cell/>
          <table:table-cell table:formula="of:=[.G70]-[.F70]" office:value-type="float" office:value="-0.982862375719519" calcext:value-type="float">
            <text:p>-0.982862375719519</text:p>
          </table:table-cell>
        </table:table-row>
        <table:table-row table:style-name="ro1" table:visibility="filter">
          <table:table-cell office:value-type="string" calcext:value-type="string">
            <text:p>Rasmus Sandin</text:p>
          </table:table-cell>
          <table:table-cell office:value-type="float" office:value="0.986301369863014" calcext:value-type="float">
            <text:p>0.986301369863014</text:p>
          </table:table-cell>
          <table:table-cell office:value-type="float" office:value="0.75" calcext:value-type="float">
            <text:p>0.75</text:p>
          </table:table-cell>
          <table:table-cell office:value-type="float" office:value="1.09090909090909" calcext:value-type="float">
            <text:p>1.09090909090909</text:p>
          </table:table-cell>
          <table:table-cell office:value-type="float" office:value="1.15384615384615" calcext:value-type="float">
            <text:p>1.15384615384615</text:p>
          </table:table-cell>
          <table:table-cell table:formula="of:=AVERAGE([.B71];[.C71];[.D71];[.E71])" office:value-type="float" office:value="0.995264153654565" calcext:value-type="float">
            <text:p>0.995264153654565</text:p>
          </table:table-cell>
          <table:table-cell/>
          <table:table-cell table:formula="of:=[.G71]-[.F71]" office:value-type="float" office:value="-0.995264153654565" calcext:value-type="float">
            <text:p>-0.995264153654565</text:p>
          </table:table-cell>
        </table:table-row>
        <table:table-row table:style-name="ro1" table:visibility="filter">
          <table:table-cell office:value-type="string" calcext:value-type="string">
            <text:p>Colton White</text:p>
          </table:table-cell>
          <table:table-cell office:value-type="float" office:value="0.875784190715182" calcext:value-type="float">
            <text:p>0.875784190715182</text:p>
          </table:table-cell>
          <table:table-cell office:value-type="float" office:value="1.38461538461538" calcext:value-type="float">
            <text:p>1.38461538461538</text:p>
          </table:table-cell>
          <table:table-cell office:value-type="float" office:value="0.965034965034965" calcext:value-type="float">
            <text:p>0.965034965034965</text:p>
          </table:table-cell>
          <table:table-cell office:value-type="float" office:value="0.788029925187032" calcext:value-type="float">
            <text:p>0.788029925187032</text:p>
          </table:table-cell>
          <table:table-cell table:formula="of:=AVERAGE([.B72];[.C72];[.D72];[.E72])" office:value-type="float" office:value="1.00336611638814" calcext:value-type="float">
            <text:p>1.00336611638814</text:p>
          </table:table-cell>
          <table:table-cell/>
          <table:table-cell table:formula="of:=[.G72]-[.F72]" office:value-type="float" office:value="-1.00336611638814" calcext:value-type="float">
            <text:p>-1.00336611638814</text:p>
          </table:table-cell>
        </table:table-row>
        <table:table-row table:style-name="ro1" table:visibility="filter">
          <table:table-cell office:value-type="string" calcext:value-type="string">
            <text:p>Nick Seeler</text:p>
          </table:table-cell>
          <table:table-cell office:value-type="float" office:value="0.910377358490566" calcext:value-type="float">
            <text:p>0.910377358490566</text:p>
          </table:table-cell>
          <table:table-cell office:value-type="float" office:value="1.5" calcext:value-type="float">
            <text:p>1.5</text:p>
          </table:table-cell>
          <table:table-cell office:value-type="float" office:value="0.990566037735849" calcext:value-type="float">
            <text:p>0.990566037735849</text:p>
          </table:table-cell>
          <table:table-cell office:value-type="float" office:value="0.621621621621622" calcext:value-type="float">
            <text:p>0.621621621621622</text:p>
          </table:table-cell>
          <table:table-cell table:formula="of:=AVERAGE([.B73];[.C73];[.D73];[.E73])" office:value-type="float" office:value="1.00564125446201" calcext:value-type="float">
            <text:p>1.00564125446201</text:p>
          </table:table-cell>
          <table:table-cell/>
          <table:table-cell table:formula="of:=[.G73]-[.F73]" office:value-type="float" office:value="-1.00564125446201" calcext:value-type="float">
            <text:p>-1.00564125446201</text:p>
          </table:table-cell>
        </table:table-row>
        <table:table-row table:style-name="ro1" table:visibility="filter">
          <table:table-cell office:value-type="string" calcext:value-type="string">
            <text:p>Nic Dowd</text:p>
          </table:table-cell>
          <table:table-cell office:value-type="float" office:value="0.818181818181818" calcext:value-type="float">
            <text:p>0.818181818181818</text:p>
          </table:table-cell>
          <table:table-cell office:value-type="float" office:value="1.03990610328639" calcext:value-type="float">
            <text:p>1.03990610328639</text:p>
          </table:table-cell>
          <table:table-cell office:value-type="float" office:value="0.990243902439024" calcext:value-type="float">
            <text:p>0.990243902439024</text:p>
          </table:table-cell>
          <table:table-cell office:value-type="float" office:value="1.17567567567568" calcext:value-type="float">
            <text:p>1.17567567567568</text:p>
          </table:table-cell>
          <table:table-cell table:formula="of:=AVERAGE([.B74];[.C74];[.D74];[.E74])" office:value-type="float" office:value="1.00600187489573" calcext:value-type="float">
            <text:p>1.00600187489573</text:p>
          </table:table-cell>
          <table:table-cell/>
          <table:table-cell table:formula="of:=[.G74]-[.F74]" office:value-type="float" office:value="-1.00600187489573" calcext:value-type="float">
            <text:p>-1.00600187489573</text:p>
          </table:table-cell>
        </table:table-row>
        <table:table-row table:style-name="ro1" table:visibility="filter">
          <table:table-cell office:value-type="string" calcext:value-type="string">
            <text:p>Cam York</text:p>
          </table:table-cell>
          <table:table-cell office:value-type="float" office:value="0.875" calcext:value-type="float">
            <text:p>0.875</text:p>
          </table:table-cell>
          <table:table-cell office:value-type="float" office:value="1.5" calcext:value-type="float">
            <text:p>1.5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0.9375" calcext:value-type="float">
            <text:p>0.9375</text:p>
          </table:table-cell>
          <table:table-cell table:formula="of:=AVERAGE([.B75];[.C75];[.D75];[.E75])" office:value-type="float" office:value="1.01930147058824" calcext:value-type="float">
            <text:p>1.01930147058824</text:p>
          </table:table-cell>
          <table:table-cell/>
          <table:table-cell table:formula="of:=[.G75]-[.F75]" office:value-type="float" office:value="-1.01930147058824" calcext:value-type="float">
            <text:p>-1.01930147058824</text:p>
          </table:table-cell>
        </table:table-row>
        <table:table-row table:style-name="ro1" table:visibility="filter">
          <table:table-cell office:value-type="string" calcext:value-type="string">
            <text:p>Isac Lundestrom</text:p>
          </table:table-cell>
          <table:table-cell office:value-type="float" office:value="0.8" calcext:value-type="float">
            <text:p>0.8</text:p>
          </table:table-cell>
          <table:table-cell office:value-type="float" office:value="1.05050505050505" calcext:value-type="float">
            <text:p>1.05050505050505</text:p>
          </table:table-cell>
          <table:table-cell office:value-type="float" office:value="1.15957446808511" calcext:value-type="float">
            <text:p>1.15957446808511</text:p>
          </table:table-cell>
          <table:table-cell office:value-type="float" office:value="1.11428571428571" calcext:value-type="float">
            <text:p>1.11428571428571</text:p>
          </table:table-cell>
          <table:table-cell table:formula="of:=AVERAGE([.B76];[.C76];[.D76];[.E76])" office:value-type="float" office:value="1.03109130821897" calcext:value-type="float">
            <text:p>1.03109130821897</text:p>
          </table:table-cell>
          <table:table-cell/>
          <table:table-cell table:formula="of:=[.G76]-[.F76]" office:value-type="float" office:value="-1.03109130821897" calcext:value-type="float">
            <text:p>-1.03109130821897</text:p>
          </table:table-cell>
        </table:table-row>
        <table:table-row table:style-name="ro1" table:visibility="filter">
          <table:table-cell office:value-type="string" calcext:value-type="string">
            <text:p>Tim Berni</text:p>
          </table:table-cell>
          <table:table-cell office:value-type="float" office:value="0.8" calcext:value-type="float">
            <text:p>0.8</text:p>
          </table:table-cell>
          <table:table-cell office:value-type="float" office:value="1.04651162790698" calcext:value-type="float">
            <text:p>1.04651162790698</text:p>
          </table:table-cell>
          <table:table-cell office:value-type="float" office:value="1.29166666666667" calcext:value-type="float">
            <text:p>1.29166666666667</text:p>
          </table:table-cell>
          <table:table-cell office:value-type="float" office:value="1" calcext:value-type="float">
            <text:p>1</text:p>
          </table:table-cell>
          <table:table-cell table:formula="of:=AVERAGE([.B77];[.C77];[.D77];[.E77])" office:value-type="float" office:value="1.03454457364341" calcext:value-type="float">
            <text:p>1.03454457364341</text:p>
          </table:table-cell>
          <table:table-cell/>
          <table:table-cell table:formula="of:=[.G77]-[.F77]" office:value-type="float" office:value="-1.03454457364341" calcext:value-type="float">
            <text:p>-1.03454457364341</text:p>
          </table:table-cell>
        </table:table-row>
        <table:table-row table:style-name="ro1" table:visibility="filter">
          <table:table-cell office:value-type="string" calcext:value-type="string">
            <text:p>Joe Snively</text:p>
          </table:table-cell>
          <table:table-cell office:value-type="float" office:value="0" calcext:value-type="float">
            <text:p>0</text:p>
          </table:table-cell>
          <table:table-cell office:value-type="float" office:value="1.61904761904762" calcext:value-type="float">
            <text:p>1.61904761904762</text:p>
          </table:table-cell>
          <table:table-cell office:value-type="string" calcext:value-type="string">
            <text:p><text:s/>'NULL'</text:p>
          </table:table-cell>
          <table:table-cell office:value-type="float" office:value="1.5" calcext:value-type="float">
            <text:p>1.5</text:p>
          </table:table-cell>
          <table:table-cell table:formula="of:=AVERAGE([.B78];[.C78];[.D78];[.E78])" office:value-type="float" office:value="1.03968253968254" calcext:value-type="float">
            <text:p>1.03968253968254</text:p>
          </table:table-cell>
          <table:table-cell/>
          <table:table-cell table:formula="of:=[.G78]-[.F78]" office:value-type="float" office:value="-1.03968253968254" calcext:value-type="float">
            <text:p>-1.03968253968254</text:p>
          </table:table-cell>
        </table:table-row>
        <table:table-row table:style-name="ro1" table:visibility="filter">
          <table:table-cell office:value-type="string" calcext:value-type="string">
            <text:p>Urho Vaakanainen</text:p>
          </table:table-cell>
          <table:table-cell office:value-type="float" office:value="1.07352941176471" calcext:value-type="float">
            <text:p>1.07352941176471</text:p>
          </table:table-cell>
          <table:table-cell office:value-type="float" office:value="1" calcext:value-type="float">
            <text:p>1</text:p>
          </table:table-cell>
          <table:table-cell office:value-type="float" office:value="1.0625" calcext:value-type="float">
            <text:p>1.0625</text:p>
          </table:table-cell>
          <table:table-cell/>
          <table:table-cell table:formula="of:=AVERAGE([.B79];[.C79];[.D79];[.E79])" office:value-type="float" office:value="1.0453431372549" calcext:value-type="float">
            <text:p>1.0453431372549</text:p>
          </table:table-cell>
          <table:table-cell/>
          <table:table-cell table:formula="of:=[.G79]-[.F79]" office:value-type="float" office:value="-1.0453431372549" calcext:value-type="float">
            <text:p>-1.0453431372549</text:p>
          </table:table-cell>
        </table:table-row>
        <table:table-row table:style-name="ro1" table:visibility="filter">
          <table:table-cell office:value-type="string" calcext:value-type="string">
            <text:p>Nicolas Deslauriers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1.06282722513089" calcext:value-type="float">
            <text:p>1.06282722513089</text:p>
          </table:table-cell>
          <table:table-cell office:value-type="float" office:value="1.18446601941748" calcext:value-type="float">
            <text:p>1.18446601941748</text:p>
          </table:table-cell>
          <table:table-cell office:value-type="float" office:value="1.05498281786942" calcext:value-type="float">
            <text:p>1.05498281786942</text:p>
          </table:table-cell>
          <table:table-cell table:formula="of:=AVERAGE([.B80];[.C80];[.D80];[.E80])" office:value-type="float" office:value="1.04779123782667" calcext:value-type="float">
            <text:p>1.04779123782667</text:p>
          </table:table-cell>
          <table:table-cell/>
          <table:table-cell table:formula="of:=[.G80]-[.F80]" office:value-type="float" office:value="-1.04779123782667" calcext:value-type="float">
            <text:p>-1.04779123782667</text:p>
          </table:table-cell>
        </table:table-row>
        <table:table-row table:style-name="ro1" table:visibility="filter">
          <table:table-cell office:value-type="string" calcext:value-type="string">
            <text:p>Andrew Peeke</text:p>
          </table:table-cell>
          <table:table-cell office:value-type="float" office:value="0.955307262569832" calcext:value-type="float">
            <text:p>0.955307262569832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1.04166666666667" calcext:value-type="float">
            <text:p>1.04166666666667</text:p>
          </table:table-cell>
          <table:table-cell table:formula="of:=AVERAGE([.B81];[.C81];[.D81];[.E81])" office:value-type="float" office:value="1.04924348230912" calcext:value-type="float">
            <text:p>1.04924348230912</text:p>
          </table:table-cell>
          <table:table-cell/>
          <table:table-cell table:formula="of:=[.G81]-[.F81]" office:value-type="float" office:value="-1.04924348230912" calcext:value-type="float">
            <text:p>-1.04924348230912</text:p>
          </table:table-cell>
        </table:table-row>
        <table:table-row table:style-name="ro1" table:visibility="filter">
          <table:table-cell office:value-type="string" calcext:value-type="string">
            <text:p>Peyton Krebs</text:p>
          </table:table-cell>
          <table:table-cell office:value-type="float" office:value="0.925" calcext:value-type="float">
            <text:p>0.925</text:p>
          </table:table-cell>
          <table:table-cell office:value-type="float" office:value="1.5" calcext:value-type="float">
            <text:p>1.5</text:p>
          </table:table-cell>
          <table:table-cell office:value-type="float" office:value="0.954545454545455" calcext:value-type="float">
            <text:p>0.954545454545455</text:p>
          </table:table-cell>
          <table:table-cell office:value-type="float" office:value="0.949152542372881" calcext:value-type="float">
            <text:p>0.949152542372881</text:p>
          </table:table-cell>
          <table:table-cell table:formula="of:=AVERAGE([.B82];[.C82];[.D82];[.E82])" office:value-type="float" office:value="1.08217449922958" calcext:value-type="float">
            <text:p>1.08217449922958</text:p>
          </table:table-cell>
          <table:table-cell/>
          <table:table-cell table:formula="of:=[.G82]-[.F82]" office:value-type="float" office:value="-1.08217449922958" calcext:value-type="float">
            <text:p>-1.08217449922958</text:p>
          </table:table-cell>
        </table:table-row>
        <table:table-row table:style-name="ro1" table:visibility="filter">
          <table:table-cell office:value-type="string" calcext:value-type="string">
            <text:p>Nikita Nesterenko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.15882352941176" calcext:value-type="float">
            <text:p>1.15882352941176</text:p>
          </table:table-cell>
          <table:table-cell office:value-type="float" office:value="1.17333333333333" calcext:value-type="float">
            <text:p>1.17333333333333</text:p>
          </table:table-cell>
          <table:table-cell office:value-type="float" office:value="1.24137931034483" calcext:value-type="float">
            <text:p>1.24137931034483</text:p>
          </table:table-cell>
          <table:table-cell table:formula="of:=AVERAGE([.B83];[.C83];[.D83];[.E83])" office:value-type="float" office:value="1.10171737660581" calcext:value-type="float">
            <text:p>1.10171737660581</text:p>
          </table:table-cell>
          <table:table-cell/>
          <table:table-cell table:formula="of:=[.G83]-[.F83]" office:value-type="float" office:value="-1.10171737660581" calcext:value-type="float">
            <text:p>-1.10171737660581</text:p>
          </table:table-cell>
        </table:table-row>
        <table:table-row table:style-name="ro1" table:visibility="filter">
          <table:table-cell office:value-type="string" calcext:value-type="string">
            <text:p>Jake Neighbours</text:p>
          </table:table-cell>
          <table:table-cell office:value-type="float" office:value="1.15384615384615" calcext:value-type="float">
            <text:p>1.15384615384615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<text:s/>'NULL'</text:p>
          </table:table-cell>
          <table:table-cell/>
          <table:table-cell table:formula="of:=AVERAGE([.B84];[.C84];[.D84];[.E84])" office:value-type="float" office:value="1.10192307692308" calcext:value-type="float">
            <text:p>1.10192307692308</text:p>
          </table:table-cell>
          <table:table-cell/>
          <table:table-cell table:formula="of:=[.G84]-[.F84]" office:value-type="float" office:value="-1.10192307692308" calcext:value-type="float">
            <text:p>-1.10192307692308</text:p>
          </table:table-cell>
        </table:table-row>
        <table:table-row table:style-name="ro1" table:visibility="filter">
          <table:table-cell office:value-type="string" calcext:value-type="string">
            <text:p>Brendan Lemieux</text:p>
          </table:table-cell>
          <table:table-cell office:value-type="float" office:value="0.75" calcext:value-type="float">
            <text:p>0.75</text:p>
          </table:table-cell>
          <table:table-cell office:value-type="float" office:value="1.15384615384615" calcext:value-type="float">
            <text:p>1.15384615384615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39473684210526" calcext:value-type="float">
            <text:p>1.39473684210526</text:p>
          </table:table-cell>
          <table:table-cell table:formula="of:=AVERAGE([.B85];[.C85];[.D85];[.E85])" office:value-type="float" office:value="1.11631241565452" calcext:value-type="float">
            <text:p>1.11631241565452</text:p>
          </table:table-cell>
          <table:table-cell/>
          <table:table-cell table:formula="of:=[.G85]-[.F85]" office:value-type="float" office:value="-1.11631241565452" calcext:value-type="float">
            <text:p>-1.11631241565452</text:p>
          </table:table-cell>
        </table:table-row>
        <table:table-row table:style-name="ro1" table:visibility="filter">
          <table:table-cell office:value-type="string" calcext:value-type="string">
            <text:p>Nathan Walker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914893617021277" calcext:value-type="float">
            <text:p>0.914893617021277</text:p>
          </table:table-cell>
          <table:table-cell office:value-type="float" office:value="1.6" calcext:value-type="float">
            <text:p>1.6</text:p>
          </table:table-cell>
          <table:table-cell table:formula="of:=AVERAGE([.B86];[.C86];[.D86];[.E86])" office:value-type="float" office:value="1.11830673758865" calcext:value-type="float">
            <text:p>1.11830673758865</text:p>
          </table:table-cell>
          <table:table-cell/>
          <table:table-cell table:formula="of:=[.G86]-[.F86]" office:value-type="float" office:value="-1.11830673758865" calcext:value-type="float">
            <text:p>-1.11830673758865</text:p>
          </table:table-cell>
        </table:table-row>
        <table:table-row table:style-name="ro1" table:visibility="filter">
          <table:table-cell office:value-type="string" calcext:value-type="string">
            <text:p>Jayson Megna</text:p>
          </table:table-cell>
          <table:table-cell office:value-type="float" office:value="0.98989898989899" calcext:value-type="float">
            <text:p>0.98989898989899</text:p>
          </table:table-cell>
          <table:table-cell office:value-type="float" office:value="1" calcext:value-type="float">
            <text:p>1</text:p>
          </table:table-cell>
          <table:table-cell office:value-type="float" office:value="1.38095238095238" calcext:value-type="float">
            <text:p>1.38095238095238</text:p>
          </table:table-cell>
          <table:table-cell/>
          <table:table-cell table:formula="of:=AVERAGE([.B87];[.C87];[.D87];[.E87])" office:value-type="float" office:value="1.12361712361712" calcext:value-type="float">
            <text:p>1.12361712361712</text:p>
          </table:table-cell>
          <table:table-cell/>
          <table:table-cell table:formula="of:=[.G87]-[.F87]" office:value-type="float" office:value="-1.12361712361712" calcext:value-type="float">
            <text:p>-1.12361712361712</text:p>
          </table:table-cell>
        </table:table-row>
        <table:table-row table:style-name="ro1" table:visibility="filter">
          <table:table-cell office:value-type="string" calcext:value-type="string">
            <text:p>Owen Power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.54166666666667" calcext:value-type="float">
            <text:p>1.54166666666667</text:p>
          </table:table-cell>
          <table:table-cell office:value-type="float" office:value="1.35294117647059" calcext:value-type="float">
            <text:p>1.35294117647059</text:p>
          </table:table-cell>
          <table:table-cell office:value-type="float" office:value="1" calcext:value-type="float">
            <text:p>1</text:p>
          </table:table-cell>
          <table:table-cell table:formula="of:=AVERAGE([.B88];[.C88];[.D88];[.E88])" office:value-type="float" office:value="1.14031862745098" calcext:value-type="float">
            <text:p>1.14031862745098</text:p>
          </table:table-cell>
          <table:table-cell/>
          <table:table-cell table:formula="of:=[.G88]-[.F88]" office:value-type="float" office:value="-1.14031862745098" calcext:value-type="float">
            <text:p>-1.14031862745098</text:p>
          </table:table-cell>
        </table:table-row>
        <table:table-row table:style-name="ro1" table:visibility="filter">
          <table:table-cell office:value-type="string" calcext:value-type="string">
            <text:p>Trevor van Riemsdyk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1.21714285714286" calcext:value-type="float">
            <text:p>1.21714285714286</text:p>
          </table:table-cell>
          <table:table-cell office:value-type="float" office:value="1.26923076923077" calcext:value-type="float">
            <text:p>1.26923076923077</text:p>
          </table:table-cell>
          <table:table-cell office:value-type="float" office:value="1.40243902439024" calcext:value-type="float">
            <text:p>1.40243902439024</text:p>
          </table:table-cell>
          <table:table-cell table:formula="of:=AVERAGE([.B89];[.C89];[.D89];[.E89])" office:value-type="float" office:value="1.14867375092626" calcext:value-type="float">
            <text:p>1.14867375092626</text:p>
          </table:table-cell>
          <table:table-cell/>
          <table:table-cell table:formula="of:=[.G89]-[.F89]" office:value-type="float" office:value="-1.14867375092626" calcext:value-type="float">
            <text:p>-1.14867375092626</text:p>
          </table:table-cell>
        </table:table-row>
        <table:table-row table:style-name="ro1" table:visibility="filter">
          <table:table-cell office:value-type="string" calcext:value-type="string">
            <text:p>Carl Dahlst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'NULL'</text:p>
          </table:table-cell>
          <table:table-cell office:value-type="float" office:value="1.30769230769231" calcext:value-type="float">
            <text:p>1.30769230769231</text:p>
          </table:table-cell>
          <table:table-cell/>
          <table:table-cell table:formula="of:=AVERAGE([.B90];[.C90];[.D90];[.E90])" office:value-type="float" office:value="1.15384615384615" calcext:value-type="float">
            <text:p>1.15384615384615</text:p>
          </table:table-cell>
          <table:table-cell/>
          <table:table-cell table:formula="of:=[.G90]-[.F90]" office:value-type="float" office:value="-1.15384615384615" calcext:value-type="float">
            <text:p>-1.15384615384615</text:p>
          </table:table-cell>
        </table:table-row>
        <table:table-row table:style-name="ro1" table:visibility="filter">
          <table:table-cell office:value-type="string" calcext:value-type="string">
            <text:p>Nicholas Robertson</text:p>
          </table:table-cell>
          <table:table-cell office:value-type="float" office:value="0" calcext:value-type="float">
            <text:p>0</text:p>
          </table:table-cell>
          <table:table-cell office:value-type="float" office:value="1.61290322580645" calcext:value-type="float">
            <text:p>1.61290322580645</text:p>
          </table:table-cell>
          <table:table-cell office:value-type="float" office:value="1.73333333333333" calcext:value-type="float">
            <text:p>1.73333333333333</text:p>
          </table:table-cell>
          <table:table-cell office:value-type="float" office:value="1.28571428571429" calcext:value-type="float">
            <text:p>1.28571428571429</text:p>
          </table:table-cell>
          <table:table-cell table:formula="of:=AVERAGE([.B91];[.C91];[.D91];[.E91])" office:value-type="float" office:value="1.15798771121352" calcext:value-type="float">
            <text:p>1.15798771121352</text:p>
          </table:table-cell>
          <table:table-cell/>
          <table:table-cell table:formula="of:=[.G91]-[.F91]" office:value-type="float" office:value="-1.15798771121352" calcext:value-type="float">
            <text:p>-1.15798771121352</text:p>
          </table:table-cell>
        </table:table-row>
        <table:table-row table:style-name="ro1" table:visibility="filter">
          <table:table-cell office:value-type="string" calcext:value-type="string">
            <text:p>Martin Fehervary</text:p>
          </table:table-cell>
          <table:table-cell office:value-type="float" office:value="0.75" calcext:value-type="float">
            <text:p>0.75</text:p>
          </table:table-cell>
          <table:table-cell office:value-type="float" office:value="1.26618705035971" calcext:value-type="float">
            <text:p>1.26618705035971</text:p>
          </table:table-cell>
          <table:table-cell office:value-type="float" office:value="1.30434782608696" calcext:value-type="float">
            <text:p>1.30434782608696</text:p>
          </table:table-cell>
          <table:table-cell office:value-type="float" office:value="1.35294117647059" calcext:value-type="float">
            <text:p>1.35294117647059</text:p>
          </table:table-cell>
          <table:table-cell table:formula="of:=AVERAGE([.B92];[.C92];[.D92];[.E92])" office:value-type="float" office:value="1.16836901322931" calcext:value-type="float">
            <text:p>1.16836901322931</text:p>
          </table:table-cell>
          <table:table-cell/>
          <table:table-cell table:formula="of:=[.G92]-[.F92]" office:value-type="float" office:value="-1.16836901322931" calcext:value-type="float">
            <text:p>-1.16836901322931</text:p>
          </table:table-cell>
        </table:table-row>
        <table:table-row table:style-name="ro1" table:visibility="filter">
          <table:table-cell office:value-type="string" calcext:value-type="string">
            <text:p>Nathan Beaulieu</text:p>
          </table:table-cell>
          <table:table-cell office:value-type="float" office:value="1.12445414847162" calcext:value-type="float">
            <text:p>1.12445414847162</text:p>
          </table:table-cell>
          <table:table-cell office:value-type="float" office:value="1.21917808219178" calcext:value-type="float">
            <text:p>1.21917808219178</text:p>
          </table:table-cell>
          <table:table-cell office:value-type="float" office:value="1.30769230769231" calcext:value-type="float">
            <text:p>1.30769230769231</text:p>
          </table:table-cell>
          <table:table-cell office:value-type="float" office:value="1.08298755186722" calcext:value-type="float">
            <text:p>1.08298755186722</text:p>
          </table:table-cell>
          <table:table-cell table:formula="of:=AVERAGE([.B93];[.C93];[.D93];[.E93])" office:value-type="float" office:value="1.18357802255573" calcext:value-type="float">
            <text:p>1.18357802255573</text:p>
          </table:table-cell>
          <table:table-cell/>
          <table:table-cell table:formula="of:=[.G93]-[.F93]" office:value-type="float" office:value="-1.18357802255573" calcext:value-type="float">
            <text:p>-1.18357802255573</text:p>
          </table:table-cell>
        </table:table-row>
        <table:table-row table:style-name="ro1" table:visibility="filter">
          <table:table-cell office:value-type="string" calcext:value-type="string">
            <text:p>TJ Brodie</text:p>
          </table:table-cell>
          <table:table-cell office:value-type="float" office:value="1.14075887392901" calcext:value-type="float">
            <text:p>1.14075887392901</text:p>
          </table:table-cell>
          <table:table-cell office:value-type="float" office:value="1.23021582733813" calcext:value-type="float">
            <text:p>1.23021582733813</text:p>
          </table:table-cell>
          <table:table-cell office:value-type="float" office:value="1.11302211302211" calcext:value-type="float">
            <text:p>1.11302211302211</text:p>
          </table:table-cell>
          <table:table-cell office:value-type="float" office:value="1.26315789473684" calcext:value-type="float">
            <text:p>1.26315789473684</text:p>
          </table:table-cell>
          <table:table-cell table:formula="of:=AVERAGE([.B94];[.C94];[.D94];[.E94])" office:value-type="float" office:value="1.18678867725652" calcext:value-type="float">
            <text:p>1.18678867725652</text:p>
          </table:table-cell>
          <table:table-cell/>
          <table:table-cell table:formula="of:=[.G94]-[.F94]" office:value-type="float" office:value="-1.18678867725652" calcext:value-type="float">
            <text:p>-1.18678867725652</text:p>
          </table:table-cell>
        </table:table-row>
        <table:table-row table:style-name="ro1">
          <table:table-cell office:value-type="string" calcext:value-type="string">
            <text:p>Craig Anderson</text:p>
          </table:table-cell>
          <table:table-cell office:value-type="float" office:value="28.4955752212389" calcext:value-type="float">
            <text:p>28.4955752212389</text:p>
          </table:table-cell>
          <table:table-cell office:value-type="float" office:value="28.0240793201133" calcext:value-type="float">
            <text:p>28.0240793201133</text:p>
          </table:table-cell>
          <table:table-cell office:value-type="float" office:value="29.3448275862069" calcext:value-type="float">
            <text:p>29.3448275862069</text:p>
          </table:table-cell>
          <table:table-cell office:value-type="float" office:value="28.8988764044944" calcext:value-type="float">
            <text:p>28.8988764044944</text:p>
          </table:table-cell>
          <table:table-cell table:formula="of:=AVERAGE([.B95];[.C95];[.D95];[.E95])" office:value-type="float" office:value="28.6908396330134" calcext:value-type="float">
            <text:p>28.6908396330134</text:p>
          </table:table-cell>
          <table:table-cell office:value-type="float" office:value="27.5" calcext:value-type="float">
            <text:p>27.5</text:p>
          </table:table-cell>
          <table:table-cell table:formula="of:=[.G95]-[.F95]" office:value-type="float" office:value="-1.19083963301338" calcext:value-type="float">
            <text:p>-1.19083963301338</text:p>
          </table:table-cell>
        </table:table-row>
        <table:table-row table:style-name="ro1" table:visibility="filter">
          <table:table-cell office:value-type="string" calcext:value-type="string">
            <text:p>Robert Thomas</text:p>
          </table:table-cell>
          <table:table-cell office:value-type="float" office:value="1.31147540983607" calcext:value-type="float">
            <text:p>1.31147540983607</text:p>
          </table:table-cell>
          <table:table-cell office:value-type="float" office:value="1.30612244897959" calcext:value-type="float">
            <text:p>1.30612244897959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" calcext:value-type="float">
            <text:p>1</text:p>
          </table:table-cell>
          <table:table-cell table:formula="of:=AVERAGE([.B96];[.C96];[.D96];[.E96])" office:value-type="float" office:value="1.19606613137058" calcext:value-type="float">
            <text:p>1.19606613137058</text:p>
          </table:table-cell>
          <table:table-cell/>
          <table:table-cell table:formula="of:=[.G96]-[.F96]" office:value-type="float" office:value="-1.19606613137058" calcext:value-type="float">
            <text:p>-1.19606613137058</text:p>
          </table:table-cell>
        </table:table-row>
        <table:table-row table:style-name="ro1" table:visibility="filter">
          <table:table-cell office:value-type="string" calcext:value-type="string">
            <text:p>Matt Murray</text:p>
          </table:table-cell>
          <table:table-cell office:value-type="float" office:value="1.17241379310345" calcext:value-type="float">
            <text:p>1.17241379310345</text:p>
          </table:table-cell>
          <table:table-cell office:value-type="float" office:value="1.06153846153846" calcext:value-type="float">
            <text:p>1.06153846153846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1.5" calcext:value-type="float">
            <text:p>1.5</text:p>
          </table:table-cell>
          <table:table-cell table:formula="of:=AVERAGE([.B97];[.C97];[.D97];[.E97])" office:value-type="float" office:value="1.21920234937476" calcext:value-type="float">
            <text:p>1.21920234937476</text:p>
          </table:table-cell>
          <table:table-cell/>
          <table:table-cell table:formula="of:=[.G97]-[.F97]" office:value-type="float" office:value="-1.21920234937476" calcext:value-type="float">
            <text:p>-1.21920234937476</text:p>
          </table:table-cell>
        </table:table-row>
        <table:table-row table:style-name="ro1" table:visibility="filter">
          <table:table-cell office:value-type="string" calcext:value-type="string">
            <text:p>Alexey Toropchenko</text:p>
          </table:table-cell>
          <table:table-cell office:value-type="float" office:value="1.61111111111111" calcext:value-type="float">
            <text:p>1.61111111111111</text:p>
          </table:table-cell>
          <table:table-cell office:value-type="float" office:value="1.26829268292683" calcext:value-type="float">
            <text:p>1.26829268292683</text:p>
          </table:table-cell>
          <table:table-cell office:value-type="float" office:value="1" calcext:value-type="float">
            <text:p>1</text:p>
          </table:table-cell>
          <table:table-cell office:value-type="float" office:value="1.05128205128205" calcext:value-type="float">
            <text:p>1.05128205128205</text:p>
          </table:table-cell>
          <table:table-cell table:formula="of:=AVERAGE([.B98];[.C98];[.D98];[.E98])" office:value-type="float" office:value="1.23267146133" calcext:value-type="float">
            <text:p>1.23267146133</text:p>
          </table:table-cell>
          <table:table-cell/>
          <table:table-cell table:formula="of:=[.G98]-[.F98]" office:value-type="float" office:value="-1.23267146133" calcext:value-type="float">
            <text:p>-1.23267146133</text:p>
          </table:table-cell>
        </table:table-row>
        <table:table-row table:style-name="ro1" table:visibility="filter">
          <table:table-cell office:value-type="string" calcext:value-type="string">
            <text:p>Luke Schenn</text:p>
          </table:table-cell>
          <table:table-cell office:value-type="float" office:value="1.21630434782609" calcext:value-type="float">
            <text:p>1.21630434782609</text:p>
          </table:table-cell>
          <table:table-cell office:value-type="float" office:value="1.44705882352941" calcext:value-type="float">
            <text:p>1.44705882352941</text:p>
          </table:table-cell>
          <table:table-cell office:value-type="float" office:value="1.26444444444444" calcext:value-type="float">
            <text:p>1.26444444444444</text:p>
          </table:table-cell>
          <table:table-cell office:value-type="float" office:value="1.05" calcext:value-type="float">
            <text:p>1.05</text:p>
          </table:table-cell>
          <table:table-cell table:formula="of:=AVERAGE([.B99];[.C99];[.D99];[.E99])" office:value-type="float" office:value="1.24445190394999" calcext:value-type="float">
            <text:p>1.24445190394999</text:p>
          </table:table-cell>
          <table:table-cell/>
          <table:table-cell table:formula="of:=[.G99]-[.F99]" office:value-type="float" office:value="-1.24445190394999" calcext:value-type="float">
            <text:p>-1.24445190394999</text:p>
          </table:table-cell>
        </table:table-row>
        <table:table-row table:style-name="ro1" table:visibility="filter">
          <table:table-cell office:value-type="string" calcext:value-type="string">
            <text:p>Tyler Pitlick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1.32533333333333" calcext:value-type="float">
            <text:p>1.32533333333333</text:p>
          </table:table-cell>
          <table:table-cell office:value-type="float" office:value="1.31351351351351" calcext:value-type="float">
            <text:p>1.31351351351351</text:p>
          </table:table-cell>
          <table:table-cell office:value-type="float" office:value="1.51063829787234" calcext:value-type="float">
            <text:p>1.51063829787234</text:p>
          </table:table-cell>
          <table:table-cell table:formula="of:=AVERAGE([.B100];[.C100];[.D100];[.E100])" office:value-type="float" office:value="1.24890974771826" calcext:value-type="float">
            <text:p>1.24890974771826</text:p>
          </table:table-cell>
          <table:table-cell/>
          <table:table-cell table:formula="of:=[.G100]-[.F100]" office:value-type="float" office:value="-1.24890974771826" calcext:value-type="float">
            <text:p>-1.24890974771826</text:p>
          </table:table-cell>
        </table:table-row>
        <table:table-row table:style-name="ro1" table:visibility="filter">
          <table:table-cell office:value-type="string" calcext:value-type="string">
            <text:p>David Kampf</text:p>
          </table:table-cell>
          <table:table-cell office:value-type="float" office:value="1.11764705882353" calcext:value-type="float">
            <text:p>1.11764705882353</text:p>
          </table:table-cell>
          <table:table-cell office:value-type="float" office:value="1.19791666666667" calcext:value-type="float">
            <text:p>1.19791666666667</text:p>
          </table:table-cell>
          <table:table-cell office:value-type="float" office:value="1.21354166666667" calcext:value-type="float">
            <text:p>1.21354166666667</text:p>
          </table:table-cell>
          <table:table-cell office:value-type="float" office:value="1.47058823529412" calcext:value-type="float">
            <text:p>1.47058823529412</text:p>
          </table:table-cell>
          <table:table-cell table:formula="of:=AVERAGE([.B101];[.C101];[.D101];[.E101])" office:value-type="float" office:value="1.24992340686275" calcext:value-type="float">
            <text:p>1.24992340686275</text:p>
          </table:table-cell>
          <table:table-cell/>
          <table:table-cell table:formula="of:=[.G101]-[.F101]" office:value-type="float" office:value="-1.24992340686275" calcext:value-type="float">
            <text:p>-1.24992340686275</text:p>
          </table:table-cell>
        </table:table-row>
        <table:table-row table:style-name="ro1" table:visibility="filter">
          <table:table-cell office:value-type="string" calcext:value-type="string">
            <text:p>Simon Benoit</text:p>
          </table:table-cell>
          <table:table-cell office:value-type="float" office:value="0.951219512195122" calcext:value-type="float">
            <text:p>0.951219512195122</text:p>
          </table:table-cell>
          <table:table-cell office:value-type="float" office:value="1.11111111111111" calcext:value-type="float">
            <text:p>1.11111111111111</text:p>
          </table:table-cell>
          <table:table-cell office:value-type="float" office:value="2" calcext:value-type="float">
            <text:p>2</text:p>
          </table:table-cell>
          <table:table-cell office:value-type="float" office:value="0.968253968253968" calcext:value-type="float">
            <text:p>0.968253968253968</text:p>
          </table:table-cell>
          <table:table-cell table:formula="of:=AVERAGE([.B102];[.C102];[.D102];[.E102])" office:value-type="float" office:value="1.25764614789005" calcext:value-type="float">
            <text:p>1.25764614789005</text:p>
          </table:table-cell>
          <table:table-cell/>
          <table:table-cell table:formula="of:=[.G102]-[.F102]" office:value-type="float" office:value="-1.25764614789005" calcext:value-type="float">
            <text:p>-1.25764614789005</text:p>
          </table:table-cell>
        </table:table-row>
        <table:table-row table:style-name="ro1" table:visibility="filter">
          <table:table-cell office:value-type="string" calcext:value-type="string">
            <text:p>Noel Acciari</text:p>
          </table:table-cell>
          <table:table-cell office:value-type="float" office:value="0.9375" calcext:value-type="float">
            <text:p>0.9375</text:p>
          </table:table-cell>
          <table:table-cell office:value-type="float" office:value="1.36461126005362" calcext:value-type="float">
            <text:p>1.36461126005362</text:p>
          </table:table-cell>
          <table:table-cell office:value-type="float" office:value="1.44318181818182" calcext:value-type="float">
            <text:p>1.44318181818182</text:p>
          </table:table-cell>
          <table:table-cell office:value-type="float" office:value="1.29213483146067" calcext:value-type="float">
            <text:p>1.29213483146067</text:p>
          </table:table-cell>
          <table:table-cell table:formula="of:=AVERAGE([.B103];[.C103];[.D103];[.E103])" office:value-type="float" office:value="1.25935697742403" calcext:value-type="float">
            <text:p>1.25935697742403</text:p>
          </table:table-cell>
          <table:table-cell/>
          <table:table-cell table:formula="of:=[.G103]-[.F103]" office:value-type="float" office:value="-1.25935697742403" calcext:value-type="float">
            <text:p>-1.25935697742403</text:p>
          </table:table-cell>
        </table:table-row>
        <table:table-row table:style-name="ro1" table:visibility="filter">
          <table:table-cell office:value-type="string" calcext:value-type="string">
            <text:p>Sonny Milano</text:p>
          </table:table-cell>
          <table:table-cell office:value-type="float" office:value="1.30278884462151" calcext:value-type="float">
            <text:p>1.30278884462151</text:p>
          </table:table-cell>
          <table:table-cell office:value-type="float" office:value="1.35714285714286" calcext:value-type="float">
            <text:p>1.35714285714286</text:p>
          </table:table-cell>
          <table:table-cell office:value-type="float" office:value="1.32558139534884" calcext:value-type="float">
            <text:p>1.32558139534884</text:p>
          </table:table-cell>
          <table:table-cell office:value-type="float" office:value="1.09090909090909" calcext:value-type="float">
            <text:p>1.09090909090909</text:p>
          </table:table-cell>
          <table:table-cell table:formula="of:=AVERAGE([.B104];[.C104];[.D104];[.E104])" office:value-type="float" office:value="1.26910554700557" calcext:value-type="float">
            <text:p>1.26910554700557</text:p>
          </table:table-cell>
          <table:table-cell/>
          <table:table-cell table:formula="of:=[.G104]-[.F104]" office:value-type="float" office:value="-1.26910554700557" calcext:value-type="float">
            <text:p>-1.26910554700557</text:p>
          </table:table-cell>
        </table:table-row>
        <table:table-row table:style-name="ro1" table:visibility="filter">
          <table:table-cell office:value-type="string" calcext:value-type="string">
            <text:p>Justin Braun</text:p>
          </table:table-cell>
          <table:table-cell office:value-type="float" office:value="1.30059880239521" calcext:value-type="float">
            <text:p>1.30059880239521</text:p>
          </table:table-cell>
          <table:table-cell office:value-type="float" office:value="1.34292565947242" calcext:value-type="float">
            <text:p>1.34292565947242</text:p>
          </table:table-cell>
          <table:table-cell office:value-type="float" office:value="1.08" calcext:value-type="float">
            <text:p>1.08</text:p>
          </table:table-cell>
          <table:table-cell office:value-type="float" office:value="1.36196319018405" calcext:value-type="float">
            <text:p>1.36196319018405</text:p>
          </table:table-cell>
          <table:table-cell table:formula="of:=AVERAGE([.B105];[.C105];[.D105];[.E105])" office:value-type="float" office:value="1.27137191301292" calcext:value-type="float">
            <text:p>1.27137191301292</text:p>
          </table:table-cell>
          <table:table-cell/>
          <table:table-cell table:formula="of:=[.G105]-[.F105]" office:value-type="float" office:value="-1.27137191301292" calcext:value-type="float">
            <text:p>-1.27137191301292</text:p>
          </table:table-cell>
        </table:table-row>
        <table:table-row table:style-name="ro1" table:visibility="filter">
          <table:table-cell office:value-type="string" calcext:value-type="string">
            <text:p>Alexander Kerfoot</text:p>
          </table:table-cell>
          <table:table-cell office:value-type="float" office:value="1.3536299765808" calcext:value-type="float">
            <text:p>1.3536299765808</text:p>
          </table:table-cell>
          <table:table-cell office:value-type="float" office:value="1.19117647058824" calcext:value-type="float">
            <text:p>1.19117647058824</text:p>
          </table:table-cell>
          <table:table-cell office:value-type="float" office:value="1.44186046511628" calcext:value-type="float">
            <text:p>1.44186046511628</text:p>
          </table:table-cell>
          <table:table-cell office:value-type="float" office:value="1.1" calcext:value-type="float">
            <text:p>1.1</text:p>
          </table:table-cell>
          <table:table-cell table:formula="of:=AVERAGE([.B106];[.C106];[.D106];[.E106])" office:value-type="float" office:value="1.27166672807133" calcext:value-type="float">
            <text:p>1.27166672807133</text:p>
          </table:table-cell>
          <table:table-cell/>
          <table:table-cell table:formula="of:=[.G106]-[.F106]" office:value-type="float" office:value="-1.27166672807133" calcext:value-type="float">
            <text:p>-1.27166672807133</text:p>
          </table:table-cell>
        </table:table-row>
        <table:table-row table:style-name="ro1" table:visibility="filter">
          <table:table-cell office:value-type="string" calcext:value-type="string">
            <text:p>Marco Scandella</text:p>
          </table:table-cell>
          <table:table-cell office:value-type="float" office:value="1.33239436619718" calcext:value-type="float">
            <text:p>1.33239436619718</text:p>
          </table:table-cell>
          <table:table-cell office:value-type="float" office:value="1.27887323943662" calcext:value-type="float">
            <text:p>1.27887323943662</text:p>
          </table:table-cell>
          <table:table-cell office:value-type="float" office:value="1.4" calcext:value-type="float">
            <text:p>1.4</text:p>
          </table:table-cell>
          <table:table-cell office:value-type="float" office:value="1.12878787878788" calcext:value-type="float">
            <text:p>1.12878787878788</text:p>
          </table:table-cell>
          <table:table-cell table:formula="of:=AVERAGE([.B107];[.C107];[.D107];[.E107])" office:value-type="float" office:value="1.28501387110542" calcext:value-type="float">
            <text:p>1.28501387110542</text:p>
          </table:table-cell>
          <table:table-cell/>
          <table:table-cell table:formula="of:=[.G107]-[.F107]" office:value-type="float" office:value="-1.28501387110542" calcext:value-type="float">
            <text:p>-1.28501387110542</text:p>
          </table:table-cell>
        </table:table-row>
        <table:table-row table:style-name="ro1" table:visibility="filter">
          <table:table-cell office:value-type="string" calcext:value-type="string">
            <text:p>Noah Cates</text:p>
          </table:table-cell>
          <table:table-cell office:value-type="float" office:value="1.20512820512821" calcext:value-type="float">
            <text:p>1.20512820512821</text:p>
          </table:table-cell>
          <table:table-cell office:value-type="float" office:value="1.24096385542169" calcext:value-type="float">
            <text:p>1.24096385542169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1.33333333333333" calcext:value-type="float">
            <text:p>1.33333333333333</text:p>
          </table:table-cell>
          <table:table-cell table:formula="of:=AVERAGE([.B108];[.C108];[.D108];[.E108])" office:value-type="float" office:value="1.30199920561366" calcext:value-type="float">
            <text:p>1.30199920561366</text:p>
          </table:table-cell>
          <table:table-cell/>
          <table:table-cell table:formula="of:=[.G108]-[.F108]" office:value-type="float" office:value="-1.30199920561366" calcext:value-type="float">
            <text:p>-1.30199920561366</text:p>
          </table:table-cell>
        </table:table-row>
        <table:table-row table:style-name="ro1" table:visibility="filter">
          <table:table-cell office:value-type="string" calcext:value-type="string">
            <text:p>Nick Leddy</text:p>
          </table:table-cell>
          <table:table-cell office:value-type="float" office:value="1.40043763676149" calcext:value-type="float">
            <text:p>1.40043763676149</text:p>
          </table:table-cell>
          <table:table-cell office:value-type="float" office:value="1.37199124726477" calcext:value-type="float">
            <text:p>1.37199124726477</text:p>
          </table:table-cell>
          <table:table-cell office:value-type="float" office:value="1.26060606060606" calcext:value-type="float">
            <text:p>1.26060606060606</text:p>
          </table:table-cell>
          <table:table-cell office:value-type="float" office:value="1.19512195121951" calcext:value-type="float">
            <text:p>1.19512195121951</text:p>
          </table:table-cell>
          <table:table-cell table:formula="of:=AVERAGE([.B109];[.C109];[.D109];[.E109])" office:value-type="float" office:value="1.30703922396296" calcext:value-type="float">
            <text:p>1.30703922396296</text:p>
          </table:table-cell>
          <table:table-cell/>
          <table:table-cell table:formula="of:=[.G109]-[.F109]" office:value-type="float" office:value="-1.30703922396296" calcext:value-type="float">
            <text:p>-1.30703922396296</text:p>
          </table:table-cell>
        </table:table-row>
        <table:table-row table:style-name="ro1" table:visibility="filter">
          <table:table-cell office:value-type="string" calcext:value-type="string">
            <text:p>Calvin de Haan</text:p>
          </table:table-cell>
          <table:table-cell office:value-type="float" office:value="1.37347294938918" calcext:value-type="float">
            <text:p>1.37347294938918</text:p>
          </table:table-cell>
          <table:table-cell office:value-type="float" office:value="1.29681978798587" calcext:value-type="float">
            <text:p>1.29681978798587</text:p>
          </table:table-cell>
          <table:table-cell office:value-type="float" office:value="1.23655913978495" calcext:value-type="float">
            <text:p>1.23655913978495</text:p>
          </table:table-cell>
          <table:table-cell office:value-type="float" office:value="1.33333333333333" calcext:value-type="float">
            <text:p>1.33333333333333</text:p>
          </table:table-cell>
          <table:table-cell table:formula="of:=AVERAGE([.B110];[.C110];[.D110];[.E110])" office:value-type="float" office:value="1.31004630262333" calcext:value-type="float">
            <text:p>1.31004630262333</text:p>
          </table:table-cell>
          <table:table-cell/>
          <table:table-cell table:formula="of:=[.G110]-[.F110]" office:value-type="float" office:value="-1.31004630262333" calcext:value-type="float">
            <text:p>-1.31004630262333</text:p>
          </table:table-cell>
        </table:table-row>
        <table:table-row table:style-name="ro1" table:visibility="filter">
          <table:table-cell office:value-type="string" calcext:value-type="string">
            <text:p>Zach Aston-Reese</text:p>
          </table:table-cell>
          <table:table-cell office:value-type="float" office:value="1.20512820512821" calcext:value-type="float">
            <text:p>1.20512820512821</text:p>
          </table:table-cell>
          <table:table-cell office:value-type="float" office:value="1.42123287671233" calcext:value-type="float">
            <text:p>1.42123287671233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1.47435897435897" calcext:value-type="float">
            <text:p>1.47435897435897</text:p>
          </table:table-cell>
          <table:table-cell table:formula="of:=AVERAGE([.B111];[.C111];[.D111];[.E111])" office:value-type="float" office:value="1.31089429976416" calcext:value-type="float">
            <text:p>1.31089429976416</text:p>
          </table:table-cell>
          <table:table-cell/>
          <table:table-cell table:formula="of:=[.G111]-[.F111]" office:value-type="float" office:value="-1.31089429976416" calcext:value-type="float">
            <text:p>-1.31089429976416</text:p>
          </table:table-cell>
        </table:table-row>
        <table:table-row table:style-name="ro1" table:visibility="filter">
          <table:table-cell office:value-type="string" calcext:value-type="string">
            <text:p>Jack Drury</text:p>
          </table:table-cell>
          <table:table-cell office:value-type="float" office:value="1.30769230769231" calcext:value-type="float">
            <text:p>1.30769230769231</text:p>
          </table:table-cell>
          <table:table-cell office:value-type="float" office:value="1.625" calcext:value-type="float">
            <text:p>1.625</text:p>
          </table:table-cell>
          <table:table-cell office:value-type="string" calcext:value-type="string">
            <text:p><text:s/>'NULL'</text:p>
          </table:table-cell>
          <table:table-cell office:value-type="float" office:value="1" calcext:value-type="float">
            <text:p>1</text:p>
          </table:table-cell>
          <table:table-cell table:formula="of:=AVERAGE([.B112];[.C112];[.D112];[.E112])" office:value-type="float" office:value="1.31089743589744" calcext:value-type="float">
            <text:p>1.31089743589744</text:p>
          </table:table-cell>
          <table:table-cell/>
          <table:table-cell table:formula="of:=[.G112]-[.F112]" office:value-type="float" office:value="-1.31089743589744" calcext:value-type="float">
            <text:p>-1.31089743589744</text:p>
          </table:table-cell>
        </table:table-row>
        <table:table-row table:style-name="ro1" table:visibility="filter">
          <table:table-cell office:value-type="string" calcext:value-type="string">
            <text:p>Derek Grant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1.37530266343826" calcext:value-type="float">
            <text:p>1.37530266343826</text:p>
          </table:table-cell>
          <table:table-cell office:value-type="float" office:value="1.57971014492754" calcext:value-type="float">
            <text:p>1.57971014492754</text:p>
          </table:table-cell>
          <table:table-cell office:value-type="float" office:value="1.43147208121827" calcext:value-type="float">
            <text:p>1.43147208121827</text:p>
          </table:table-cell>
          <table:table-cell table:formula="of:=AVERAGE([.B113];[.C113];[.D113];[.E113])" office:value-type="float" office:value="1.31090693668173" calcext:value-type="float">
            <text:p>1.31090693668173</text:p>
          </table:table-cell>
          <table:table-cell/>
          <table:table-cell table:formula="of:=[.G113]-[.F113]" office:value-type="float" office:value="-1.31090693668173" calcext:value-type="float">
            <text:p>-1.31090693668173</text:p>
          </table:table-cell>
        </table:table-row>
        <table:table-row table:style-name="ro1" table:visibility="filter">
          <table:table-cell office:value-type="string" calcext:value-type="string">
            <text:p>Adam Boqvist</text:p>
          </table:table-cell>
          <table:table-cell office:value-type="float" office:value="1.22981366459627" calcext:value-type="float">
            <text:p>1.22981366459627</text:p>
          </table:table-cell>
          <table:table-cell office:value-type="float" office:value="1.24" calcext:value-type="float">
            <text:p>1.24</text:p>
          </table:table-cell>
          <table:table-cell office:value-type="float" office:value="1.5" calcext:value-type="float">
            <text:p>1.5</text:p>
          </table:table-cell>
          <table:table-cell office:value-type="float" office:value="1.28735632183908" calcext:value-type="float">
            <text:p>1.28735632183908</text:p>
          </table:table-cell>
          <table:table-cell table:formula="of:=AVERAGE([.B114];[.C114];[.D114];[.E114])" office:value-type="float" office:value="1.31429249660884" calcext:value-type="float">
            <text:p>1.31429249660884</text:p>
          </table:table-cell>
          <table:table-cell/>
          <table:table-cell table:formula="of:=[.G114]-[.F114]" office:value-type="float" office:value="-1.31429249660884" calcext:value-type="float">
            <text:p>-1.31429249660884</text:p>
          </table:table-cell>
        </table:table-row>
        <table:table-row table:style-name="ro1" table:visibility="filter">
          <table:table-cell office:value-type="string" calcext:value-type="string">
            <text:p>Erik Gudbranson</text:p>
          </table:table-cell>
          <table:table-cell office:value-type="float" office:value="1.3399433427762" calcext:value-type="float">
            <text:p>1.3399433427762</text:p>
          </table:table-cell>
          <table:table-cell office:value-type="float" office:value="1.41441441441441" calcext:value-type="float">
            <text:p>1.41441441441441</text:p>
          </table:table-cell>
          <table:table-cell office:value-type="float" office:value="1.29411764705882" calcext:value-type="float">
            <text:p>1.29411764705882</text:p>
          </table:table-cell>
          <table:table-cell office:value-type="float" office:value="1.26966292134831" calcext:value-type="float">
            <text:p>1.26966292134831</text:p>
          </table:table-cell>
          <table:table-cell table:formula="of:=AVERAGE([.B115];[.C115];[.D115];[.E115])" office:value-type="float" office:value="1.32953458139944" calcext:value-type="float">
            <text:p>1.32953458139944</text:p>
          </table:table-cell>
          <table:table-cell/>
          <table:table-cell table:formula="of:=[.G115]-[.F115]" office:value-type="float" office:value="-1.32953458139944" calcext:value-type="float">
            <text:p>-1.32953458139944</text:p>
          </table:table-cell>
        </table:table-row>
        <table:table-row table:style-name="ro1" table:visibility="filter">
          <table:table-cell office:value-type="string" calcext:value-type="string">
            <text:p>Jalen Chatfield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1.21875" calcext:value-type="float">
            <text:p>1.21875</text:p>
          </table:table-cell>
          <table:table-cell office:value-type="float" office:value="1.36734693877551" calcext:value-type="float">
            <text:p>1.36734693877551</text:p>
          </table:table-cell>
          <table:table-cell office:value-type="float" office:value="1.91666666666667" calcext:value-type="float">
            <text:p>1.91666666666667</text:p>
          </table:table-cell>
          <table:table-cell table:formula="of:=AVERAGE([.B116];[.C116];[.D116];[.E116])" office:value-type="float" office:value="1.33997661564626" calcext:value-type="float">
            <text:p>1.33997661564626</text:p>
          </table:table-cell>
          <table:table-cell/>
          <table:table-cell table:formula="of:=[.G116]-[.F116]" office:value-type="float" office:value="-1.33997661564626" calcext:value-type="float">
            <text:p>-1.33997661564626</text:p>
          </table:table-cell>
        </table:table-row>
        <table:table-row table:style-name="ro1" table:visibility="filter">
          <table:table-cell office:value-type="string" calcext:value-type="string">
            <text:p>Jordan Martinook</text:p>
          </table:table-cell>
          <table:table-cell office:value-type="float" office:value="1.46777163904236" calcext:value-type="float">
            <text:p>1.46777163904236</text:p>
          </table:table-cell>
          <table:table-cell office:value-type="float" office:value="1.3898916967509" calcext:value-type="float">
            <text:p>1.3898916967509</text:p>
          </table:table-cell>
          <table:table-cell office:value-type="float" office:value="1.30612244897959" calcext:value-type="float">
            <text:p>1.30612244897959</text:p>
          </table:table-cell>
          <table:table-cell office:value-type="float" office:value="1.4" calcext:value-type="float">
            <text:p>1.4</text:p>
          </table:table-cell>
          <table:table-cell table:formula="of:=AVERAGE([.B117];[.C117];[.D117];[.E117])" office:value-type="float" office:value="1.39094644619321" calcext:value-type="float">
            <text:p>1.39094644619321</text:p>
          </table:table-cell>
          <table:table-cell/>
          <table:table-cell table:formula="of:=[.G117]-[.F117]" office:value-type="float" office:value="-1.39094644619321" calcext:value-type="float">
            <text:p>-1.39094644619321</text:p>
          </table:table-cell>
        </table:table-row>
        <table:table-row table:style-name="ro1" table:visibility="filter">
          <table:table-cell office:value-type="string" calcext:value-type="string">
            <text:p>Jack Quinn</text:p>
          </table:table-cell>
          <table:table-cell office:value-type="float" office:value="1.62903225806452" calcext:value-type="float">
            <text:p>1.62903225806452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.625" calcext:value-type="float">
            <text:p>1.625</text:p>
          </table:table-cell>
          <table:table-cell table:formula="of:=AVERAGE([.B118];[.C118];[.D118];[.E118])" office:value-type="float" office:value="1.39684139784946" calcext:value-type="float">
            <text:p>1.39684139784946</text:p>
          </table:table-cell>
          <table:table-cell/>
          <table:table-cell table:formula="of:=[.G118]-[.F118]" office:value-type="float" office:value="-1.39684139784946" calcext:value-type="float">
            <text:p>-1.39684139784946</text:p>
          </table:table-cell>
        </table:table-row>
        <table:table-row table:style-name="ro1" table:visibility="filter">
          <table:table-cell office:value-type="string" calcext:value-type="string">
            <text:p>Liam Foudy</text:p>
          </table:table-cell>
          <table:table-cell office:value-type="float" office:value="1.16216216216216" calcext:value-type="float">
            <text:p>1.16216216216216</text:p>
          </table:table-cell>
          <table:table-cell office:value-type="float" office:value="1.20547945205479" calcext:value-type="float">
            <text:p>1.20547945205479</text:p>
          </table:table-cell>
          <table:table-cell office:value-type="float" office:value="1.83333333333333" calcext:value-type="float">
            <text:p>1.83333333333333</text:p>
          </table:table-cell>
          <table:table-cell office:value-type="string" calcext:value-type="string">
            <text:p><text:s/>'NULL'</text:p>
          </table:table-cell>
          <table:table-cell table:formula="of:=AVERAGE([.B119];[.C119];[.D119];[.E119])" office:value-type="float" office:value="1.40032498251676" calcext:value-type="float">
            <text:p>1.40032498251676</text:p>
          </table:table-cell>
          <table:table-cell/>
          <table:table-cell table:formula="of:=[.G119]-[.F119]" office:value-type="float" office:value="-1.40032498251676" calcext:value-type="float">
            <text:p>-1.40032498251676</text:p>
          </table:table-cell>
        </table:table-row>
        <table:table-row table:style-name="ro1" table:visibility="filter">
          <table:table-cell office:value-type="string" calcext:value-type="string">
            <text:p>Henri Jokiharju</text:p>
          </table:table-cell>
          <table:table-cell office:value-type="float" office:value="1.29457364341085" calcext:value-type="float">
            <text:p>1.29457364341085</text:p>
          </table:table-cell>
          <table:table-cell office:value-type="float" office:value="1.27906976744186" calcext:value-type="float">
            <text:p>1.27906976744186</text:p>
          </table:table-cell>
          <table:table-cell office:value-type="float" office:value="1.78571428571429" calcext:value-type="float">
            <text:p>1.78571428571429</text:p>
          </table:table-cell>
          <table:table-cell office:value-type="float" office:value="1.25" calcext:value-type="float">
            <text:p>1.25</text:p>
          </table:table-cell>
          <table:table-cell table:formula="of:=AVERAGE([.B120];[.C120];[.D120];[.E120])" office:value-type="float" office:value="1.40233942414175" calcext:value-type="float">
            <text:p>1.40233942414175</text:p>
          </table:table-cell>
          <table:table-cell/>
          <table:table-cell table:formula="of:=[.G120]-[.F120]" office:value-type="float" office:value="-1.40233942414175" calcext:value-type="float">
            <text:p>-1.40233942414175</text:p>
          </table:table-cell>
        </table:table-row>
        <table:table-row table:style-name="ro1" table:visibility="filter">
          <table:table-cell office:value-type="string" calcext:value-type="string">
            <text:p>Jordan Greenway</text:p>
          </table:table-cell>
          <table:table-cell office:value-type="float" office:value="1.3900293255132" calcext:value-type="float">
            <text:p>1.3900293255132</text:p>
          </table:table-cell>
          <table:table-cell office:value-type="float" office:value="1.35911602209945" calcext:value-type="float">
            <text:p>1.35911602209945</text:p>
          </table:table-cell>
          <table:table-cell office:value-type="float" office:value="1.23913043478261" calcext:value-type="float">
            <text:p>1.23913043478261</text:p>
          </table:table-cell>
          <table:table-cell office:value-type="float" office:value="1.625" calcext:value-type="float">
            <text:p>1.625</text:p>
          </table:table-cell>
          <table:table-cell table:formula="of:=AVERAGE([.B121];[.C121];[.D121];[.E121])" office:value-type="float" office:value="1.40331894559881" calcext:value-type="float">
            <text:p>1.40331894559881</text:p>
          </table:table-cell>
          <table:table-cell/>
          <table:table-cell table:formula="of:=[.G121]-[.F121]" office:value-type="float" office:value="-1.40331894559881" calcext:value-type="float">
            <text:p>-1.40331894559881</text:p>
          </table:table-cell>
        </table:table-row>
        <table:table-row table:style-name="ro1" table:visibility="filter">
          <table:table-cell office:value-type="string" calcext:value-type="string">
            <text:p>Sam Lafferty</text:p>
          </table:table-cell>
          <table:table-cell office:value-type="float" office:value="1.24752475247525" calcext:value-type="float">
            <text:p>1.24752475247525</text:p>
          </table:table-cell>
          <table:table-cell office:value-type="float" office:value="1.31313131313131" calcext:value-type="float">
            <text:p>1.31313131313131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AVERAGE([.B122];[.C122];[.D122];[.E122])" office:value-type="float" office:value="1.44016401640164" calcext:value-type="float">
            <text:p>1.44016401640164</text:p>
          </table:table-cell>
          <table:table-cell/>
          <table:table-cell table:formula="of:=[.G122]-[.F122]" office:value-type="float" office:value="-1.44016401640164" calcext:value-type="float">
            <text:p>-1.44016401640164</text:p>
          </table:table-cell>
        </table:table-row>
        <table:table-row table:style-name="ro1" table:visibility="filter">
          <table:table-cell office:value-type="string" calcext:value-type="string">
            <text:p>Mathieu Olivier</text:p>
          </table:table-cell>
          <table:table-cell office:value-type="float" office:value="0.972477064220184" calcext:value-type="float">
            <text:p>0.972477064220184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0.927272727272727" calcext:value-type="float">
            <text:p>0.927272727272727</text:p>
          </table:table-cell>
          <table:table-cell table:formula="of:=AVERAGE([.B123];[.C123];[.D123];[.E123])" office:value-type="float" office:value="1.44993744787323" calcext:value-type="float">
            <text:p>1.44993744787323</text:p>
          </table:table-cell>
          <table:table-cell/>
          <table:table-cell table:formula="of:=[.G123]-[.F123]" office:value-type="float" office:value="-1.44993744787323" calcext:value-type="float">
            <text:p>-1.44993744787323</text:p>
          </table:table-cell>
        </table:table-row>
        <table:table-row table:style-name="ro1" table:visibility="filter">
          <table:table-cell office:value-type="string" calcext:value-type="string">
            <text:p>Brett Pesce</text:p>
          </table:table-cell>
          <table:table-cell office:value-type="float" office:value="1.44150943396226" calcext:value-type="float">
            <text:p>1.44150943396226</text:p>
          </table:table-cell>
          <table:table-cell office:value-type="float" office:value="1.55083179297597" calcext:value-type="float">
            <text:p>1.55083179297597</text:p>
          </table:table-cell>
          <table:table-cell office:value-type="float" office:value="1.6" calcext:value-type="float">
            <text:p>1.6</text:p>
          </table:table-cell>
          <table:table-cell office:value-type="float" office:value="1.23529411764706" calcext:value-type="float">
            <text:p>1.23529411764706</text:p>
          </table:table-cell>
          <table:table-cell table:formula="of:=AVERAGE([.B124];[.C124];[.D124];[.E124])" office:value-type="float" office:value="1.45690883614632" calcext:value-type="float">
            <text:p>1.45690883614632</text:p>
          </table:table-cell>
          <table:table-cell/>
          <table:table-cell table:formula="of:=[.G124]-[.F124]" office:value-type="float" office:value="-1.45690883614632" calcext:value-type="float">
            <text:p>-1.45690883614632</text:p>
          </table:table-cell>
        </table:table-row>
        <table:table-row table:style-name="ro1" table:visibility="filter">
          <table:table-cell office:value-type="string" calcext:value-type="string">
            <text:p>Cole Sillinger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.68345323741007" calcext:value-type="float">
            <text:p>1.68345323741007</text:p>
          </table:table-cell>
          <table:table-cell office:value-type="float" office:value="1.56716417910448" calcext:value-type="float">
            <text:p>1.56716417910448</text:p>
          </table:table-cell>
          <table:table-cell office:value-type="float" office:value="1.95" calcext:value-type="float">
            <text:p>1.95</text:p>
          </table:table-cell>
          <table:table-cell table:formula="of:=AVERAGE([.B125];[.C125];[.D125];[.E125])" office:value-type="float" office:value="1.4668210207953" calcext:value-type="float">
            <text:p>1.4668210207953</text:p>
          </table:table-cell>
          <table:table-cell/>
          <table:table-cell table:formula="of:=[.G125]-[.F125]" office:value-type="float" office:value="-1.4668210207953" calcext:value-type="float">
            <text:p>-1.4668210207953</text:p>
          </table:table-cell>
        </table:table-row>
        <table:table-row table:style-name="ro1" table:visibility="filter">
          <table:table-cell office:value-type="string" calcext:value-type="string">
            <text:p>Jesperi Kotkaniemi</text:p>
          </table:table-cell>
          <table:table-cell office:value-type="float" office:value="1.58041958041958" calcext:value-type="float">
            <text:p>1.58041958041958</text:p>
          </table:table-cell>
          <table:table-cell office:value-type="float" office:value="1.49174917491749" calcext:value-type="float">
            <text:p>1.49174917491749</text:p>
          </table:table-cell>
          <table:table-cell office:value-type="float" office:value="1.42105263157895" calcext:value-type="float">
            <text:p>1.42105263157895</text:p>
          </table:table-cell>
          <table:table-cell office:value-type="float" office:value="1.56521739130435" calcext:value-type="float">
            <text:p>1.56521739130435</text:p>
          </table:table-cell>
          <table:table-cell table:formula="of:=AVERAGE([.B126];[.C126];[.D126];[.E126])" office:value-type="float" office:value="1.51460969455509" calcext:value-type="float">
            <text:p>1.51460969455509</text:p>
          </table:table-cell>
          <table:table-cell/>
          <table:table-cell table:formula="of:=[.G126]-[.F126]" office:value-type="float" office:value="-1.51460969455509" calcext:value-type="float">
            <text:p>-1.51460969455509</text:p>
          </table:table-cell>
        </table:table-row>
        <table:table-row table:style-name="ro1" table:visibility="filter">
          <table:table-cell office:value-type="string" calcext:value-type="string">
            <text:p>Nick Jensen</text:p>
          </table:table-cell>
          <table:table-cell office:value-type="float" office:value="1.72727272727273" calcext:value-type="float">
            <text:p>1.72727272727273</text:p>
          </table:table-cell>
          <table:table-cell office:value-type="float" office:value="1.45161290322581" calcext:value-type="float">
            <text:p>1.45161290322581</text:p>
          </table:table-cell>
          <table:table-cell office:value-type="string" calcext:value-type="string">
            <text:p><text:s/>'NULL'</text:p>
          </table:table-cell>
          <table:table-cell office:value-type="float" office:value="1.375" calcext:value-type="float">
            <text:p>1.375</text:p>
          </table:table-cell>
          <table:table-cell table:formula="of:=AVERAGE([.B127];[.C127];[.D127];[.E127])" office:value-type="float" office:value="1.51796187683284" calcext:value-type="float">
            <text:p>1.51796187683284</text:p>
          </table:table-cell>
          <table:table-cell/>
          <table:table-cell table:formula="of:=[.G127]-[.F127]" office:value-type="float" office:value="-1.51796187683284" calcext:value-type="float">
            <text:p>-1.51796187683284</text:p>
          </table:table-cell>
        </table:table-row>
        <table:table-row table:style-name="ro1" table:visibility="filter">
          <table:table-cell office:value-type="string" calcext:value-type="string">
            <text:p>Zemgus Girgensons</text:p>
          </table:table-cell>
          <table:table-cell office:value-type="float" office:value="1.28205128205128" calcext:value-type="float">
            <text:p>1.28205128205128</text:p>
          </table:table-cell>
          <table:table-cell office:value-type="float" office:value="1.48360655737705" calcext:value-type="float">
            <text:p>1.48360655737705</text:p>
          </table:table-cell>
          <table:table-cell office:value-type="float" office:value="1.40789473684211" calcext:value-type="float">
            <text:p>1.40789473684211</text:p>
          </table:table-cell>
          <table:table-cell office:value-type="float" office:value="1.9047619047619" calcext:value-type="float">
            <text:p>1.9047619047619</text:p>
          </table:table-cell>
          <table:table-cell table:formula="of:=AVERAGE([.B128];[.C128];[.D128];[.E128])" office:value-type="float" office:value="1.51957862025809" calcext:value-type="float">
            <text:p>1.51957862025809</text:p>
          </table:table-cell>
          <table:table-cell/>
          <table:table-cell table:formula="of:=[.G128]-[.F128]" office:value-type="float" office:value="-1.51957862025809" calcext:value-type="float">
            <text:p>-1.51957862025809</text:p>
          </table:table-cell>
        </table:table-row>
        <table:table-row table:style-name="ro1" table:visibility="filter">
          <table:table-cell office:value-type="string" calcext:value-type="string">
            <text:p>Brock McGinn</text:p>
          </table:table-cell>
          <table:table-cell office:value-type="float" office:value="1.5126582278481" calcext:value-type="float">
            <text:p>1.5126582278481</text:p>
          </table:table-cell>
          <table:table-cell office:value-type="float" office:value="1.59574468085106" calcext:value-type="float">
            <text:p>1.59574468085106</text:p>
          </table:table-cell>
          <table:table-cell office:value-type="float" office:value="1.48275862068966" calcext:value-type="float">
            <text:p>1.48275862068966</text:p>
          </table:table-cell>
          <table:table-cell office:value-type="float" office:value="1.5" calcext:value-type="float">
            <text:p>1.5</text:p>
          </table:table-cell>
          <table:table-cell table:formula="of:=AVERAGE([.B129];[.C129];[.D129];[.E129])" office:value-type="float" office:value="1.52279038234721" calcext:value-type="float">
            <text:p>1.52279038234721</text:p>
          </table:table-cell>
          <table:table-cell/>
          <table:table-cell table:formula="of:=[.G129]-[.F129]" office:value-type="float" office:value="-1.52279038234721" calcext:value-type="float">
            <text:p>-1.52279038234721</text:p>
          </table:table-cell>
        </table:table-row>
        <table:table-row table:style-name="ro1" table:visibility="filter">
          <table:table-cell office:value-type="string" calcext:value-type="string">
            <text:p>Calle Jarnkrok</text:p>
          </table:table-cell>
          <table:table-cell office:value-type="float" office:value="1.56624605678233" calcext:value-type="float">
            <text:p>1.56624605678233</text:p>
          </table:table-cell>
          <table:table-cell office:value-type="float" office:value="1.52336448598131" calcext:value-type="float">
            <text:p>1.52336448598131</text:p>
          </table:table-cell>
          <table:table-cell office:value-type="float" office:value="1.5688622754491" calcext:value-type="float">
            <text:p>1.5688622754491</text:p>
          </table:table-cell>
          <table:table-cell office:value-type="float" office:value="1.45454545454545" calcext:value-type="float">
            <text:p>1.45454545454545</text:p>
          </table:table-cell>
          <table:table-cell table:formula="of:=AVERAGE([.B130];[.C130];[.D130];[.E130])" office:value-type="float" office:value="1.52825456818955" calcext:value-type="float">
            <text:p>1.52825456818955</text:p>
          </table:table-cell>
          <table:table-cell/>
          <table:table-cell table:formula="of:=[.G130]-[.F130]" office:value-type="float" office:value="-1.52825456818955" calcext:value-type="float">
            <text:p>-1.52825456818955</text:p>
          </table:table-cell>
        </table:table-row>
        <table:table-row table:style-name="ro1" table:visibility="filter">
          <table:table-cell office:value-type="string" calcext:value-type="string">
            <text:p>Michael Bunting</text:p>
          </table:table-cell>
          <table:table-cell office:value-type="float" office:value="0.5" calcext:value-type="float">
            <text:p>0.5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2.02906976744186" calcext:value-type="float">
            <text:p>2.02906976744186</text:p>
          </table:table-cell>
          <table:table-cell office:value-type="float" office:value="1.96341463414634" calcext:value-type="float">
            <text:p>1.96341463414634</text:p>
          </table:table-cell>
          <table:table-cell table:formula="of:=AVERAGE([.B131];[.C131];[.D131];[.E131])" office:value-type="float" office:value="1.5435756458516" calcext:value-type="float">
            <text:p>1.5435756458516</text:p>
          </table:table-cell>
          <table:table-cell/>
          <table:table-cell table:formula="of:=[.G131]-[.F131]" office:value-type="float" office:value="-1.5435756458516" calcext:value-type="float">
            <text:p>-1.5435756458516</text:p>
          </table:table-cell>
        </table:table-row>
        <table:table-row table:style-name="ro1" table:visibility="filter">
          <table:table-cell office:value-type="string" calcext:value-type="string">
            <text:p>Matt Irwin</text:p>
          </table:table-cell>
          <table:table-cell office:value-type="float" office:value="1.57522123893805" calcext:value-type="float">
            <text:p>1.57522123893805</text:p>
          </table:table-cell>
          <table:table-cell office:value-type="float" office:value="1.64377682403433" calcext:value-type="float">
            <text:p>1.64377682403433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.3" calcext:value-type="float">
            <text:p>1.3</text:p>
          </table:table-cell>
          <table:table-cell table:formula="of:=AVERAGE([.B132];[.C132];[.D132];[.E132])" office:value-type="float" office:value="1.54641618240976" calcext:value-type="float">
            <text:p>1.54641618240976</text:p>
          </table:table-cell>
          <table:table-cell/>
          <table:table-cell table:formula="of:=[.G132]-[.F132]" office:value-type="float" office:value="-1.54641618240976" calcext:value-type="float">
            <text:p>-1.54641618240976</text:p>
          </table:table-cell>
        </table:table-row>
        <table:table-row table:style-name="ro1" table:visibility="filter">
          <table:table-cell office:value-type="string" calcext:value-type="string">
            <text:p>Max Comtois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</text:p>
          </table:table-cell>
          <table:table-cell office:value-type="float" office:value="1.43157894736842" calcext:value-type="float">
            <text:p>1.43157894736842</text:p>
          </table:table-cell>
          <table:table-cell office:value-type="float" office:value="1.42424242424242" calcext:value-type="float">
            <text:p>1.42424242424242</text:p>
          </table:table-cell>
          <table:table-cell table:formula="of:=AVERAGE([.B133];[.C133];[.D133];[.E133])" office:value-type="float" office:value="1.56895534290271" calcext:value-type="float">
            <text:p>1.56895534290271</text:p>
          </table:table-cell>
          <table:table-cell/>
          <table:table-cell table:formula="of:=[.G133]-[.F133]" office:value-type="float" office:value="-1.56895534290271" calcext:value-type="float">
            <text:p>-1.56895534290271</text:p>
          </table:table-cell>
        </table:table-row>
        <table:table-row table:style-name="ro1" table:visibility="filter">
          <table:table-cell office:value-type="string" calcext:value-type="string">
            <text:p>Vinnie Hinostroza</text:p>
          </table:table-cell>
          <table:table-cell office:value-type="float" office:value="0.875" calcext:value-type="float">
            <text:p>0.875</text:p>
          </table:table-cell>
          <table:table-cell office:value-type="float" office:value="1.71309192200557" calcext:value-type="float">
            <text:p>1.71309192200557</text:p>
          </table:table-cell>
          <table:table-cell office:value-type="float" office:value="2.01923076923077" calcext:value-type="float">
            <text:p>2.01923076923077</text:p>
          </table:table-cell>
          <table:table-cell office:value-type="float" office:value="1.67052023121387" calcext:value-type="float">
            <text:p>1.67052023121387</text:p>
          </table:table-cell>
          <table:table-cell table:formula="of:=AVERAGE([.B134];[.C134];[.D134];[.E134])" office:value-type="float" office:value="1.56946073061255" calcext:value-type="float">
            <text:p>1.56946073061255</text:p>
          </table:table-cell>
          <table:table-cell/>
          <table:table-cell table:formula="of:=[.G134]-[.F134]" office:value-type="float" office:value="-1.56946073061255" calcext:value-type="float">
            <text:p>-1.56946073061255</text:p>
          </table:table-cell>
        </table:table-row>
        <table:table-row table:style-name="ro1" table:visibility="filter">
          <table:table-cell office:value-type="string" calcext:value-type="string">
            <text:p>Jake Bean</text:p>
          </table:table-cell>
          <table:table-cell office:value-type="float" office:value="1.296" calcext:value-type="float">
            <text:p>1.296</text:p>
          </table:table-cell>
          <table:table-cell office:value-type="float" office:value="2" calcext:value-type="float">
            <text:p>2</text:p>
          </table:table-cell>
          <table:table-cell office:value-type="float" office:value="1.48214285714286" calcext:value-type="float">
            <text:p>1.48214285714286</text:p>
          </table:table-cell>
          <table:table-cell office:value-type="float" office:value="1.52" calcext:value-type="float">
            <text:p>1.52</text:p>
          </table:table-cell>
          <table:table-cell table:formula="of:=AVERAGE([.B135];[.C135];[.D135];[.E135])" office:value-type="float" office:value="1.57453571428571" calcext:value-type="float">
            <text:p>1.57453571428571</text:p>
          </table:table-cell>
          <table:table-cell/>
          <table:table-cell table:formula="of:=[.G135]-[.F135]" office:value-type="float" office:value="-1.57453571428571" calcext:value-type="float">
            <text:p>-1.57453571428571</text:p>
          </table:table-cell>
        </table:table-row>
        <table:table-row table:style-name="ro1" table:visibility="filter">
          <table:table-cell office:value-type="string" calcext:value-type="string">
            <text:p>Casey Mittelstadt</text:p>
          </table:table-cell>
          <table:table-cell office:value-type="float" office:value="1.54961832061069" calcext:value-type="float">
            <text:p>1.54961832061069</text:p>
          </table:table-cell>
          <table:table-cell office:value-type="float" office:value="1.71153846153846" calcext:value-type="float">
            <text:p>1.71153846153846</text:p>
          </table:table-cell>
          <table:table-cell office:value-type="float" office:value="1.47761194029851" calcext:value-type="float">
            <text:p>1.47761194029851</text:p>
          </table:table-cell>
          <table:table-cell office:value-type="float" office:value="1.58333333333333" calcext:value-type="float">
            <text:p>1.58333333333333</text:p>
          </table:table-cell>
          <table:table-cell table:formula="of:=AVERAGE([.B136];[.C136];[.D136];[.E136])" office:value-type="float" office:value="1.58052551394525" calcext:value-type="float">
            <text:p>1.58052551394525</text:p>
          </table:table-cell>
          <table:table-cell/>
          <table:table-cell table:formula="of:=[.G136]-[.F136]" office:value-type="float" office:value="-1.58052551394525" calcext:value-type="float">
            <text:p>-1.58052551394525</text:p>
          </table:table-cell>
        </table:table-row>
        <table:table-row table:style-name="ro1" table:visibility="filter">
          <table:table-cell office:value-type="string" calcext:value-type="string">
            <text:p>Jack Roslovic</text:p>
          </table:table-cell>
          <table:table-cell office:value-type="float" office:value="1.46505376344086" calcext:value-type="float">
            <text:p>1.46505376344086</text:p>
          </table:table-cell>
          <table:table-cell office:value-type="float" office:value="2.1" calcext:value-type="float">
            <text:p>2.1</text:p>
          </table:table-cell>
          <table:table-cell office:value-type="float" office:value="1.35869565217391" calcext:value-type="float">
            <text:p>1.35869565217391</text:p>
          </table:table-cell>
          <table:table-cell office:value-type="float" office:value="1.40350877192982" calcext:value-type="float">
            <text:p>1.40350877192982</text:p>
          </table:table-cell>
          <table:table-cell table:formula="of:=AVERAGE([.B137];[.C137];[.D137];[.E137])" office:value-type="float" office:value="1.58181454688615" calcext:value-type="float">
            <text:p>1.58181454688615</text:p>
          </table:table-cell>
          <table:table-cell/>
          <table:table-cell table:formula="of:=[.G137]-[.F137]" office:value-type="float" office:value="-1.58181454688615" calcext:value-type="float">
            <text:p>-1.58181454688615</text:p>
          </table:table-cell>
        </table:table-row>
        <table:table-row table:style-name="ro1" table:visibility="filter">
          <table:table-cell office:value-type="string" calcext:value-type="string">
            <text:p>Eric Robinson</text:p>
          </table:table-cell>
          <table:table-cell office:value-type="float" office:value="0.972972972972973" calcext:value-type="float">
            <text:p>0.972972972972973</text:p>
          </table:table-cell>
          <table:table-cell office:value-type="float" office:value="1.4390243902439" calcext:value-type="float">
            <text:p>1.4390243902439</text:p>
          </table:table-cell>
          <table:table-cell office:value-type="float" office:value="2.5" calcext:value-type="float">
            <text:p>2.5</text:p>
          </table:table-cell>
          <table:table-cell office:value-type="float" office:value="1.49180327868852" calcext:value-type="float">
            <text:p>1.49180327868852</text:p>
          </table:table-cell>
          <table:table-cell table:formula="of:=AVERAGE([.B138];[.C138];[.D138];[.E138])" office:value-type="float" office:value="1.60095016047635" calcext:value-type="float">
            <text:p>1.60095016047635</text:p>
          </table:table-cell>
          <table:table-cell/>
          <table:table-cell table:formula="of:=[.G138]-[.F138]" office:value-type="float" office:value="-1.60095016047635" calcext:value-type="float">
            <text:p>-1.60095016047635</text:p>
          </table:table-cell>
        </table:table-row>
        <table:table-row table:style-name="ro1" table:visibility="filter">
          <table:table-cell office:value-type="string" calcext:value-type="string">
            <text:p>Kent Johnson</text:p>
          </table:table-cell>
          <table:table-cell office:value-type="float" office:value="1.34722222222222" calcext:value-type="float">
            <text:p>1.34722222222222</text:p>
          </table:table-cell>
          <table:table-cell office:value-type="float" office:value="2" calcext:value-type="float">
            <text:p>2</text:p>
          </table:table-cell>
          <table:table-cell office:value-type="float" office:value="1.47058823529412" calcext:value-type="float">
            <text:p>1.47058823529412</text:p>
          </table:table-cell>
          <table:table-cell office:value-type="float" office:value="1.6" calcext:value-type="float">
            <text:p>1.6</text:p>
          </table:table-cell>
          <table:table-cell table:formula="of:=AVERAGE([.B139];[.C139];[.D139];[.E139])" office:value-type="float" office:value="1.60445261437909" calcext:value-type="float">
            <text:p>1.60445261437909</text:p>
          </table:table-cell>
          <table:table-cell/>
          <table:table-cell table:formula="of:=[.G139]-[.F139]" office:value-type="float" office:value="-1.60445261437909" calcext:value-type="float">
            <text:p>-1.60445261437909</text:p>
          </table:table-cell>
        </table:table-row>
        <table:table-row table:style-name="ro1" table:visibility="filter">
          <table:table-cell office:value-type="string" calcext:value-type="string">
            <text:p>Travis Sanheim</text:p>
          </table:table-cell>
          <table:table-cell office:value-type="float" office:value="1.53615960099751" calcext:value-type="float">
            <text:p>1.53615960099751</text:p>
          </table:table-cell>
          <table:table-cell office:value-type="float" office:value="1.705" calcext:value-type="float">
            <text:p>1.705</text:p>
          </table:table-cell>
          <table:table-cell office:value-type="float" office:value="1.39705882352941" calcext:value-type="float">
            <text:p>1.39705882352941</text:p>
          </table:table-cell>
          <table:table-cell office:value-type="float" office:value="1.89473684210526" calcext:value-type="float">
            <text:p>1.89473684210526</text:p>
          </table:table-cell>
          <table:table-cell table:formula="of:=AVERAGE([.B140];[.C140];[.D140];[.E140])" office:value-type="float" office:value="1.63323881665805" calcext:value-type="float">
            <text:p>1.63323881665805</text:p>
          </table:table-cell>
          <table:table-cell/>
          <table:table-cell table:formula="of:=[.G140]-[.F140]" office:value-type="float" office:value="-1.63323881665805" calcext:value-type="float">
            <text:p>-1.63323881665805</text:p>
          </table:table-cell>
        </table:table-row>
        <table:table-row table:style-name="ro1" table:visibility="filter">
          <table:table-cell office:value-type="string" calcext:value-type="string">
            <text:p>Tyson Jost</text:p>
          </table:table-cell>
          <table:table-cell office:value-type="float" office:value="1.56965174129353" calcext:value-type="float">
            <text:p>1.56965174129353</text:p>
          </table:table-cell>
          <table:table-cell office:value-type="float" office:value="1.52791878172589" calcext:value-type="float">
            <text:p>1.52791878172589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table:formula="of:=AVERAGE([.B141];[.C141];[.D141];[.E141])" office:value-type="float" office:value="1.66189263075486" calcext:value-type="float">
            <text:p>1.66189263075486</text:p>
          </table:table-cell>
          <table:table-cell/>
          <table:table-cell table:formula="of:=[.G141]-[.F141]" office:value-type="float" office:value="-1.66189263075486" calcext:value-type="float">
            <text:p>-1.66189263075486</text:p>
          </table:table-cell>
        </table:table-row>
        <table:table-row table:style-name="ro1" table:visibility="filter">
          <table:table-cell office:value-type="string" calcext:value-type="string">
            <text:p>Sean Kuraly</text:p>
          </table:table-cell>
          <table:table-cell office:value-type="float" office:value="1.64778325123153" calcext:value-type="float">
            <text:p>1.64778325123153</text:p>
          </table:table-cell>
          <table:table-cell office:value-type="float" office:value="1.62376237623762" calcext:value-type="float">
            <text:p>1.62376237623762</text:p>
          </table:table-cell>
          <table:table-cell office:value-type="float" office:value="1.65957446808511" calcext:value-type="float">
            <text:p>1.65957446808511</text:p>
          </table:table-cell>
          <table:table-cell office:value-type="float" office:value="1.75" calcext:value-type="float">
            <text:p>1.75</text:p>
          </table:table-cell>
          <table:table-cell table:formula="of:=AVERAGE([.B142];[.C142];[.D142];[.E142])" office:value-type="float" office:value="1.67028002388856" calcext:value-type="float">
            <text:p>1.67028002388856</text:p>
          </table:table-cell>
          <table:table-cell/>
          <table:table-cell table:formula="of:=[.G142]-[.F142]" office:value-type="float" office:value="-1.67028002388856" calcext:value-type="float">
            <text:p>-1.67028002388856</text:p>
          </table:table-cell>
        </table:table-row>
        <table:table-row table:style-name="ro1" table:visibility="filter">
          <table:table-cell office:value-type="string" calcext:value-type="string">
            <text:p>Emil Bemstrom</text:p>
          </table:table-cell>
          <table:table-cell office:value-type="float" office:value="1.62179487179487" calcext:value-type="float">
            <text:p>1.62179487179487</text:p>
          </table:table-cell>
          <table:table-cell office:value-type="float" office:value="1.80555555555556" calcext:value-type="float">
            <text:p>1.80555555555556</text:p>
          </table:table-cell>
          <table:table-cell office:value-type="float" office:value="1.5" calcext:value-type="float">
            <text:p>1.5</text:p>
          </table:table-cell>
          <table:table-cell office:value-type="float" office:value="1.79310344827586" calcext:value-type="float">
            <text:p>1.79310344827586</text:p>
          </table:table-cell>
          <table:table-cell table:formula="of:=AVERAGE([.B143];[.C143];[.D143];[.E143])" office:value-type="float" office:value="1.68011346890657" calcext:value-type="float">
            <text:p>1.68011346890657</text:p>
          </table:table-cell>
          <table:table-cell/>
          <table:table-cell table:formula="of:=[.G143]-[.F143]" office:value-type="float" office:value="-1.68011346890657" calcext:value-type="float">
            <text:p>-1.68011346890657</text:p>
          </table:table-cell>
        </table:table-row>
        <table:table-row table:style-name="ro1" table:visibility="filter">
          <table:table-cell office:value-type="string" calcext:value-type="string">
            <text:p>Kasperi Kapanen</text:p>
          </table:table-cell>
          <table:table-cell office:value-type="float" office:value="1.60606060606061" calcext:value-type="float">
            <text:p>1.60606060606061</text:p>
          </table:table-cell>
          <table:table-cell office:value-type="float" office:value="1.76612903225806" calcext:value-type="float">
            <text:p>1.76612903225806</text:p>
          </table:table-cell>
          <table:table-cell office:value-type="float" office:value="1.85869565217391" calcext:value-type="float">
            <text:p>1.85869565217391</text:p>
          </table:table-cell>
          <table:table-cell office:value-type="float" office:value="1.57894736842105" calcext:value-type="float">
            <text:p>1.57894736842105</text:p>
          </table:table-cell>
          <table:table-cell table:formula="of:=AVERAGE([.B144];[.C144];[.D144];[.E144])" office:value-type="float" office:value="1.70245816472841" calcext:value-type="float">
            <text:p>1.70245816472841</text:p>
          </table:table-cell>
          <table:table-cell/>
          <table:table-cell table:formula="of:=[.G144]-[.F144]" office:value-type="float" office:value="-1.70245816472841" calcext:value-type="float">
            <text:p>-1.70245816472841</text:p>
          </table:table-cell>
        </table:table-row>
        <table:table-row table:style-name="ro1" table:visibility="filter">
          <table:table-cell office:value-type="string" calcext:value-type="string">
            <text:p>Nick Blankenburg</text:p>
          </table:table-cell>
          <table:table-cell office:value-type="float" office:value="0.8" calcext:value-type="float">
            <text:p>0.8</text:p>
          </table:table-cell>
          <table:table-cell office:value-type="float" office:value="1.45945945945946" calcext:value-type="float">
            <text:p>1.45945945945946</text:p>
          </table:table-cell>
          <table:table-cell office:value-type="float" office:value="3" calcext:value-type="float">
            <text:p>3</text:p>
          </table:table-cell>
          <table:table-cell office:value-type="float" office:value="1.61111111111111" calcext:value-type="float">
            <text:p>1.61111111111111</text:p>
          </table:table-cell>
          <table:table-cell table:formula="of:=AVERAGE([.B145];[.C145];[.D145];[.E145])" office:value-type="float" office:value="1.71764264264264" calcext:value-type="float">
            <text:p>1.71764264264264</text:p>
          </table:table-cell>
          <table:table-cell/>
          <table:table-cell table:formula="of:=[.G145]-[.F145]" office:value-type="float" office:value="-1.71764264264264" calcext:value-type="float">
            <text:p>-1.71764264264264</text:p>
          </table:table-cell>
        </table:table-row>
        <table:table-row table:style-name="ro1" table:visibility="filter">
          <table:table-cell office:value-type="string" calcext:value-type="string">
            <text:p>Conor Sheary</text:p>
          </table:table-cell>
          <table:table-cell office:value-type="float" office:value="1.82432432432432" calcext:value-type="float">
            <text:p>1.82432432432432</text:p>
          </table:table-cell>
          <table:table-cell office:value-type="float" office:value="1.88461538461538" calcext:value-type="float">
            <text:p>1.88461538461538</text:p>
          </table:table-cell>
          <table:table-cell office:value-type="float" office:value="1.88659793814433" calcext:value-type="float">
            <text:p>1.88659793814433</text:p>
          </table:table-cell>
          <table:table-cell office:value-type="float" office:value="1.4" calcext:value-type="float">
            <text:p>1.4</text:p>
          </table:table-cell>
          <table:table-cell table:formula="of:=AVERAGE([.B146];[.C146];[.D146];[.E146])" office:value-type="float" office:value="1.74888441177101" calcext:value-type="float">
            <text:p>1.74888441177101</text:p>
          </table:table-cell>
          <table:table-cell/>
          <table:table-cell table:formula="of:=[.G146]-[.F146]" office:value-type="float" office:value="-1.74888441177101" calcext:value-type="float">
            <text:p>-1.74888441177101</text:p>
          </table:table-cell>
        </table:table-row>
        <table:table-row table:style-name="ro1" table:visibility="filter">
          <table:table-cell office:value-type="string" calcext:value-type="string">
            <text:p>Rasmus Ristolainen</text:p>
          </table:table-cell>
          <table:table-cell office:value-type="float" office:value="1.92365269461078" calcext:value-type="float">
            <text:p>1.92365269461078</text:p>
          </table:table-cell>
          <table:table-cell office:value-type="float" office:value="2.1858407079646" calcext:value-type="float">
            <text:p>2.1858407079646</text:p>
          </table:table-cell>
          <table:table-cell office:value-type="float" office:value="1.95744680851064" calcext:value-type="float">
            <text:p>1.95744680851064</text:p>
          </table:table-cell>
          <table:table-cell office:value-type="float" office:value="1" calcext:value-type="float">
            <text:p>1</text:p>
          </table:table-cell>
          <table:table-cell table:formula="of:=AVERAGE([.B147];[.C147];[.D147];[.E147])" office:value-type="float" office:value="1.7667350527715" calcext:value-type="float">
            <text:p>1.7667350527715</text:p>
          </table:table-cell>
          <table:table-cell/>
          <table:table-cell table:formula="of:=[.G147]-[.F147]" office:value-type="float" office:value="-1.7667350527715" calcext:value-type="float">
            <text:p>-1.7667350527715</text:p>
          </table:table-cell>
        </table:table-row>
        <table:table-row table:style-name="ro1" table:visibility="filter">
          <table:table-cell office:value-type="string" calcext:value-type="string">
            <text:p>Jamie Drysdale</text:p>
          </table:table-cell>
          <table:table-cell office:value-type="float" office:value="1.53097345132743" calcext:value-type="float">
            <text:p>1.53097345132743</text:p>
          </table:table-cell>
          <table:table-cell office:value-type="float" office:value="2.5" calcext:value-type="float">
            <text:p>2.5</text:p>
          </table:table-cell>
          <table:table-cell office:value-type="float" office:value="1.64814814814815" calcext:value-type="float">
            <text:p>1.64814814814815</text:p>
          </table:table-cell>
          <table:table-cell office:value-type="float" office:value="1.42105263157895" calcext:value-type="float">
            <text:p>1.42105263157895</text:p>
          </table:table-cell>
          <table:table-cell table:formula="of:=AVERAGE([.B148];[.C148];[.D148];[.E148])" office:value-type="float" office:value="1.77504355776363" calcext:value-type="float">
            <text:p>1.77504355776363</text:p>
          </table:table-cell>
          <table:table-cell/>
          <table:table-cell table:formula="of:=[.G148]-[.F148]" office:value-type="float" office:value="-1.77504355776363" calcext:value-type="float">
            <text:p>-1.77504355776363</text:p>
          </table:table-cell>
        </table:table-row>
        <table:table-row table:style-name="ro1" table:visibility="filter">
          <table:table-cell office:value-type="string" calcext:value-type="string">
            <text:p>Cam Fowler</text:p>
          </table:table-cell>
          <table:table-cell office:value-type="float" office:value="1.60864618885097" calcext:value-type="float">
            <text:p>1.60864618885097</text:p>
          </table:table-cell>
          <table:table-cell office:value-type="float" office:value="2.21739130434783" calcext:value-type="float">
            <text:p>2.21739130434783</text:p>
          </table:table-cell>
          <table:table-cell office:value-type="float" office:value="1.73394495412844" calcext:value-type="float">
            <text:p>1.73394495412844</text:p>
          </table:table-cell>
          <table:table-cell office:value-type="float" office:value="1.58385093167702" calcext:value-type="float">
            <text:p>1.58385093167702</text:p>
          </table:table-cell>
          <table:table-cell table:formula="of:=AVERAGE([.B149];[.C149];[.D149];[.E149])" office:value-type="float" office:value="1.78595834475106" calcext:value-type="float">
            <text:p>1.78595834475106</text:p>
          </table:table-cell>
          <table:table-cell/>
          <table:table-cell table:formula="of:=[.G149]-[.F149]" office:value-type="float" office:value="-1.78595834475106" calcext:value-type="float">
            <text:p>-1.78595834475106</text:p>
          </table:table-cell>
        </table:table-row>
        <table:table-row table:style-name="ro1" table:visibility="filter">
          <table:table-cell office:value-type="string" calcext:value-type="string">
            <text:p>Jaccob Slavin</text:p>
          </table:table-cell>
          <table:table-cell office:value-type="float" office:value="1.76584507042254" calcext:value-type="float">
            <text:p>1.76584507042254</text:p>
          </table:table-cell>
          <table:table-cell office:value-type="float" office:value="1.78095238095238" calcext:value-type="float">
            <text:p>1.78095238095238</text:p>
          </table:table-cell>
          <table:table-cell office:value-type="float" office:value="1.83333333333333" calcext:value-type="float">
            <text:p>1.83333333333333</text:p>
          </table:table-cell>
          <table:table-cell office:value-type="float" office:value="1.79442508710801" calcext:value-type="float">
            <text:p>1.79442508710801</text:p>
          </table:table-cell>
          <table:table-cell table:formula="of:=AVERAGE([.B150];[.C150];[.D150];[.E150])" office:value-type="float" office:value="1.79363896795407" calcext:value-type="float">
            <text:p>1.79363896795407</text:p>
          </table:table-cell>
          <table:table-cell/>
          <table:table-cell table:formula="of:=[.G150]-[.F150]" office:value-type="float" office:value="-1.79363896795407" calcext:value-type="float">
            <text:p>-1.79363896795407</text:p>
          </table:table-cell>
        </table:table-row>
        <table:table-row table:style-name="ro1" table:visibility="filter">
          <table:table-cell office:value-type="string" calcext:value-type="string">
            <text:p>Dylan Cozens</text:p>
          </table:table-cell>
          <table:table-cell office:value-type="float" office:value="1.5" calcext:value-type="float">
            <text:p>1.5</text:p>
          </table:table-cell>
          <table:table-cell office:value-type="float" office:value="2.12365591397849" calcext:value-type="float">
            <text:p>2.12365591397849</text:p>
          </table:table-cell>
          <table:table-cell office:value-type="float" office:value="2.03157894736842" calcext:value-type="float">
            <text:p>2.03157894736842</text:p>
          </table:table-cell>
          <table:table-cell office:value-type="float" office:value="1.63636363636364" calcext:value-type="float">
            <text:p>1.63636363636364</text:p>
          </table:table-cell>
          <table:table-cell table:formula="of:=AVERAGE([.B151];[.C151];[.D151];[.E151])" office:value-type="float" office:value="1.82289962442764" calcext:value-type="float">
            <text:p>1.82289962442764</text:p>
          </table:table-cell>
          <table:table-cell/>
          <table:table-cell table:formula="of:=[.G151]-[.F151]" office:value-type="float" office:value="-1.82289962442764" calcext:value-type="float">
            <text:p>-1.82289962442764</text:p>
          </table:table-cell>
        </table:table-row>
        <table:table-row table:style-name="ro1" table:visibility="filter">
          <table:table-cell office:value-type="string" calcext:value-type="string">
            <text:p>Stefan Noesen</text:p>
          </table:table-cell>
          <table:table-cell office:value-type="float" office:value="1.62962962962963" calcext:value-type="float">
            <text:p>1.62962962962963</text:p>
          </table:table-cell>
          <table:table-cell office:value-type="float" office:value="2.42857142857143" calcext:value-type="float">
            <text:p>2.42857142857143</text:p>
          </table:table-cell>
          <table:table-cell office:value-type="float" office:value="1.53787878787879" calcext:value-type="float">
            <text:p>1.53787878787879</text:p>
          </table:table-cell>
          <table:table-cell office:value-type="float" office:value="1.7037037037037" calcext:value-type="float">
            <text:p>1.7037037037037</text:p>
          </table:table-cell>
          <table:table-cell table:formula="of:=AVERAGE([.B152];[.C152];[.D152];[.E152])" office:value-type="float" office:value="1.82494588744589" calcext:value-type="float">
            <text:p>1.82494588744589</text:p>
          </table:table-cell>
          <table:table-cell/>
          <table:table-cell table:formula="of:=[.G152]-[.F152]" office:value-type="float" office:value="-1.82494588744589" calcext:value-type="float">
            <text:p>-1.82494588744589</text:p>
          </table:table-cell>
        </table:table-row>
        <table:table-row table:style-name="ro1" table:visibility="filter">
          <table:table-cell office:value-type="string" calcext:value-type="string">
            <text:p>Justin Danforth</text:p>
          </table:table-cell>
          <table:table-cell office:value-type="float" office:value="1.6078431372549" calcext:value-type="float">
            <text:p>1.6078431372549</text:p>
          </table:table-cell>
          <table:table-cell office:value-type="float" office:value="2.5" calcext:value-type="float">
            <text:p>2.5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.61538461538462" calcext:value-type="float">
            <text:p>1.61538461538462</text:p>
          </table:table-cell>
          <table:table-cell table:formula="of:=AVERAGE([.B153];[.C153];[.D153];[.E153])" office:value-type="float" office:value="1.84747360482655" calcext:value-type="float">
            <text:p>1.84747360482655</text:p>
          </table:table-cell>
          <table:table-cell/>
          <table:table-cell table:formula="of:=[.G153]-[.F153]" office:value-type="float" office:value="-1.84747360482655" calcext:value-type="float">
            <text:p>-1.84747360482655</text:p>
          </table:table-cell>
        </table:table-row>
        <table:table-row table:style-name="ro1" table:visibility="filter">
          <table:table-cell office:value-type="string" calcext:value-type="string">
            <text:p>Adam Henrique</text:p>
          </table:table-cell>
          <table:table-cell office:value-type="float" office:value="1.92439024390244" calcext:value-type="float">
            <text:p>1.92439024390244</text:p>
          </table:table-cell>
          <table:table-cell office:value-type="float" office:value="1.87636363636364" calcext:value-type="float">
            <text:p>1.87636363636364</text:p>
          </table:table-cell>
          <table:table-cell office:value-type="float" office:value="1.75641025641026" calcext:value-type="float">
            <text:p>1.75641025641026</text:p>
          </table:table-cell>
          <table:table-cell office:value-type="float" office:value="1.88461538461538" calcext:value-type="float">
            <text:p>1.88461538461538</text:p>
          </table:table-cell>
          <table:table-cell table:formula="of:=AVERAGE([.B154];[.C154];[.D154];[.E154])" office:value-type="float" office:value="1.86044488032293" calcext:value-type="float">
            <text:p>1.86044488032293</text:p>
          </table:table-cell>
          <table:table-cell/>
          <table:table-cell table:formula="of:=[.G154]-[.F154]" office:value-type="float" office:value="-1.86044488032293" calcext:value-type="float">
            <text:p>-1.86044488032293</text:p>
          </table:table-cell>
        </table:table-row>
        <table:table-row table:style-name="ro1" table:visibility="filter">
          <table:table-cell office:value-type="string" calcext:value-type="string">
            <text:p>Dylan Strome</text:p>
          </table:table-cell>
          <table:table-cell office:value-type="float" office:value="1.75366568914956" calcext:value-type="float">
            <text:p>1.75366568914956</text:p>
          </table:table-cell>
          <table:table-cell office:value-type="float" office:value="1.86875" calcext:value-type="float">
            <text:p>1.86875</text:p>
          </table:table-cell>
          <table:table-cell office:value-type="float" office:value="1.9622641509434" calcext:value-type="float">
            <text:p>1.9622641509434</text:p>
          </table:table-cell>
          <table:table-cell office:value-type="float" office:value="1.88888888888889" calcext:value-type="float">
            <text:p>1.88888888888889</text:p>
          </table:table-cell>
          <table:table-cell table:formula="of:=AVERAGE([.B155];[.C155];[.D155];[.E155])" office:value-type="float" office:value="1.86839218224546" calcext:value-type="float">
            <text:p>1.86839218224546</text:p>
          </table:table-cell>
          <table:table-cell/>
          <table:table-cell table:formula="of:=[.G155]-[.F155]" office:value-type="float" office:value="-1.86839218224546" calcext:value-type="float">
            <text:p>-1.86839218224546</text:p>
          </table:table-cell>
        </table:table-row>
        <table:table-row table:style-name="ro1" table:visibility="filter">
          <table:table-cell office:value-type="string" calcext:value-type="string">
            <text:p>Jake Muzzin</text:p>
          </table:table-cell>
          <table:table-cell office:value-type="float" office:value="2.04747774480712" calcext:value-type="float">
            <text:p>2.04747774480712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2.0497803806735" calcext:value-type="float">
            <text:p>2.0497803806735</text:p>
          </table:table-cell>
          <table:table-cell office:value-type="float" office:value="2.13793103448276" calcext:value-type="float">
            <text:p>2.13793103448276</text:p>
          </table:table-cell>
          <table:table-cell table:formula="of:=AVERAGE([.B156];[.C156];[.D156];[.E156])" office:value-type="float" office:value="1.88022586141942" calcext:value-type="float">
            <text:p>1.88022586141942</text:p>
          </table:table-cell>
          <table:table-cell/>
          <table:table-cell table:formula="of:=[.G156]-[.F156]" office:value-type="float" office:value="-1.88022586141942" calcext:value-type="float">
            <text:p>-1.88022586141942</text:p>
          </table:table-cell>
        </table:table-row>
        <table:table-row table:style-name="ro1" table:visibility="filter">
          <table:table-cell office:value-type="string" calcext:value-type="string">
            <text:p>Josh Leivo</text:p>
          </table:table-cell>
          <table:table-cell office:value-type="float" office:value="1.73359073359073" calcext:value-type="float">
            <text:p>1.73359073359073</text:p>
          </table:table-cell>
          <table:table-cell office:value-type="float" office:value="2.4" calcext:value-type="float">
            <text:p>2.4</text:p>
          </table:table-cell>
          <table:table-cell office:value-type="float" office:value="1.72972972972973" calcext:value-type="float">
            <text:p>1.72972972972973</text:p>
          </table:table-cell>
          <table:table-cell office:value-type="float" office:value="1.78740157480315" calcext:value-type="float">
            <text:p>1.78740157480315</text:p>
          </table:table-cell>
          <table:table-cell table:formula="of:=AVERAGE([.B157];[.C157];[.D157];[.E157])" office:value-type="float" office:value="1.9126805095309" calcext:value-type="float">
            <text:p>1.9126805095309</text:p>
          </table:table-cell>
          <table:table-cell/>
          <table:table-cell table:formula="of:=[.G157]-[.F157]" office:value-type="float" office:value="-1.9126805095309" calcext:value-type="float">
            <text:p>-1.9126805095309</text:p>
          </table:table-cell>
        </table:table-row>
        <table:table-row table:style-name="ro1" table:visibility="filter">
          <table:table-cell office:value-type="string" calcext:value-type="string">
            <text:p>Wade Allison</text:p>
          </table:table-cell>
          <table:table-cell office:value-type="float" office:value="1.51666666666667" calcext:value-type="float">
            <text:p>1.51666666666667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.68965517241379" calcext:value-type="float">
            <text:p>1.68965517241379</text:p>
          </table:table-cell>
          <table:table-cell table:formula="of:=AVERAGE([.B158];[.C158];[.D158];[.E158])" office:value-type="float" office:value="1.92658045977011" calcext:value-type="float">
            <text:p>1.92658045977011</text:p>
          </table:table-cell>
          <table:table-cell/>
          <table:table-cell table:formula="of:=[.G158]-[.F158]" office:value-type="float" office:value="-1.92658045977011" calcext:value-type="float">
            <text:p>-1.92658045977011</text:p>
          </table:table-cell>
        </table:table-row>
        <table:table-row table:style-name="ro1" table:visibility="filter">
          <table:table-cell office:value-type="string" calcext:value-type="string">
            <text:p>Ryan Strome</text:p>
          </table:table-cell>
          <table:table-cell office:value-type="float" office:value="1.92452830188679" calcext:value-type="float">
            <text:p>1.92452830188679</text:p>
          </table:table-cell>
          <table:table-cell office:value-type="float" office:value="1.95626822157434" calcext:value-type="float">
            <text:p>1.95626822157434</text:p>
          </table:table-cell>
          <table:table-cell office:value-type="float" office:value="1.992" calcext:value-type="float">
            <text:p>1.992</text:p>
          </table:table-cell>
          <table:table-cell office:value-type="float" office:value="1.92592592592593" calcext:value-type="float">
            <text:p>1.92592592592593</text:p>
          </table:table-cell>
          <table:table-cell table:formula="of:=AVERAGE([.B159];[.C159];[.D159];[.E159])" office:value-type="float" office:value="1.94968061234677" calcext:value-type="float">
            <text:p>1.94968061234677</text:p>
          </table:table-cell>
          <table:table-cell/>
          <table:table-cell table:formula="of:=[.G159]-[.F159]" office:value-type="float" office:value="-1.94968061234677" calcext:value-type="float">
            <text:p>-1.94968061234677</text:p>
          </table:table-cell>
        </table:table-row>
        <table:table-row table:style-name="ro1" table:visibility="filter">
          <table:table-cell office:value-type="string" calcext:value-type="string">
            <text:p>Carl Hagelin</text:p>
          </table:table-cell>
          <table:table-cell office:value-type="float" office:value="1.6" calcext:value-type="float">
            <text:p>1.6</text:p>
          </table:table-cell>
          <table:table-cell office:value-type="float" office:value="2.00420757363254" calcext:value-type="float">
            <text:p>2.00420757363254</text:p>
          </table:table-cell>
          <table:table-cell office:value-type="float" office:value="2.2" calcext:value-type="float">
            <text:p>2.2</text:p>
          </table:table-cell>
          <table:table-cell office:value-type="float" office:value="2.03867403314917" calcext:value-type="float">
            <text:p>2.03867403314917</text:p>
          </table:table-cell>
          <table:table-cell table:formula="of:=AVERAGE([.B160];[.C160];[.D160];[.E160])" office:value-type="float" office:value="1.96072040169543" calcext:value-type="float">
            <text:p>1.96072040169543</text:p>
          </table:table-cell>
          <table:table-cell/>
          <table:table-cell table:formula="of:=[.G160]-[.F160]" office:value-type="float" office:value="-1.96072040169543" calcext:value-type="float">
            <text:p>-1.96072040169543</text:p>
          </table:table-cell>
        </table:table-row>
        <table:table-row table:style-name="ro1" table:visibility="filter">
          <table:table-cell office:value-type="string" calcext:value-type="string">
            <text:p>Paul Stastny</text:p>
          </table:table-cell>
          <table:table-cell office:value-type="float" office:value="1.80645161290323" calcext:value-type="float">
            <text:p>1.80645161290323</text:p>
          </table:table-cell>
          <table:table-cell office:value-type="float" office:value="2.04049295774648" calcext:value-type="float">
            <text:p>2.04049295774648</text:p>
          </table:table-cell>
          <table:table-cell office:value-type="float" office:value="2.05123674911661" calcext:value-type="float">
            <text:p>2.05123674911661</text:p>
          </table:table-cell>
          <table:table-cell office:value-type="float" office:value="1.95652173913043" calcext:value-type="float">
            <text:p>1.95652173913043</text:p>
          </table:table-cell>
          <table:table-cell table:formula="of:=AVERAGE([.B161];[.C161];[.D161];[.E161])" office:value-type="float" office:value="1.96367576472419" calcext:value-type="float">
            <text:p>1.96367576472419</text:p>
          </table:table-cell>
          <table:table-cell/>
          <table:table-cell table:formula="of:=[.G161]-[.F161]" office:value-type="float" office:value="-1.96367576472419" calcext:value-type="float">
            <text:p>-1.96367576472419</text:p>
          </table:table-cell>
        </table:table-row>
        <table:table-row table:style-name="ro1" table:visibility="filter">
          <table:table-cell office:value-type="string" calcext:value-type="string">
            <text:p>Brayden Schenn</text:p>
          </table:table-cell>
          <table:table-cell office:value-type="float" office:value="1.96774193548387" calcext:value-type="float">
            <text:p>1.96774193548387</text:p>
          </table:table-cell>
          <table:table-cell office:value-type="float" office:value="2.04270462633452" calcext:value-type="float">
            <text:p>2.04270462633452</text:p>
          </table:table-cell>
          <table:table-cell office:value-type="float" office:value="1.94039735099338" calcext:value-type="float">
            <text:p>1.94039735099338</text:p>
          </table:table-cell>
          <table:table-cell office:value-type="float" office:value="1.96190476190476" calcext:value-type="float">
            <text:p>1.96190476190476</text:p>
          </table:table-cell>
          <table:table-cell table:formula="of:=AVERAGE([.B162];[.C162];[.D162];[.E162])" office:value-type="float" office:value="1.97818716867913" calcext:value-type="float">
            <text:p>1.97818716867913</text:p>
          </table:table-cell>
          <table:table-cell/>
          <table:table-cell table:formula="of:=[.G162]-[.F162]" office:value-type="float" office:value="-1.97818716867913" calcext:value-type="float">
            <text:p>-1.97818716867913</text:p>
          </table:table-cell>
        </table:table-row>
        <table:table-row table:style-name="ro1" table:visibility="filter">
          <table:table-cell office:value-type="string" calcext:value-type="string">
            <text:p>Jesse Puljujarvi</text:p>
          </table:table-cell>
          <table:table-cell office:value-type="float" office:value="1.81132075471698" calcext:value-type="float">
            <text:p>1.81132075471698</text:p>
          </table:table-cell>
          <table:table-cell office:value-type="float" office:value="1.86875" calcext:value-type="float">
            <text:p>1.86875</text:p>
          </table:table-cell>
          <table:table-cell office:value-type="float" office:value="2.4" calcext:value-type="float">
            <text:p>2.4</text:p>
          </table:table-cell>
          <table:table-cell office:value-type="float" office:value="1.92682926829268" calcext:value-type="float">
            <text:p>1.92682926829268</text:p>
          </table:table-cell>
          <table:table-cell table:formula="of:=AVERAGE([.B163];[.C163];[.D163];[.E163])" office:value-type="float" office:value="2.00172500575242" calcext:value-type="float">
            <text:p>2.00172500575242</text:p>
          </table:table-cell>
          <table:table-cell/>
          <table:table-cell table:formula="of:=[.G163]-[.F163]" office:value-type="float" office:value="-2.00172500575242" calcext:value-type="float">
            <text:p>-2.00172500575242</text:p>
          </table:table-cell>
        </table:table-row>
        <table:table-row table:style-name="ro1" table:visibility="filter">
          <table:table-cell office:value-type="string" calcext:value-type="string">
            <text:p>Ryan Ellis</text:p>
          </table:table-cell>
          <table:table-cell office:value-type="float" office:value="1.8886925795053" calcext:value-type="float">
            <text:p>1.8886925795053</text:p>
          </table:table-cell>
          <table:table-cell office:value-type="float" office:value="2.33333333333333" calcext:value-type="float">
            <text:p>2.33333333333333</text:p>
          </table:table-cell>
          <table:table-cell office:value-type="float" office:value="2.02777777777778" calcext:value-type="float">
            <text:p>2.02777777777778</text:p>
          </table:table-cell>
          <table:table-cell office:value-type="float" office:value="1.87037037037037" calcext:value-type="float">
            <text:p>1.87037037037037</text:p>
          </table:table-cell>
          <table:table-cell table:formula="of:=AVERAGE([.B164];[.C164];[.D164];[.E164])" office:value-type="float" office:value="2.0300435152467" calcext:value-type="float">
            <text:p>2.0300435152467</text:p>
          </table:table-cell>
          <table:table-cell/>
          <table:table-cell table:formula="of:=[.G164]-[.F164]" office:value-type="float" office:value="-2.0300435152467" calcext:value-type="float">
            <text:p>-2.0300435152467</text:p>
          </table:table-cell>
        </table:table-row>
        <table:table-row table:style-name="ro1" table:visibility="filter">
          <table:table-cell office:value-type="string" calcext:value-type="string">
            <text:p>Wayne Simmonds</text:p>
          </table:table-cell>
          <table:table-cell office:value-type="float" office:value="1.89017341040462" calcext:value-type="float">
            <text:p>1.89017341040462</text:p>
          </table:table-cell>
          <table:table-cell office:value-type="float" office:value="2.06201550387597" calcext:value-type="float">
            <text:p>2.06201550387597</text:p>
          </table:table-cell>
          <table:table-cell office:value-type="float" office:value="2.17142857142857" calcext:value-type="float">
            <text:p>2.17142857142857</text:p>
          </table:table-cell>
          <table:table-cell office:value-type="float" office:value="2.04288499025341" calcext:value-type="float">
            <text:p>2.04288499025341</text:p>
          </table:table-cell>
          <table:table-cell table:formula="of:=AVERAGE([.B165];[.C165];[.D165];[.E165])" office:value-type="float" office:value="2.04162561899064" calcext:value-type="float">
            <text:p>2.04162561899064</text:p>
          </table:table-cell>
          <table:table-cell/>
          <table:table-cell table:formula="of:=[.G165]-[.F165]" office:value-type="float" office:value="-2.04162561899064" calcext:value-type="float">
            <text:p>-2.04162561899064</text:p>
          </table:table-cell>
        </table:table-row>
        <table:table-row table:style-name="ro1" table:visibility="filter">
          <table:table-cell office:value-type="string" calcext:value-type="string">
            <text:p>Morgan Rielly</text:p>
          </table:table-cell>
          <table:table-cell office:value-type="float" office:value="1.69565217391304" calcext:value-type="float">
            <text:p>1.69565217391304</text:p>
          </table:table-cell>
          <table:table-cell office:value-type="float" office:value="2.1728045325779" calcext:value-type="float">
            <text:p>2.1728045325779</text:p>
          </table:table-cell>
          <table:table-cell office:value-type="float" office:value="2.10569105691057" calcext:value-type="float">
            <text:p>2.10569105691057</text:p>
          </table:table-cell>
          <table:table-cell office:value-type="float" office:value="2.23955431754875" calcext:value-type="float">
            <text:p>2.23955431754875</text:p>
          </table:table-cell>
          <table:table-cell table:formula="of:=AVERAGE([.B166];[.C166];[.D166];[.E166])" office:value-type="float" office:value="2.05342552023757" calcext:value-type="float">
            <text:p>2.05342552023757</text:p>
          </table:table-cell>
          <table:table-cell/>
          <table:table-cell table:formula="of:=[.G166]-[.F166]" office:value-type="float" office:value="-2.05342552023757" calcext:value-type="float">
            <text:p>-2.05342552023757</text:p>
          </table:table-cell>
        </table:table-row>
        <table:table-row table:style-name="ro1" table:visibility="filter">
          <table:table-cell office:value-type="string" calcext:value-type="string">
            <text:p>Kevin Shattenkirk</text:p>
          </table:table-cell>
          <table:table-cell office:value-type="float" office:value="2.12676056338028" calcext:value-type="float">
            <text:p>2.12676056338028</text:p>
          </table:table-cell>
          <table:table-cell office:value-type="float" office:value="2.04104903078677" calcext:value-type="float">
            <text:p>2.04104903078677</text:p>
          </table:table-cell>
          <table:table-cell office:value-type="float" office:value="2.11764705882353" calcext:value-type="float">
            <text:p>2.11764705882353</text:p>
          </table:table-cell>
          <table:table-cell office:value-type="float" office:value="2.01805869074492" calcext:value-type="float">
            <text:p>2.01805869074492</text:p>
          </table:table-cell>
          <table:table-cell table:formula="of:=AVERAGE([.B167];[.C167];[.D167];[.E167])" office:value-type="float" office:value="2.07587883593388" calcext:value-type="float">
            <text:p>2.07587883593388</text:p>
          </table:table-cell>
          <table:table-cell/>
          <table:table-cell table:formula="of:=[.G167]-[.F167]" office:value-type="float" office:value="-2.07587883593388" calcext:value-type="float">
            <text:p>-2.07587883593388</text:p>
          </table:table-cell>
        </table:table-row>
        <table:table-row table:style-name="ro1" table:visibility="filter">
          <table:table-cell office:value-type="string" calcext:value-type="string">
            <text:p>Jordan Staal</text:p>
          </table:table-cell>
          <table:table-cell office:value-type="float" office:value="2.02928870292887" calcext:value-type="float">
            <text:p>2.02928870292887</text:p>
          </table:table-cell>
          <table:table-cell office:value-type="float" office:value="2.03025064822818" calcext:value-type="float">
            <text:p>2.03025064822818</text:p>
          </table:table-cell>
          <table:table-cell office:value-type="float" office:value="2.27272727272727" calcext:value-type="float">
            <text:p>2.27272727272727</text:p>
          </table:table-cell>
          <table:table-cell office:value-type="float" office:value="2.00528169014085" calcext:value-type="float">
            <text:p>2.00528169014085</text:p>
          </table:table-cell>
          <table:table-cell table:formula="of:=AVERAGE([.B168];[.C168];[.D168];[.E168])" office:value-type="float" office:value="2.08438707850629" calcext:value-type="float">
            <text:p>2.08438707850629</text:p>
          </table:table-cell>
          <table:table-cell/>
          <table:table-cell table:formula="of:=[.G168]-[.F168]" office:value-type="float" office:value="-2.08438707850629" calcext:value-type="float">
            <text:p>-2.08438707850629</text:p>
          </table:table-cell>
        </table:table-row>
        <table:table-row table:style-name="ro1" table:visibility="filter">
          <table:table-cell office:value-type="string" calcext:value-type="string">
            <text:p>Joel Farabee</text:p>
          </table:table-cell>
          <table:table-cell office:value-type="float" office:value="1.83966244725738" calcext:value-type="float">
            <text:p>1.83966244725738</text:p>
          </table:table-cell>
          <table:table-cell office:value-type="float" office:value="2.83333333333333" calcext:value-type="float">
            <text:p>2.83333333333333</text:p>
          </table:table-cell>
          <table:table-cell office:value-type="float" office:value="1.85" calcext:value-type="float">
            <text:p>1.85</text:p>
          </table:table-cell>
          <table:table-cell office:value-type="float" office:value="1.8448275862069" calcext:value-type="float">
            <text:p>1.8448275862069</text:p>
          </table:table-cell>
          <table:table-cell table:formula="of:=AVERAGE([.B169];[.C169];[.D169];[.E169])" office:value-type="float" office:value="2.0919558416994" calcext:value-type="float">
            <text:p>2.0919558416994</text:p>
          </table:table-cell>
          <table:table-cell/>
          <table:table-cell table:formula="of:=[.G169]-[.F169]" office:value-type="float" office:value="-2.0919558416994" calcext:value-type="float">
            <text:p>-2.0919558416994</text:p>
          </table:table-cell>
        </table:table-row>
        <table:table-row table:style-name="ro1" table:visibility="filter">
          <table:table-cell office:value-type="string" calcext:value-type="string">
            <text:p>Mark Giordano</text:p>
          </table:table-cell>
          <table:table-cell office:value-type="float" office:value="1.84210526315789" calcext:value-type="float">
            <text:p>1.84210526315789</text:p>
          </table:table-cell>
          <table:table-cell office:value-type="float" office:value="2.08432630614116" calcext:value-type="float">
            <text:p>2.08432630614116</text:p>
          </table:table-cell>
          <table:table-cell office:value-type="float" office:value="2.27840909090909" calcext:value-type="float">
            <text:p>2.27840909090909</text:p>
          </table:table-cell>
          <table:table-cell office:value-type="float" office:value="2.18738738738739" calcext:value-type="float">
            <text:p>2.18738738738739</text:p>
          </table:table-cell>
          <table:table-cell table:formula="of:=AVERAGE([.B170];[.C170];[.D170];[.E170])" office:value-type="float" office:value="2.09805701189888" calcext:value-type="float">
            <text:p>2.09805701189888</text:p>
          </table:table-cell>
          <table:table-cell/>
          <table:table-cell table:formula="of:=[.G170]-[.F170]" office:value-type="float" office:value="-2.09805701189888" calcext:value-type="float">
            <text:p>-2.09805701189888</text:p>
          </table:table-cell>
        </table:table-row>
        <table:table-row table:style-name="ro1" table:visibility="filter">
          <table:table-cell office:value-type="string" calcext:value-type="string">
            <text:p>Kieffer Bellows</text:p>
          </table:table-cell>
          <table:table-cell office:value-type="float" office:value="1.67441860465116" calcext:value-type="float">
            <text:p>1.67441860465116</text:p>
          </table:table-cell>
          <table:table-cell office:value-type="float" office:value="1.53932584269663" calcext:value-type="float">
            <text:p>1.53932584269663</text:p>
          </table:table-cell>
          <table:table-cell office:value-type="float" office:value="4" calcext:value-type="float">
            <text:p>4</text:p>
          </table:table-cell>
          <table:table-cell office:value-type="float" office:value="1.23529411764706" calcext:value-type="float">
            <text:p>1.23529411764706</text:p>
          </table:table-cell>
          <table:table-cell table:formula="of:=AVERAGE([.B171];[.C171];[.D171];[.E171])" office:value-type="float" office:value="2.11225964124871" calcext:value-type="float">
            <text:p>2.11225964124871</text:p>
          </table:table-cell>
          <table:table-cell/>
          <table:table-cell table:formula="of:=[.G171]-[.F171]" office:value-type="float" office:value="-2.11225964124871" calcext:value-type="float">
            <text:p>-2.11225964124871</text:p>
          </table:table-cell>
        </table:table-row>
        <table:table-row table:style-name="ro1" table:visibility="filter">
          <table:table-cell office:value-type="string" calcext:value-type="string">
            <text:p>Colton Parayko</text:p>
          </table:table-cell>
          <table:table-cell office:value-type="float" office:value="2.16192170818505" calcext:value-type="float">
            <text:p>2.16192170818505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2.18727915194346" calcext:value-type="float">
            <text:p>2.18727915194346</text:p>
          </table:table-cell>
          <table:table-cell office:value-type="float" office:value="2.05" calcext:value-type="float">
            <text:p>2.05</text:p>
          </table:table-cell>
          <table:table-cell table:formula="of:=AVERAGE([.B172];[.C172];[.D172];[.E172])" office:value-type="float" office:value="2.1225274877594" calcext:value-type="float">
            <text:p>2.1225274877594</text:p>
          </table:table-cell>
          <table:table-cell/>
          <table:table-cell table:formula="of:=[.G172]-[.F172]" office:value-type="float" office:value="-2.1225274877594" calcext:value-type="float">
            <text:p>-2.1225274877594</text:p>
          </table:table-cell>
        </table:table-row>
        <table:table-row table:style-name="ro1" table:visibility="filter">
          <table:table-cell office:value-type="string" calcext:value-type="string">
            <text:p>John Carlson</text:p>
          </table:table-cell>
          <table:table-cell office:value-type="float" office:value="1.78947368421053" calcext:value-type="float">
            <text:p>1.78947368421053</text:p>
          </table:table-cell>
          <table:table-cell office:value-type="float" office:value="2.34896401308615" calcext:value-type="float">
            <text:p>2.34896401308615</text:p>
          </table:table-cell>
          <table:table-cell office:value-type="float" office:value="2.1301775147929" calcext:value-type="float">
            <text:p>2.1301775147929</text:p>
          </table:table-cell>
          <table:table-cell office:value-type="float" office:value="2.33333333333333" calcext:value-type="float">
            <text:p>2.33333333333333</text:p>
          </table:table-cell>
          <table:table-cell table:formula="of:=AVERAGE([.B173];[.C173];[.D173];[.E173])" office:value-type="float" office:value="2.15048713635573" calcext:value-type="float">
            <text:p>2.15048713635573</text:p>
          </table:table-cell>
          <table:table-cell/>
          <table:table-cell table:formula="of:=[.G173]-[.F173]" office:value-type="float" office:value="-2.15048713635573" calcext:value-type="float">
            <text:p>-2.15048713635573</text:p>
          </table:table-cell>
        </table:table-row>
        <table:table-row table:style-name="ro1" table:visibility="filter">
          <table:table-cell office:value-type="string" calcext:value-type="string">
            <text:p>Dylan Coghlan</text:p>
          </table:table-cell>
          <table:table-cell office:value-type="float" office:value="1.6" calcext:value-type="float">
            <text:p>1.6</text:p>
          </table:table-cell>
          <table:table-cell office:value-type="float" office:value="3.5" calcext:value-type="float">
            <text:p>3.5</text:p>
          </table:table-cell>
          <table:table-cell office:value-type="float" office:value="1.81481481481481" calcext:value-type="float">
            <text:p>1.81481481481481</text:p>
          </table:table-cell>
          <table:table-cell office:value-type="float" office:value="1.69811320754717" calcext:value-type="float">
            <text:p>1.69811320754717</text:p>
          </table:table-cell>
          <table:table-cell table:formula="of:=AVERAGE([.B174];[.C174];[.D174];[.E174])" office:value-type="float" office:value="2.1532320055905" calcext:value-type="float">
            <text:p>2.1532320055905</text:p>
          </table:table-cell>
          <table:table-cell/>
          <table:table-cell table:formula="of:=[.G174]-[.F174]" office:value-type="float" office:value="-2.1532320055905" calcext:value-type="float">
            <text:p>-2.1532320055905</text:p>
          </table:table-cell>
        </table:table-row>
        <table:table-row table:style-name="ro1" table:visibility="filter">
          <table:table-cell office:value-type="string" calcext:value-type="string">
            <text:p>Teuvo Teravainen</text:p>
          </table:table-cell>
          <table:table-cell office:value-type="float" office:value="2.24761904761905" calcext:value-type="float">
            <text:p>2.24761904761905</text:p>
          </table:table-cell>
          <table:table-cell office:value-type="float" office:value="1.99655172413793" calcext:value-type="float">
            <text:p>1.99655172413793</text:p>
          </table:table-cell>
          <table:table-cell office:value-type="float" office:value="2.20446735395189" calcext:value-type="float">
            <text:p>2.20446735395189</text:p>
          </table:table-cell>
          <table:table-cell office:value-type="float" office:value="2.25" calcext:value-type="float">
            <text:p>2.25</text:p>
          </table:table-cell>
          <table:table-cell table:formula="of:=AVERAGE([.B175];[.C175];[.D175];[.E175])" office:value-type="float" office:value="2.17465953142722" calcext:value-type="float">
            <text:p>2.17465953142722</text:p>
          </table:table-cell>
          <table:table-cell/>
          <table:table-cell table:formula="of:=[.G175]-[.F175]" office:value-type="float" office:value="-2.17465953142722" calcext:value-type="float">
            <text:p>-2.17465953142722</text:p>
          </table:table-cell>
        </table:table-row>
        <table:table-row table:style-name="ro1" table:visibility="filter">
          <table:table-cell office:value-type="string" calcext:value-type="string">
            <text:p>Derek Stepan</text:p>
          </table:table-cell>
          <table:table-cell office:value-type="float" office:value="2.18284424379233" calcext:value-type="float">
            <text:p>2.18284424379233</text:p>
          </table:table-cell>
          <table:table-cell office:value-type="float" office:value="2.26712328767123" calcext:value-type="float">
            <text:p>2.26712328767123</text:p>
          </table:table-cell>
          <table:table-cell office:value-type="float" office:value="2.10810810810811" calcext:value-type="float">
            <text:p>2.10810810810811</text:p>
          </table:table-cell>
          <table:table-cell office:value-type="float" office:value="2.20666666666667" calcext:value-type="float">
            <text:p>2.20666666666667</text:p>
          </table:table-cell>
          <table:table-cell table:formula="of:=AVERAGE([.B176];[.C176];[.D176];[.E176])" office:value-type="float" office:value="2.19118557655958" calcext:value-type="float">
            <text:p>2.19118557655958</text:p>
          </table:table-cell>
          <table:table-cell/>
          <table:table-cell table:formula="of:=[.G176]-[.F176]" office:value-type="float" office:value="-2.19118557655958" calcext:value-type="float">
            <text:p>-2.19118557655958</text:p>
          </table:table-cell>
        </table:table-row>
        <table:table-row table:style-name="ro1" table:visibility="filter">
          <table:table-cell office:value-type="string" calcext:value-type="string">
            <text:p>Victor Olofsson</text:p>
          </table:table-cell>
          <table:table-cell office:value-type="float" office:value="1.92857142857143" calcext:value-type="float">
            <text:p>1.92857142857143</text:p>
          </table:table-cell>
          <table:table-cell office:value-type="float" office:value="2.30434782608696" calcext:value-type="float">
            <text:p>2.30434782608696</text:p>
          </table:table-cell>
          <table:table-cell office:value-type="float" office:value="2.34883720930233" calcext:value-type="float">
            <text:p>2.34883720930233</text:p>
          </table:table-cell>
          <table:table-cell office:value-type="float" office:value="2.216" calcext:value-type="float">
            <text:p>2.216</text:p>
          </table:table-cell>
          <table:table-cell table:formula="of:=AVERAGE([.B177];[.C177];[.D177];[.E177])" office:value-type="float" office:value="2.19943911599018" calcext:value-type="float">
            <text:p>2.19943911599018</text:p>
          </table:table-cell>
          <table:table-cell/>
          <table:table-cell table:formula="of:=[.G177]-[.F177]" office:value-type="float" office:value="-2.19943911599018" calcext:value-type="float">
            <text:p>-2.19943911599018</text:p>
          </table:table-cell>
        </table:table-row>
        <table:table-row table:style-name="ro1" table:visibility="filter">
          <table:table-cell office:value-type="string" calcext:value-type="string">
            <text:p>Sean Couturier</text:p>
          </table:table-cell>
          <table:table-cell office:value-type="float" office:value="2.26027397260274" calcext:value-type="float">
            <text:p>2.26027397260274</text:p>
          </table:table-cell>
          <table:table-cell office:value-type="float" office:value="2.1872399445215" calcext:value-type="float">
            <text:p>2.1872399445215</text:p>
          </table:table-cell>
          <table:table-cell office:value-type="float" office:value="2.31034482758621" calcext:value-type="float">
            <text:p>2.31034482758621</text:p>
          </table:table-cell>
          <table:table-cell office:value-type="float" office:value="2.09558823529412" calcext:value-type="float">
            <text:p>2.09558823529412</text:p>
          </table:table-cell>
          <table:table-cell table:formula="of:=AVERAGE([.B178];[.C178];[.D178];[.E178])" office:value-type="float" office:value="2.21336174500114" calcext:value-type="float">
            <text:p>2.21336174500114</text:p>
          </table:table-cell>
          <table:table-cell/>
          <table:table-cell table:formula="of:=[.G178]-[.F178]" office:value-type="float" office:value="-2.21336174500114" calcext:value-type="float">
            <text:p>-2.21336174500114</text:p>
          </table:table-cell>
        </table:table-row>
        <table:table-row table:style-name="ro1" table:visibility="filter">
          <table:table-cell office:value-type="string" calcext:value-type="string">
            <text:p>Kyle Okposo</text:p>
          </table:table-cell>
          <table:table-cell office:value-type="float" office:value="2.23799582463466" calcext:value-type="float">
            <text:p>2.23799582463466</text:p>
          </table:table-cell>
          <table:table-cell office:value-type="float" office:value="2.30650154798762" calcext:value-type="float">
            <text:p>2.30650154798762</text:p>
          </table:table-cell>
          <table:table-cell office:value-type="float" office:value="2.21428571428571" calcext:value-type="float">
            <text:p>2.21428571428571</text:p>
          </table:table-cell>
          <table:table-cell office:value-type="float" office:value="2.13259668508287" calcext:value-type="float">
            <text:p>2.13259668508287</text:p>
          </table:table-cell>
          <table:table-cell table:formula="of:=AVERAGE([.B179];[.C179];[.D179];[.E179])" office:value-type="float" office:value="2.22284494299772" calcext:value-type="float">
            <text:p>2.22284494299772</text:p>
          </table:table-cell>
          <table:table-cell/>
          <table:table-cell table:formula="of:=[.G179]-[.F179]" office:value-type="float" office:value="-2.22284494299772" calcext:value-type="float">
            <text:p>-2.22284494299772</text:p>
          </table:table-cell>
        </table:table-row>
        <table:table-row table:style-name="ro1" table:visibility="filter">
          <table:table-cell office:value-type="string" calcext:value-type="string">
            <text:p>Ivan Provorov</text:p>
          </table:table-cell>
          <table:table-cell office:value-type="float" office:value="2.05222437137331" calcext:value-type="float">
            <text:p>2.05222437137331</text:p>
          </table:table-cell>
          <table:table-cell office:value-type="float" office:value="2.30434782608696" calcext:value-type="float">
            <text:p>2.30434782608696</text:p>
          </table:table-cell>
          <table:table-cell office:value-type="float" office:value="2.25291828793774" calcext:value-type="float">
            <text:p>2.25291828793774</text:p>
          </table:table-cell>
          <table:table-cell office:value-type="float" office:value="2.29545454545455" calcext:value-type="float">
            <text:p>2.29545454545455</text:p>
          </table:table-cell>
          <table:table-cell table:formula="of:=AVERAGE([.B180];[.C180];[.D180];[.E180])" office:value-type="float" office:value="2.22623625771314" calcext:value-type="float">
            <text:p>2.22623625771314</text:p>
          </table:table-cell>
          <table:table-cell/>
          <table:table-cell table:formula="of:=[.G180]-[.F180]" office:value-type="float" office:value="-2.22623625771314" calcext:value-type="float">
            <text:p>-2.22623625771314</text:p>
          </table:table-cell>
        </table:table-row>
        <table:table-row table:style-name="ro1" table:visibility="filter">
          <table:table-cell office:value-type="string" calcext:value-type="string">
            <text:p>Ryan O'Reilly</text:p>
          </table:table-cell>
          <table:table-cell office:value-type="float" office:value="2.34156378600823" calcext:value-type="float">
            <text:p>2.34156378600823</text:p>
          </table:table-cell>
          <table:table-cell office:value-type="float" office:value="2.23529411764706" calcext:value-type="float">
            <text:p>2.23529411764706</text:p>
          </table:table-cell>
          <table:table-cell office:value-type="float" office:value="2.19047619047619" calcext:value-type="float">
            <text:p>2.19047619047619</text:p>
          </table:table-cell>
          <table:table-cell office:value-type="float" office:value="2.39306358381503" calcext:value-type="float">
            <text:p>2.39306358381503</text:p>
          </table:table-cell>
          <table:table-cell table:formula="of:=AVERAGE([.B181];[.C181];[.D181];[.E181])" office:value-type="float" office:value="2.29009941948663" calcext:value-type="float">
            <text:p>2.29009941948663</text:p>
          </table:table-cell>
          <table:table-cell/>
          <table:table-cell table:formula="of:=[.G181]-[.F181]" office:value-type="float" office:value="-2.29009941948663" calcext:value-type="float">
            <text:p>-2.29009941948663</text:p>
          </table:table-cell>
        </table:table-row>
        <table:table-row table:style-name="ro1" table:visibility="filter">
          <table:table-cell office:value-type="string" calcext:value-type="string">
            <text:p>Travis Konecny</text:p>
          </table:table-cell>
          <table:table-cell office:value-type="float" office:value="2.3347280334728" calcext:value-type="float">
            <text:p>2.3347280334728</text:p>
          </table:table-cell>
          <table:table-cell office:value-type="float" office:value="2.33333333333333" calcext:value-type="float">
            <text:p>2.33333333333333</text:p>
          </table:table-cell>
          <table:table-cell office:value-type="float" office:value="2.28571428571429" calcext:value-type="float">
            <text:p>2.28571428571429</text:p>
          </table:table-cell>
          <table:table-cell office:value-type="float" office:value="2.2875" calcext:value-type="float">
            <text:p>2.2875</text:p>
          </table:table-cell>
          <table:table-cell table:formula="of:=AVERAGE([.B182];[.C182];[.D182];[.E182])" office:value-type="float" office:value="2.31031891313011" calcext:value-type="float">
            <text:p>2.31031891313011</text:p>
          </table:table-cell>
          <table:table-cell/>
          <table:table-cell table:formula="of:=[.G182]-[.F182]" office:value-type="float" office:value="-2.31031891313011" calcext:value-type="float">
            <text:p>-2.31031891313011</text:p>
          </table:table-cell>
        </table:table-row>
        <table:table-row table:style-name="ro1" table:visibility="filter">
          <table:table-cell office:value-type="string" calcext:value-type="string">
            <text:p>Anthony Mantha</text:p>
          </table:table-cell>
          <table:table-cell office:value-type="float" office:value="2.42753623188406" calcext:value-type="float">
            <text:p>2.42753623188406</text:p>
          </table:table-cell>
          <table:table-cell office:value-type="float" office:value="2" calcext:value-type="float">
            <text:p>2</text:p>
          </table:table-cell>
          <table:table-cell office:value-type="float" office:value="2.44444444444444" calcext:value-type="float">
            <text:p>2.44444444444444</text:p>
          </table:table-cell>
          <table:table-cell office:value-type="float" office:value="2.44278606965174" calcext:value-type="float">
            <text:p>2.44278606965174</text:p>
          </table:table-cell>
          <table:table-cell table:formula="of:=AVERAGE([.B183];[.C183];[.D183];[.E183])" office:value-type="float" office:value="2.32869168649506" calcext:value-type="float">
            <text:p>2.32869168649506</text:p>
          </table:table-cell>
          <table:table-cell/>
          <table:table-cell table:formula="of:=[.G183]-[.F183]" office:value-type="float" office:value="-2.32869168649506" calcext:value-type="float">
            <text:p>-2.32869168649506</text:p>
          </table:table-cell>
        </table:table-row>
        <table:table-row table:style-name="ro1" table:visibility="filter">
          <table:table-cell office:value-type="string" calcext:value-type="string">
            <text:p>Tyson Foerster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'NULL'</text:p>
          </table:table-cell>
          <table:table-cell/>
          <table:table-cell table:formula="of:=AVERAGE([.B184];[.C184];[.D184];[.E184])" office:value-type="float" office:value="2.33333333333333" calcext:value-type="float">
            <text:p>2.33333333333333</text:p>
          </table:table-cell>
          <table:table-cell/>
          <table:table-cell table:formula="of:=[.G184]-[.F184]" office:value-type="float" office:value="-2.33333333333333" calcext:value-type="float">
            <text:p>-2.33333333333333</text:p>
          </table:table-cell>
        </table:table-row>
        <table:table-row table:style-name="ro1" table:visibility="filter">
          <table:table-cell office:value-type="string" calcext:value-type="string">
            <text:p>Brandon Saad</text:p>
          </table:table-cell>
          <table:table-cell office:value-type="float" office:value="2.43478260869565" calcext:value-type="float">
            <text:p>2.43478260869565</text:p>
          </table:table-cell>
          <table:table-cell office:value-type="float" office:value="2.25" calcext:value-type="float">
            <text:p>2.25</text:p>
          </table:table-cell>
          <table:table-cell office:value-type="float" office:value="2.35770234986945" calcext:value-type="float">
            <text:p>2.35770234986945</text:p>
          </table:table-cell>
          <table:table-cell office:value-type="float" office:value="2.4" calcext:value-type="float">
            <text:p>2.4</text:p>
          </table:table-cell>
          <table:table-cell table:formula="of:=AVERAGE([.B185];[.C185];[.D185];[.E185])" office:value-type="float" office:value="2.36062123964128" calcext:value-type="float">
            <text:p>2.36062123964128</text:p>
          </table:table-cell>
          <table:table-cell/>
          <table:table-cell table:formula="of:=[.G185]-[.F185]" office:value-type="float" office:value="-2.36062123964128" calcext:value-type="float">
            <text:p>-2.36062123964128</text:p>
          </table:table-cell>
        </table:table-row>
        <table:table-row table:style-name="ro1" table:visibility="filter">
          <table:table-cell office:value-type="string" calcext:value-type="string">
            <text:p>Shayne Gostisbehere</text:p>
          </table:table-cell>
          <table:table-cell office:value-type="float" office:value="2.29389312977099" calcext:value-type="float">
            <text:p>2.29389312977099</text:p>
          </table:table-cell>
          <table:table-cell office:value-type="float" office:value="2.27969348659004" calcext:value-type="float">
            <text:p>2.27969348659004</text:p>
          </table:table-cell>
          <table:table-cell office:value-type="float" office:value="2.47368421052632" calcext:value-type="float">
            <text:p>2.47368421052632</text:p>
          </table:table-cell>
          <table:table-cell office:value-type="float" office:value="2.52688172043011" calcext:value-type="float">
            <text:p>2.52688172043011</text:p>
          </table:table-cell>
          <table:table-cell table:formula="of:=AVERAGE([.B186];[.C186];[.D186];[.E186])" office:value-type="float" office:value="2.39353813682936" calcext:value-type="float">
            <text:p>2.39353813682936</text:p>
          </table:table-cell>
          <table:table-cell/>
          <table:table-cell table:formula="of:=[.G186]-[.F186]" office:value-type="float" office:value="-2.39353813682936" calcext:value-type="float">
            <text:p>-2.39353813682936</text:p>
          </table:table-cell>
        </table:table-row>
        <table:table-row table:style-name="ro1" table:visibility="filter">
          <table:table-cell office:value-type="string" calcext:value-type="string">
            <text:p>Craig Smith</text:p>
          </table:table-cell>
          <table:table-cell office:value-type="float" office:value="2.475" calcext:value-type="float">
            <text:p>2.475</text:p>
          </table:table-cell>
          <table:table-cell office:value-type="float" office:value="2.52272727272727" calcext:value-type="float">
            <text:p>2.52272727272727</text:p>
          </table:table-cell>
          <table:table-cell office:value-type="float" office:value="2.48571428571429" calcext:value-type="float">
            <text:p>2.48571428571429</text:p>
          </table:table-cell>
          <table:table-cell office:value-type="float" office:value="2.41148325358852" calcext:value-type="float">
            <text:p>2.41148325358852</text:p>
          </table:table-cell>
          <table:table-cell table:formula="of:=AVERAGE([.B187];[.C187];[.D187];[.E187])" office:value-type="float" office:value="2.47373120300752" calcext:value-type="float">
            <text:p>2.47373120300752</text:p>
          </table:table-cell>
          <table:table-cell/>
          <table:table-cell table:formula="of:=[.G187]-[.F187]" office:value-type="float" office:value="-2.47373120300752" calcext:value-type="float">
            <text:p>-2.47373120300752</text:p>
          </table:table-cell>
        </table:table-row>
        <table:table-row table:style-name="ro1" table:visibility="filter">
          <table:table-cell office:value-type="string" calcext:value-type="string">
            <text:p>Zach Werenski</text:p>
          </table:table-cell>
          <table:table-cell office:value-type="float" office:value="2.61057692307692" calcext:value-type="float">
            <text:p>2.61057692307692</text:p>
          </table:table-cell>
          <table:table-cell office:value-type="float" office:value="2.5" calcext:value-type="float">
            <text:p>2.5</text:p>
          </table:table-cell>
          <table:table-cell office:value-type="float" office:value="2.54634146341463" calcext:value-type="float">
            <text:p>2.54634146341463</text:p>
          </table:table-cell>
          <table:table-cell office:value-type="float" office:value="2.32051282051282" calcext:value-type="float">
            <text:p>2.32051282051282</text:p>
          </table:table-cell>
          <table:table-cell table:formula="of:=AVERAGE([.B188];[.C188];[.D188];[.E188])" office:value-type="float" office:value="2.49435780175109" calcext:value-type="float">
            <text:p>2.49435780175109</text:p>
          </table:table-cell>
          <table:table-cell/>
          <table:table-cell table:formula="of:=[.G188]-[.F188]" office:value-type="float" office:value="-2.49435780175109" calcext:value-type="float">
            <text:p>-2.49435780175109</text:p>
          </table:table-cell>
        </table:table-row>
        <table:table-row table:style-name="ro1" table:visibility="filter">
          <table:table-cell office:value-type="string" calcext:value-type="string">
            <text:p>Jakob Silfverberg</text:p>
          </table:table-cell>
          <table:table-cell office:value-type="float" office:value="2.5679347826087" calcext:value-type="float">
            <text:p>2.5679347826087</text:p>
          </table:table-cell>
          <table:table-cell office:value-type="float" office:value="2.36413793103448" calcext:value-type="float">
            <text:p>2.36413793103448</text:p>
          </table:table-cell>
          <table:table-cell office:value-type="float" office:value="2.5" calcext:value-type="float">
            <text:p>2.5</text:p>
          </table:table-cell>
          <table:table-cell office:value-type="float" office:value="2.57352941176471" calcext:value-type="float">
            <text:p>2.57352941176471</text:p>
          </table:table-cell>
          <table:table-cell table:formula="of:=AVERAGE([.B189];[.C189];[.D189];[.E189])" office:value-type="float" office:value="2.50140053135197" calcext:value-type="float">
            <text:p>2.50140053135197</text:p>
          </table:table-cell>
          <table:table-cell/>
          <table:table-cell table:formula="of:=[.G189]-[.F189]" office:value-type="float" office:value="-2.50140053135197" calcext:value-type="float">
            <text:p>-2.50140053135197</text:p>
          </table:table-cell>
        </table:table-row>
        <table:table-row table:style-name="ro1" table:visibility="filter">
          <table:table-cell office:value-type="string" calcext:value-type="string">
            <text:p>Ondrej Kase</text:p>
          </table:table-cell>
          <table:table-cell office:value-type="float" office:value="1.7" calcext:value-type="float">
            <text:p>1.7</text:p>
          </table:table-cell>
          <table:table-cell office:value-type="float" office:value="2.26356589147287" calcext:value-type="float">
            <text:p>2.26356589147287</text:p>
          </table:table-cell>
          <table:table-cell office:value-type="float" office:value="2.22480620155039" calcext:value-type="float">
            <text:p>2.22480620155039</text:p>
          </table:table-cell>
          <table:table-cell office:value-type="float" office:value="4" calcext:value-type="float">
            <text:p>4</text:p>
          </table:table-cell>
          <table:table-cell table:formula="of:=AVERAGE([.B190];[.C190];[.D190];[.E190])" office:value-type="float" office:value="2.54709302325581" calcext:value-type="float">
            <text:p>2.54709302325581</text:p>
          </table:table-cell>
          <table:table-cell/>
          <table:table-cell table:formula="of:=[.G190]-[.F190]" office:value-type="float" office:value="-2.54709302325581" calcext:value-type="float">
            <text:p>-2.54709302325581</text:p>
          </table:table-cell>
        </table:table-row>
        <table:table-row table:style-name="ro1" table:visibility="filter">
          <table:table-cell office:value-type="string" calcext:value-type="string">
            <text:p>Torey Krug</text:p>
          </table:table-cell>
          <table:table-cell office:value-type="float" office:value="2.42503639010189" calcext:value-type="float">
            <text:p>2.42503639010189</text:p>
          </table:table-cell>
          <table:table-cell office:value-type="float" office:value="3.19047619047619" calcext:value-type="float">
            <text:p>3.19047619047619</text:p>
          </table:table-cell>
          <table:table-cell office:value-type="float" office:value="2.41228070175439" calcext:value-type="float">
            <text:p>2.41228070175439</text:p>
          </table:table-cell>
          <table:table-cell office:value-type="float" office:value="2.60869565217391" calcext:value-type="float">
            <text:p>2.60869565217391</text:p>
          </table:table-cell>
          <table:table-cell table:formula="of:=AVERAGE([.B191];[.C191];[.D191];[.E191])" office:value-type="float" office:value="2.6591222336266" calcext:value-type="float">
            <text:p>2.6591222336266</text:p>
          </table:table-cell>
          <table:table-cell/>
          <table:table-cell table:formula="of:=[.G191]-[.F191]" office:value-type="float" office:value="-2.6591222336266" calcext:value-type="float">
            <text:p>-2.6591222336266</text:p>
          </table:table-cell>
        </table:table-row>
        <table:table-row table:style-name="ro1" table:visibility="filter">
          <table:table-cell office:value-type="string" calcext:value-type="string">
            <text:p>James van Riemsdyk</text:p>
          </table:table-cell>
          <table:table-cell office:value-type="float" office:value="2.67243243243243" calcext:value-type="float">
            <text:p>2.67243243243243</text:p>
          </table:table-cell>
          <table:table-cell office:value-type="float" office:value="2.97916666666667" calcext:value-type="float">
            <text:p>2.97916666666667</text:p>
          </table:table-cell>
          <table:table-cell office:value-type="float" office:value="2.66242038216561" calcext:value-type="float">
            <text:p>2.66242038216561</text:p>
          </table:table-cell>
          <table:table-cell office:value-type="float" office:value="2.78048780487805" calcext:value-type="float">
            <text:p>2.78048780487805</text:p>
          </table:table-cell>
          <table:table-cell table:formula="of:=AVERAGE([.B192];[.C192];[.D192];[.E192])" office:value-type="float" office:value="2.77362682153569" calcext:value-type="float">
            <text:p>2.77362682153569</text:p>
          </table:table-cell>
          <table:table-cell/>
          <table:table-cell table:formula="of:=[.G192]-[.F192]" office:value-type="float" office:value="-2.77362682153569" calcext:value-type="float">
            <text:p>-2.77362682153569</text:p>
          </table:table-cell>
        </table:table-row>
        <table:table-row table:style-name="ro1" table:visibility="filter">
          <table:table-cell office:value-type="string" calcext:value-type="string">
            <text:p>Andrei Svechnikov</text:p>
          </table:table-cell>
          <table:table-cell office:value-type="float" office:value="2.80403458213257" calcext:value-type="float">
            <text:p>2.80403458213257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2.70285714285714" calcext:value-type="float">
            <text:p>2.70285714285714</text:p>
          </table:table-cell>
          <table:table-cell office:value-type="float" office:value="2.57142857142857" calcext:value-type="float">
            <text:p>2.57142857142857</text:p>
          </table:table-cell>
          <table:table-cell table:formula="of:=AVERAGE([.B193];[.C193];[.D193];[.E193])" office:value-type="float" office:value="2.8529134074379" calcext:value-type="float">
            <text:p>2.8529134074379</text:p>
          </table:table-cell>
          <table:table-cell/>
          <table:table-cell table:formula="of:=[.G193]-[.F193]" office:value-type="float" office:value="-2.8529134074379" calcext:value-type="float">
            <text:p>-2.8529134074379</text:p>
          </table:table-cell>
        </table:table-row>
        <table:table-row table:style-name="ro1" table:visibility="filter">
          <table:table-cell office:value-type="string" calcext:value-type="string">
            <text:p>Cam Atkinson</text:p>
          </table:table-cell>
          <table:table-cell office:value-type="float" office:value="3.1376404494382" calcext:value-type="float">
            <text:p>3.1376404494382</text:p>
          </table:table-cell>
          <table:table-cell office:value-type="float" office:value="2.99714285714286" calcext:value-type="float">
            <text:p>2.99714285714286</text:p>
          </table:table-cell>
          <table:table-cell office:value-type="float" office:value="3.55" calcext:value-type="float">
            <text:p>3.55</text:p>
          </table:table-cell>
          <table:table-cell office:value-type="float" office:value="2.81208053691275" calcext:value-type="float">
            <text:p>2.81208053691275</text:p>
          </table:table-cell>
          <table:table-cell table:formula="of:=AVERAGE([.B194];[.C194];[.D194];[.E194])" office:value-type="float" office:value="3.12421596087345" calcext:value-type="float">
            <text:p>3.12421596087345</text:p>
          </table:table-cell>
          <table:table-cell/>
          <table:table-cell table:formula="of:=[.G194]-[.F194]" office:value-type="float" office:value="-3.12421596087345" calcext:value-type="float">
            <text:p>-3.12421596087345</text:p>
          </table:table-cell>
        </table:table-row>
        <table:table-row table:style-name="ro1" table:visibility="filter">
          <table:table-cell office:value-type="string" calcext:value-type="string">
            <text:p>Max Pacioretty</text:p>
          </table:table-cell>
          <table:table-cell office:value-type="float" office:value="3.54761904761905" calcext:value-type="float">
            <text:p>3.54761904761905</text:p>
          </table:table-cell>
          <table:table-cell office:value-type="float" office:value="3.21296296296296" calcext:value-type="float">
            <text:p>3.21296296296296</text:p>
          </table:table-cell>
          <table:table-cell office:value-type="float" office:value="3.3719298245614" calcext:value-type="float">
            <text:p>3.3719298245614</text:p>
          </table:table-cell>
          <table:table-cell office:value-type="float" office:value="3.59259259259259" calcext:value-type="float">
            <text:p>3.59259259259259</text:p>
          </table:table-cell>
          <table:table-cell table:formula="of:=AVERAGE([.B195];[.C195];[.D195];[.E195])" office:value-type="float" office:value="3.431276106934" calcext:value-type="float">
            <text:p>3.431276106934</text:p>
          </table:table-cell>
          <table:table-cell/>
          <table:table-cell table:formula="of:=[.G195]-[.F195]" office:value-type="float" office:value="-3.431276106934" calcext:value-type="float">
            <text:p>-3.431276106934</text:p>
          </table:table-cell>
        </table:table-row>
        <table:table-row table:style-name="ro1" table:visibility="filter">
          <table:table-cell office:value-type="string" calcext:value-type="string">
            <text:p>Pyotr Kochetkov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float" office:value="22.8333333333333" calcext:value-type="float">
            <text:p>22.8333333333333</text:p>
          </table:table-cell>
          <table:table-cell office:value-type="float" office:value="22.9333333333333" calcext:value-type="float">
            <text:p>22.9333333333333</text:p>
          </table:table-cell>
          <table:table-cell table:formula="of:=AVERAGE([.B196];[.C196];[.D196];[.E196])" office:value-type="float" office:value="16.3166666666667" calcext:value-type="float">
            <text:p>16.3166666666667</text:p>
          </table:table-cell>
          <table:table-cell/>
          <table:table-cell table:formula="of:=[.G196]-[.F196]" office:value-type="float" office:value="-16.3166666666667" calcext:value-type="float">
            <text:p>-16.3166666666667</text:p>
          </table:table-cell>
        </table:table-row>
        <table:table-row table:style-name="ro1" table:visibility="filter">
          <table:table-cell office:value-type="string" calcext:value-type="string">
            <text:p>Ukko-Pekka Luukkonen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32.3" calcext:value-type="float">
            <text:p>32.3</text:p>
          </table:table-cell>
          <table:table-cell office:value-type="float" office:value="29.4761904761905" calcext:value-type="float">
            <text:p>29.4761904761905</text:p>
          </table:table-cell>
          <table:table-cell table:formula="of:=AVERAGE([.B197];[.C197];[.D197];[.E197])" office:value-type="float" office:value="23.5690476190476" calcext:value-type="float">
            <text:p>23.5690476190476</text:p>
          </table:table-cell>
          <table:table-cell/>
          <table:table-cell table:formula="of:=[.G197]-[.F197]" office:value-type="float" office:value="-23.5690476190476" calcext:value-type="float">
            <text:p>-23.5690476190476</text:p>
          </table:table-cell>
        </table:table-row>
        <table:table-row table:style-name="ro1" table:visibility="filter">
          <table:table-cell office:value-type="string" calcext:value-type="string">
            <text:p>Anthony Stolarz</text:p>
          </table:table-cell>
          <table:table-cell office:value-type="float" office:value="24.7" calcext:value-type="float">
            <text:p>24.7</text:p>
          </table:table-cell>
          <table:table-cell office:value-type="float" office:value="25.3456790123457" calcext:value-type="float">
            <text:p>25.3456790123457</text:p>
          </table:table-cell>
          <table:table-cell office:value-type="float" office:value="19" calcext:value-type="float">
            <text:p>19</text:p>
          </table:table-cell>
          <table:table-cell office:value-type="float" office:value="25.28125" calcext:value-type="float">
            <text:p>25.28125</text:p>
          </table:table-cell>
          <table:table-cell table:formula="of:=AVERAGE([.B198];[.C198];[.D198];[.E198])" office:value-type="float" office:value="23.5817322530864" calcext:value-type="float">
            <text:p>23.5817322530864</text:p>
          </table:table-cell>
          <table:table-cell/>
          <table:table-cell table:formula="of:=[.G198]-[.F198]" office:value-type="float" office:value="-23.5817322530864" calcext:value-type="float">
            <text:p>-23.5817322530864</text:p>
          </table:table-cell>
        </table:table-row>
        <table:table-row table:style-name="ro1" table:visibility="filter">
          <table:table-cell office:value-type="string" calcext:value-type="string">
            <text:p>Nicklas Backstrom</text:p>
          </table:table-cell>
          <table:table-cell office:value-type="float" office:value="24.6923076923077" calcext:value-type="float">
            <text:p>24.6923076923077</text:p>
          </table:table-cell>
          <table:table-cell office:value-type="float" office:value="25.2227602905569" calcext:value-type="float">
            <text:p>25.2227602905569</text:p>
          </table:table-cell>
          <table:table-cell office:value-type="float" office:value="23.8333333333333" calcext:value-type="float">
            <text:p>23.8333333333333</text:p>
          </table:table-cell>
          <table:table-cell office:value-type="float" office:value="23.0588235294118" calcext:value-type="float">
            <text:p>23.0588235294118</text:p>
          </table:table-cell>
          <table:table-cell table:formula="of:=AVERAGE([.B199];[.C199];[.D199];[.E199])" office:value-type="float" office:value="24.2018062114024" calcext:value-type="float">
            <text:p>24.2018062114024</text:p>
          </table:table-cell>
          <table:table-cell/>
          <table:table-cell table:formula="of:=[.G199]-[.F199]" office:value-type="float" office:value="-24.2018062114024" calcext:value-type="float">
            <text:p>-24.2018062114024</text:p>
          </table:table-cell>
        </table:table-row>
        <table:table-row table:style-name="ro1" table:visibility="filter">
          <table:table-cell office:value-type="string" calcext:value-type="string">
            <text:p>Frederik Andersen</text:p>
          </table:table-cell>
          <table:table-cell office:value-type="float" office:value="24.9868421052632" calcext:value-type="float">
            <text:p>24.9868421052632</text:p>
          </table:table-cell>
          <table:table-cell office:value-type="float" office:value="26.8829787234043" calcext:value-type="float">
            <text:p>26.8829787234043</text:p>
          </table:table-cell>
          <table:table-cell office:value-type="float" office:value="26.858407079646" calcext:value-type="float">
            <text:p>26.858407079646</text:p>
          </table:table-cell>
          <table:table-cell office:value-type="float" office:value="20.4444444444444" calcext:value-type="float">
            <text:p>20.4444444444444</text:p>
          </table:table-cell>
          <table:table-cell table:formula="of:=AVERAGE([.B200];[.C200];[.D200];[.E200])" office:value-type="float" office:value="24.7931680881895" calcext:value-type="float">
            <text:p>24.7931680881895</text:p>
          </table:table-cell>
          <table:table-cell/>
          <table:table-cell table:formula="of:=[.G200]-[.F200]" office:value-type="float" office:value="-24.7931680881895" calcext:value-type="float">
            <text:p>-24.7931680881895</text:p>
          </table:table-cell>
        </table:table-row>
        <table:table-row table:style-name="ro1" table:visibility="filter">
          <table:table-cell office:value-type="string" calcext:value-type="string">
            <text:p>Charlie Lindgren</text:p>
          </table:table-cell>
          <table:table-cell office:value-type="float" office:value="25.8214285714286" calcext:value-type="float">
            <text:p>25.8214285714286</text:p>
          </table:table-cell>
          <table:table-cell office:value-type="float" office:value="20" calcext:value-type="float">
            <text:p>20</text:p>
          </table:table-cell>
          <table:table-cell office:value-type="float" office:value="28.8571428571429" calcext:value-type="float">
            <text:p>28.8571428571429</text:p>
          </table:table-cell>
          <table:table-cell office:value-type="float" office:value="25.4814814814815" calcext:value-type="float">
            <text:p>25.4814814814815</text:p>
          </table:table-cell>
          <table:table-cell table:formula="of:=AVERAGE([.B201];[.C201];[.D201];[.E201])" office:value-type="float" office:value="25.0400132275132" calcext:value-type="float">
            <text:p>25.0400132275132</text:p>
          </table:table-cell>
          <table:table-cell/>
          <table:table-cell table:formula="of:=[.G201]-[.F201]" office:value-type="float" office:value="-25.0400132275132" calcext:value-type="float">
            <text:p>-25.0400132275132</text:p>
          </table:table-cell>
        </table:table-row>
        <table:table-row table:style-name="ro1" table:visibility="filter">
          <table:table-cell office:value-type="string" calcext:value-type="string">
            <text:p>Thomas Greiss</text:p>
          </table:table-cell>
          <table:table-cell office:value-type="float" office:value="25.2602739726027" calcext:value-type="float">
            <text:p>25.2602739726027</text:p>
          </table:table-cell>
          <table:table-cell office:value-type="float" office:value="26.1822660098522" calcext:value-type="float">
            <text:p>26.1822660098522</text:p>
          </table:table-cell>
          <table:table-cell office:value-type="float" office:value="28.3333333333333" calcext:value-type="float">
            <text:p>28.3333333333333</text:p>
          </table:table-cell>
          <table:table-cell office:value-type="float" office:value="22.2463768115942" calcext:value-type="float">
            <text:p>22.2463768115942</text:p>
          </table:table-cell>
          <table:table-cell table:formula="of:=AVERAGE([.B202];[.C202];[.D202];[.E202])" office:value-type="float" office:value="25.5055625318456" calcext:value-type="float">
            <text:p>25.5055625318456</text:p>
          </table:table-cell>
          <table:table-cell/>
          <table:table-cell table:formula="of:=[.G202]-[.F202]" office:value-type="float" office:value="-25.5055625318456" calcext:value-type="float">
            <text:p>-25.5055625318456</text:p>
          </table:table-cell>
        </table:table-row>
        <table:table-row table:style-name="ro1" table:visibility="filter">
          <table:table-cell office:value-type="string" calcext:value-type="string">
            <text:p>Antti Raanta</text:p>
          </table:table-cell>
          <table:table-cell office:value-type="float" office:value="24.7751004016064" calcext:value-type="float">
            <text:p>24.7751004016064</text:p>
          </table:table-cell>
          <table:table-cell office:value-type="float" office:value="24.08" calcext:value-type="float">
            <text:p>24.08</text:p>
          </table:table-cell>
          <table:table-cell office:value-type="float" office:value="26.75" calcext:value-type="float">
            <text:p>26.75</text:p>
          </table:table-cell>
          <table:table-cell office:value-type="float" office:value="27.2" calcext:value-type="float">
            <text:p>27.2</text:p>
          </table:table-cell>
          <table:table-cell table:formula="of:=AVERAGE([.B203];[.C203];[.D203];[.E203])" office:value-type="float" office:value="25.7012751004016" calcext:value-type="float">
            <text:p>25.7012751004016</text:p>
          </table:table-cell>
          <table:table-cell/>
          <table:table-cell table:formula="of:=[.G203]-[.F203]" office:value-type="float" office:value="-25.7012751004016" calcext:value-type="float">
            <text:p>-25.7012751004016</text:p>
          </table:table-cell>
        </table:table-row>
        <table:table-row table:style-name="ro1" table:visibility="filter">
          <table:table-cell office:value-type="string" calcext:value-type="string">
            <text:p>Jordan Binnington</text:p>
          </table:table-cell>
          <table:table-cell office:value-type="float" office:value="25.1333333333333" calcext:value-type="float">
            <text:p>25.1333333333333</text:p>
          </table:table-cell>
          <table:table-cell office:value-type="float" office:value="26.0093457943925" calcext:value-type="float">
            <text:p>26.0093457943925</text:p>
          </table:table-cell>
          <table:table-cell office:value-type="float" office:value="26.9263157894737" calcext:value-type="float">
            <text:p>26.9263157894737</text:p>
          </table:table-cell>
          <table:table-cell office:value-type="float" office:value="31" calcext:value-type="float">
            <text:p>31</text:p>
          </table:table-cell>
          <table:table-cell table:formula="of:=AVERAGE([.B204];[.C204];[.D204];[.E204])" office:value-type="float" office:value="27.2672487292999" calcext:value-type="float">
            <text:p>27.2672487292999</text:p>
          </table:table-cell>
          <table:table-cell/>
          <table:table-cell table:formula="of:=[.G204]-[.F204]" office:value-type="float" office:value="-27.2672487292999" calcext:value-type="float">
            <text:p>-27.2672487292999</text:p>
          </table:table-cell>
        </table:table-row>
        <table:table-row table:style-name="ro1" table:visibility="filter">
          <table:table-cell office:value-type="string" calcext:value-type="string">
            <text:p>Elvis Merzlikins</text:p>
          </table:table-cell>
          <table:table-cell office:value-type="float" office:value="27.7391304347826" calcext:value-type="float">
            <text:p>27.7391304347826</text:p>
          </table:table-cell>
          <table:table-cell office:value-type="float" office:value="27.5657894736842" calcext:value-type="float">
            <text:p>27.5657894736842</text:p>
          </table:table-cell>
          <table:table-cell office:value-type="float" office:value="27.5637583892617" calcext:value-type="float">
            <text:p>27.5637583892617</text:p>
          </table:table-cell>
          <table:table-cell office:value-type="float" office:value="30" calcext:value-type="float">
            <text:p>30</text:p>
          </table:table-cell>
          <table:table-cell table:formula="of:=AVERAGE([.B205];[.C205];[.D205];[.E205])" office:value-type="float" office:value="28.2171695744321" calcext:value-type="float">
            <text:p>28.2171695744321</text:p>
          </table:table-cell>
          <table:table-cell/>
          <table:table-cell table:formula="of:=[.G205]-[.F205]" office:value-type="float" office:value="-28.2171695744321" calcext:value-type="float">
            <text:p>-28.2171695744321</text:p>
          </table:table-cell>
        </table:table-row>
        <table:table-row table:style-name="ro1" table:visibility="filter">
          <table:table-cell office:value-type="string" calcext:value-type="string">
            <text:p>Felix Sandstrom</text:p>
          </table:table-cell>
          <table:table-cell office:value-type="float" office:value="24.2222222222222" calcext:value-type="float">
            <text:p>24.2222222222222</text:p>
          </table:table-cell>
          <table:table-cell office:value-type="float" office:value="26.7777777777778" calcext:value-type="float">
            <text:p>26.777777777777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formula="of:=AVERAGE([.B206];[.C206];[.D206];[.E206])" office:value-type="float" office:value="28.5" calcext:value-type="float">
            <text:p>28.5</text:p>
          </table:table-cell>
          <table:table-cell/>
          <table:table-cell table:formula="of:=[.G206]-[.F206]" office:value-type="float" office:value="-28.5" calcext:value-type="float">
            <text:p>-28.5</text:p>
          </table:table-cell>
        </table:table-row>
        <table:table-row table:style-name="ro1" table:visibility="filter">
          <table:table-cell office:value-type="string" calcext:value-type="string">
            <text:p>Eric Comrie</text:p>
          </table:table-cell>
          <table:table-cell office:value-type="float" office:value="27.9230769230769" calcext:value-type="float">
            <text:p>27.9230769230769</text:p>
          </table:table-cell>
          <table:table-cell office:value-type="float" office:value="26.5555555555556" calcext:value-type="float">
            <text:p>26.5555555555556</text:p>
          </table:table-cell>
          <table:table-cell office:value-type="float" office:value="35" calcext:value-type="float">
            <text:p>35</text:p>
          </table:table-cell>
          <table:table-cell office:value-type="float" office:value="31.5714285714286" calcext:value-type="float">
            <text:p>31.5714285714286</text:p>
          </table:table-cell>
          <table:table-cell table:formula="of:=AVERAGE([.B207];[.C207];[.D207];[.E207])" office:value-type="float" office:value="30.2625152625153" calcext:value-type="float">
            <text:p>30.2625152625153</text:p>
          </table:table-cell>
          <table:table-cell/>
          <table:table-cell table:formula="of:=[.G207]-[.F207]" office:value-type="float" office:value="-30.2625152625153" calcext:value-type="float">
            <text:p>-30.2625152625153</text:p>
          </table:table-cell>
        </table:table-row>
      </table:table>
      <table:named-expressions/>
      <table:database-ranges>
        <table:database-range table:name="__Anonymous_Sheet_DB__0" table:target-range-address="player_stats_03_16_2023.A1:player_stats_03_16_2023.H207" table:display-filter-buttons="true">
          <table:filter>
            <table:filter-and>
              <table:filter-condition table:value="2" table:operator="=" table:field-number="6">
                <table:filter-set-item table:value="2"/>
                <table:filter-set-item table:value="2.5"/>
                <table:filter-set-item table:value="25.5"/>
                <table:filter-set-item table:value="26.5"/>
                <table:filter-set-item table:value="27.5"/>
                <table:filter-set-item table:value="28.5"/>
                <table:filter-set-item table:value="3"/>
                <table:filter-set-item table:value="3.5"/>
                <table:filter-set-item table:value="4"/>
              </table:filter-condition>
            </table:filter-and>
          </table:filter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17T13:54:42.943000000</dc:date>
    <meta:editing-duration>PT3H17M55S</meta:editing-duration>
    <meta:editing-cycles>1</meta:editing-cycles>
    <meta:document-statistic meta:table-count="1" meta:cell-count="1477" meta:object-count="0"/>
    <meta:generator>LibreOffice/7.4.4.2$Windows_X86_64 LibreOffice_project/85569322deea74ec9134968a29af2df5663baa21</meta:generator>
  </office:meta>
</office:document-meta>
</file>